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EmojiOne Color" svg:font-family="'EmojiOne Color'" style:font-adornments="Normal"/>
    <style:font-face style:name="HG Mincho Light J" svg:font-family="'HG Mincho Light J'" style:font-pitch="variable"/>
    <style:font-face style:name="Linux Biolinum G" svg:font-family="'Linux Biolinum G'"/>
    <style:font-face style:name="Linux Biolinum G1" svg:font-family="'Linux Biolinum G'" style:font-pitch="variable"/>
    <style:font-face style:name="Linux Biolinum G2" svg:font-family="'Linux Biolinum G'" style:font-adornments="Negrita" style:font-pitch="variable"/>
    <style:font-face style:name="Linux Biolinum G3" svg:font-family="'Linux Biolinum G'" style:font-adornments="Negrita cursiva" style:font-pitch="variable"/>
    <style:font-face style:name="Linux Biolinum G4" svg:font-family="'Linux Biolinum G'" style:font-adornments="Normal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Negrita" style:font-pitch="variable"/>
    <style:font-face style:name="Linux Libertine G3" svg:font-family="'Linux Libertine G'" style:font-adornments="Negrita cursiva" style:font-pitch="variable"/>
    <style:font-face style:name="Linux Libertine G4" svg:font-family="'Linux Libertine G'" style:font-adornments="Normal"/>
    <style:font-face style:name="Linux Libertine G5" svg:font-family="'Linux Libertine G'" style:font-adornments="Normal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ingdings 3" svg:font-family="'Wingdings 3'" style:font-adornments="Normal"/>
  </office:font-face-decls>
  <office:automatic-styles>
    <style:style style:name="Tabla4" style:family="table">
      <style:table-properties style:width="9.999cm" table:align="left" style:may-break-between-rows="true" table:border-model="collapsing"/>
    </style:style>
    <style:style style:name="Tabla4.A" style:family="table-column">
      <style:table-column-properties style:column-width="2.499cm"/>
    </style:style>
    <style:style style:name="Tabla4.D" style:family="table-column">
      <style:table-column-properties style:column-width="2.501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" style:family="table">
      <style:table-properties style:width="16.999cm" table:align="left" fo:background-color="transparent">
        <style:background-image/>
      </style:table-properties>
    </style:style>
    <style:style style:name="Tabla2.A" style:family="table-column">
      <style:table-column-properties style:column-width="6.523cm"/>
    </style:style>
    <style:style style:name="Tabla2.B" style:family="table-column">
      <style:table-column-properties style:column-width="0.961cm"/>
    </style:style>
    <style:style style:name="Tabla2.C" style:family="table-column">
      <style:table-column-properties style:column-width="2.267cm"/>
    </style:style>
    <style:style style:name="Tabla2.D" style:family="table-column">
      <style:table-column-properties style:column-width="0.855cm"/>
    </style:style>
    <style:style style:name="Tabla2.E" style:family="table-column">
      <style:table-column-properties style:column-width="2.237cm"/>
    </style:style>
    <style:style style:name="Tabla2.F" style:family="table-column">
      <style:table-column-properties style:column-width="0.799cm"/>
    </style:style>
    <style:style style:name="Tabla2.G" style:family="table-column">
      <style:table-column-properties style:column-width="1.649cm"/>
    </style:style>
    <style:style style:name="Tabla2.H" style:family="table-column">
      <style:table-column-properties style:column-width="1.707cm"/>
    </style:style>
    <style:style style:name="Tabla2.1" style:family="table-row">
      <style:table-row-properties style:min-row-height="0.707cm" fo:background-color="transparent">
        <style:background-image/>
      </style:table-row-properties>
    </style:style>
    <style:style style:name="Tabla2.A1" style:family="table-cell">
      <style:table-cell-properties style:vertical-align="bottom" fo:background-color="#d3d3d3" fo:padding="0.049cm" fo:border="none">
        <style:background-image/>
      </style:table-cell-properties>
    </style:style>
    <style:style style:name="Tabla1" style:family="table">
      <style:table-properties style:width="16.999cm" table:align="left"/>
    </style:style>
    <style:style style:name="Tabla1.A" style:family="table-column">
      <style:table-column-properties style:column-width="6.523cm"/>
    </style:style>
    <style:style style:name="Tabla1.B" style:family="table-column">
      <style:table-column-properties style:column-width="0.961cm"/>
    </style:style>
    <style:style style:name="Tabla1.C" style:family="table-column">
      <style:table-column-properties style:column-width="2.267cm"/>
    </style:style>
    <style:style style:name="Tabla1.D" style:family="table-column">
      <style:table-column-properties style:column-width="0.855cm"/>
    </style:style>
    <style:style style:name="Tabla1.E" style:family="table-column">
      <style:table-column-properties style:column-width="2.237cm"/>
    </style:style>
    <style:style style:name="Tabla1.F" style:family="table-column">
      <style:table-column-properties style:column-width="0.799cm"/>
    </style:style>
    <style:style style:name="Tabla1.G" style:family="table-column">
      <style:table-column-properties style:column-width="1.649cm"/>
    </style:style>
    <style:style style:name="Tabla1.H" style:family="table-column">
      <style:table-column-properties style:column-width="1.707cm"/>
    </style:style>
    <style:style style:name="Tabla1.1" style:family="table-row">
      <style:table-row-properties style:min-row-height="0.707cm"/>
    </style:style>
    <style:style style:name="Tabla1.A1" style:family="table-cell">
      <style:table-cell-properties style:vertical-align="bottom" fo:background-color="#fcd4d1" fo:padding="0.049cm" fo:border="none">
        <style:background-image/>
      </style:table-cell-properties>
    </style:style>
    <style:style style:name="Tabla1.B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1.D1" style:family="table-cell" style:data-style-name="N3">
      <style:table-cell-properties style:vertical-align="bottom" fo:background-color="#e6e6ff" fo:padding="0.049cm" fo:border="none">
        <style:background-image/>
      </style:table-cell-properties>
    </style:style>
    <style:style style:name="Tabla1.H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5" style:family="table">
      <style:table-properties style:width="16.999cm" table:align="left" fo:background-color="transparent">
        <style:background-image/>
      </style:table-properties>
    </style:style>
    <style:style style:name="Tabla5.A" style:family="table-column">
      <style:table-column-properties style:column-width="4.807cm"/>
    </style:style>
    <style:style style:name="Tabla5.B" style:family="table-column">
      <style:table-column-properties style:column-width="0.596cm"/>
    </style:style>
    <style:style style:name="Tabla5.C" style:family="table-column">
      <style:table-column-properties style:column-width="2.094cm"/>
    </style:style>
    <style:style style:name="Tabla5.D" style:family="table-column">
      <style:table-column-properties style:column-width="0.706cm"/>
    </style:style>
    <style:style style:name="Tabla5.E" style:family="table-column">
      <style:table-column-properties style:column-width="1.39cm"/>
    </style:style>
    <style:style style:name="Tabla5.F" style:family="table-column">
      <style:table-column-properties style:column-width="0.506cm"/>
    </style:style>
    <style:style style:name="Tabla5.G" style:family="table-column">
      <style:table-column-properties style:column-width="1.102cm"/>
    </style:style>
    <style:style style:name="Tabla5.H" style:family="table-column">
      <style:table-column-properties style:column-width="0.905cm"/>
    </style:style>
    <style:style style:name="Tabla5.I" style:family="table-column">
      <style:table-column-properties style:column-width="0.485cm"/>
    </style:style>
    <style:style style:name="Tabla5.J" style:family="table-column">
      <style:table-column-properties style:column-width="4.408cm"/>
    </style:style>
    <style:style style:name="Tabla5.1" style:family="table-row">
      <style:table-row-properties style:min-row-height="0.707cm" fo:background-color="transparent">
        <style:background-image/>
      </style:table-row-properties>
    </style:style>
    <style:style style:name="Tabla5.A1" style:family="table-cell">
      <style:table-cell-properties style:vertical-align="bottom" fo:background-color="#d3d3d3" fo:padding="0.049cm" fo:border="none">
        <style:background-image/>
      </style:table-cell-properties>
    </style:style>
    <style:style style:name="Tabla3" style:family="table">
      <style:table-properties style:width="16.999cm" table:align="left"/>
    </style:style>
    <style:style style:name="Tabla3.A" style:family="table-column">
      <style:table-column-properties style:column-width="4.778cm"/>
    </style:style>
    <style:style style:name="Tabla3.B" style:family="table-column">
      <style:table-column-properties style:column-width="0.587cm"/>
    </style:style>
    <style:style style:name="Tabla3.C" style:family="table-column">
      <style:table-column-properties style:column-width="2.187cm"/>
    </style:style>
    <style:style style:name="Tabla3.D" style:family="table-column">
      <style:table-column-properties style:column-width="0.612cm"/>
    </style:style>
    <style:style style:name="Tabla3.E" style:family="table-column">
      <style:table-column-properties style:column-width="1.402cm"/>
    </style:style>
    <style:style style:name="Tabla3.F" style:family="table-column">
      <style:table-column-properties style:column-width="0.499cm"/>
    </style:style>
    <style:style style:name="Tabla3.G" style:family="table-column">
      <style:table-column-properties style:column-width="1.092cm"/>
    </style:style>
    <style:style style:name="Tabla3.H" style:family="table-column">
      <style:table-column-properties style:column-width="0.993cm"/>
    </style:style>
    <style:style style:name="Tabla3.I" style:family="table-column">
      <style:table-column-properties style:column-width="0.42cm"/>
    </style:style>
    <style:style style:name="Tabla3.J" style:family="table-column">
      <style:table-column-properties style:column-width="4.427cm"/>
    </style:style>
    <style:style style:name="Tabla3.1" style:family="table-row">
      <style:table-row-properties style:min-row-height="0.707cm"/>
    </style:style>
    <style:style style:name="Tabla3.A1" style:family="table-cell">
      <style:table-cell-properties style:vertical-align="bottom" fo:background-color="#fcd4d1" fo:padding="0.049cm" fo:border="none">
        <style:background-image/>
      </style:table-cell-properties>
    </style:style>
    <style:style style:name="Tabla3.B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3.D1" style:family="table-cell" style:data-style-name="N3">
      <style:table-cell-properties style:vertical-align="bottom" fo:background-color="#e6e6ff" fo:padding="0.049cm" fo:border="none">
        <style:background-image/>
      </style:table-cell-properties>
    </style:style>
    <style:style style:name="Tabla3.H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.J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6" style:family="table">
      <style:table-properties style:width="16.999cm" table:align="left"/>
    </style:style>
    <style:style style:name="Tabla6.A" style:family="table-column">
      <style:table-column-properties style:column-width="8.16cm"/>
    </style:style>
    <style:style style:name="Tabla6.B" style:family="table-column">
      <style:table-column-properties style:column-width="1.325cm"/>
    </style:style>
    <style:style style:name="Tabla6.C" style:family="table-column">
      <style:table-column-properties style:column-width="2.309cm"/>
    </style:style>
    <style:style style:name="Tabla6.D" style:family="table-column">
      <style:table-column-properties style:column-width="1.094cm"/>
    </style:style>
    <style:style style:name="Tabla6.E" style:family="table-column">
      <style:table-column-properties style:column-width="3.023cm"/>
    </style:style>
    <style:style style:name="Tabla6.F" style:family="table-column">
      <style:table-column-properties style:column-width="1.088cm"/>
    </style:style>
    <style:style style:name="Tabla6.1" style:family="table-row">
      <style:table-row-properties style:min-row-height="0.628cm"/>
    </style:style>
    <style:style style:name="Tabla6.A1" style:family="table-cell">
      <style:table-cell-properties style:vertical-align="bottom" fo:background-color="#bce4e5" fo:padding="0.049cm" fo:border="none">
        <style:background-image/>
      </style:table-cell-properties>
    </style:style>
    <style:style style:name="Tabla6.A2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6.C2" style:family="table-cell">
      <style:table-cell-properties style:vertical-align="bottom" fo:padding="0.049cm" fo:border="0.05pt solid #0000ff"/>
    </style:style>
    <style:style style:name="Tabla6.C3" style:family="table-cell">
      <style:table-cell-properties style:vertical-align="bottom" fo:padding="0.049cm" fo:border="0.05pt solid #0000ff"/>
    </style:style>
    <style:style style:name="Tabla30" style:family="table">
      <style:table-properties style:width="16.999cm" table:align="left"/>
    </style:style>
    <style:style style:name="Tabla30.A" style:family="table-column">
      <style:table-column-properties style:column-width="7.572cm"/>
    </style:style>
    <style:style style:name="Tabla30.B" style:family="table-column">
      <style:table-column-properties style:column-width="1.251cm"/>
    </style:style>
    <style:style style:name="Tabla30.C" style:family="table-column">
      <style:table-column-properties style:column-width="3.096cm"/>
    </style:style>
    <style:style style:name="Tabla30.D" style:family="table-column">
      <style:table-column-properties style:column-width="1.042cm"/>
    </style:style>
    <style:style style:name="Tabla30.E" style:family="table-column">
      <style:table-column-properties style:column-width="2.988cm"/>
    </style:style>
    <style:style style:name="Tabla30.F" style:family="table-column">
      <style:table-column-properties style:column-width="1.05cm"/>
    </style:style>
    <style:style style:name="Tabla30.1" style:family="table-row">
      <style:table-row-properties style:min-row-height="0.628cm"/>
    </style:style>
    <style:style style:name="Tabla30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30.C1" style:family="table-cell" style:data-style-name="N99">
      <style:table-cell-properties style:vertical-align="bottom" fo:background-color="#e0efd4" fo:padding="0.049cm" fo:border="none">
        <style:background-image/>
      </style:table-cell-properties>
    </style:style>
    <style:style style:name="Tabla30.D1" style:family="table-cell" style:data-style-name="N0">
      <style:table-cell-properties style:vertical-align="bottom" fo:background-color="#e0efd4" fo:padding="0.049cm" fo:border="none">
        <style:background-image/>
      </style:table-cell-properties>
    </style:style>
    <style:style style:name="Tabla30.A2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0.C2" style:family="table-cell" style:data-style-name="N0">
      <style:table-cell-properties style:vertical-align="bottom" fo:padding="0.049cm" fo:border="0.05pt solid #0000ff"/>
    </style:style>
    <style:style style:name="Tabla30.D2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0.A3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0.C3" style:family="table-cell" style:data-style-name="N0">
      <style:table-cell-properties style:vertical-align="bottom" fo:padding="0.049cm" fo:border="0.05pt solid #0000ff"/>
    </style:style>
    <style:style style:name="Tabla30.D3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0.A4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0.C4" style:family="table-cell">
      <style:table-cell-properties style:vertical-align="bottom" fo:padding="0.049cm" fo:border="0.05pt solid #0000ff"/>
    </style:style>
    <style:style style:name="Tabla30.D4" style:family="table-cell" style:data-style-name="N81">
      <style:table-cell-properties style:vertical-align="bottom" fo:background-color="#ffcc99" fo:padding="0.049cm" fo:border="0.05pt solid #ff3333">
        <style:background-image/>
      </style:table-cell-properties>
    </style:style>
    <style:style style:name="Tabla8" style:family="table">
      <style:table-properties style:width="16.999cm" table:align="left"/>
    </style:style>
    <style:style style:name="Tabla8.A" style:family="table-column">
      <style:table-column-properties style:column-width="8.149cm"/>
    </style:style>
    <style:style style:name="Tabla8.B" style:family="table-column">
      <style:table-column-properties style:column-width="1.321cm"/>
    </style:style>
    <style:style style:name="Tabla8.C" style:family="table-column">
      <style:table-column-properties style:column-width="2.297cm"/>
    </style:style>
    <style:style style:name="Tabla8.D" style:family="table-column">
      <style:table-column-properties style:column-width="1.08cm"/>
    </style:style>
    <style:style style:name="Tabla8.E" style:family="table-column">
      <style:table-column-properties style:column-width="3.066cm"/>
    </style:style>
    <style:style style:name="Tabla8.F" style:family="table-column">
      <style:table-column-properties style:column-width="1.087cm"/>
    </style:style>
    <style:style style:name="Tabla8.1" style:family="table-row">
      <style:table-row-properties style:min-row-height="0.628cm"/>
    </style:style>
    <style:style style:name="Tabla8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8.D1" style:family="table-cell">
      <style:table-cell-properties style:vertical-align="bottom" fo:padding="0.049cm" fo:border="0.05pt solid #0000ff"/>
    </style:style>
    <style:style style:name="Tabla8.C2" style:family="table-cell">
      <style:table-cell-properties style:vertical-align="bottom" fo:padding="0.049cm" fo:border="0.05pt solid #0000ff"/>
    </style:style>
    <style:style style:name="Tabla8.D2" style:family="table-cell" style:data-style-name="N81">
      <style:table-cell-properties style:vertical-align="bottom" fo:background-color="#ffcc99" fo:padding="0.049cm" fo:border="0.05pt solid #ff3333">
        <style:background-image/>
      </style:table-cell-properties>
    </style:style>
    <style:style style:name="Tabla8.C3" style:family="table-cell" style:data-style-name="N81">
      <style:table-cell-properties style:vertical-align="bottom" fo:padding="0.049cm" fo:border="0.05pt solid #0000ff"/>
    </style:style>
    <style:style style:name="Tabla8.C4" style:family="table-cell">
      <style:table-cell-properties style:vertical-align="bottom" fo:padding="0.049cm" fo:border="0.05pt solid #0000ff"/>
    </style:style>
    <style:style style:name="Tabla8.C5" style:family="table-cell" style:data-style-name="N81">
      <style:table-cell-properties style:vertical-align="bottom" fo:padding="0.049cm" fo:border="0.05pt solid #0000ff"/>
    </style:style>
    <style:style style:name="Tabla8.C6" style:family="table-cell">
      <style:table-cell-properties style:vertical-align="bottom" fo:padding="0.049cm" fo:border="0.05pt solid #0000ff"/>
    </style:style>
    <style:style style:name="Tabla11" style:family="table">
      <style:table-properties style:width="16.999cm" table:align="left"/>
    </style:style>
    <style:style style:name="Tabla11.A" style:family="table-column">
      <style:table-column-properties style:column-width="7.842cm"/>
    </style:style>
    <style:style style:name="Tabla11.B" style:family="table-column">
      <style:table-column-properties style:column-width="1.286cm"/>
    </style:style>
    <style:style style:name="Tabla11.C" style:family="table-column">
      <style:table-column-properties style:column-width="2.803cm"/>
    </style:style>
    <style:style style:name="Tabla11.D" style:family="table-column">
      <style:table-column-properties style:column-width="1.067cm"/>
    </style:style>
    <style:style style:name="Tabla11.E" style:family="table-column">
      <style:table-column-properties style:column-width="2.93cm"/>
    </style:style>
    <style:style style:name="Tabla11.F" style:family="table-column">
      <style:table-column-properties style:column-width="1.071cm"/>
    </style:style>
    <style:style style:name="Tabla11.1" style:family="table-row">
      <style:table-row-properties style:min-row-height="0.628cm"/>
    </style:style>
    <style:style style:name="Tabla11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1.C1" style:family="table-cell">
      <style:table-cell-properties style:vertical-align="bottom" fo:padding="0.049cm" fo:border="0.05pt solid #0000ff"/>
    </style:style>
    <style:style style:name="Tabla11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2" style:family="table">
      <style:table-properties style:width="16.999cm" table:align="left"/>
    </style:style>
    <style:style style:name="Tabla12.A" style:family="table-column">
      <style:table-column-properties style:column-width="8.133cm"/>
    </style:style>
    <style:style style:name="Tabla12.B" style:family="table-column">
      <style:table-column-properties style:column-width="1.314cm"/>
    </style:style>
    <style:style style:name="Tabla12.C" style:family="table-column">
      <style:table-column-properties style:column-width="2.335cm"/>
    </style:style>
    <style:style style:name="Tabla12.D" style:family="table-column">
      <style:table-column-properties style:column-width="1.09cm"/>
    </style:style>
    <style:style style:name="Tabla12.E" style:family="table-column">
      <style:table-column-properties style:column-width="3.03cm"/>
    </style:style>
    <style:style style:name="Tabla12.F" style:family="table-column">
      <style:table-column-properties style:column-width="1.095cm"/>
    </style:style>
    <style:style style:name="Tabla12.1" style:family="table-row">
      <style:table-row-properties style:min-row-height="0.628cm"/>
    </style:style>
    <style:style style:name="Tabla12.A1" style:family="table-cell">
      <style:table-cell-properties style:vertical-align="bottom" fo:background-color="#bce4e5" fo:padding="0.049cm" fo:border="none">
        <style:background-image/>
      </style:table-cell-properties>
    </style:style>
    <style:style style:name="Tabla12.C1" style:family="table-cell" style:data-style-name="N0">
      <style:table-cell-properties style:vertical-align="bottom" fo:background-color="#bce4e5" fo:padding="0.049cm" fo:border="none">
        <style:background-image/>
      </style:table-cell-properties>
    </style:style>
    <style:style style:name="Tabla9" style:family="table">
      <style:table-properties style:width="16.999cm" table:align="left"/>
    </style:style>
    <style:style style:name="Tabla9.A" style:family="table-column">
      <style:table-column-properties style:column-width="5.928cm"/>
    </style:style>
    <style:style style:name="Tabla9.B" style:family="table-column">
      <style:table-column-properties style:column-width="1.055cm"/>
    </style:style>
    <style:style style:name="Tabla9.C" style:family="table-column">
      <style:table-column-properties style:column-width="2.803cm"/>
    </style:style>
    <style:style style:name="Tabla9.D" style:family="table-column">
      <style:table-column-properties style:column-width="0.912cm"/>
    </style:style>
    <style:style style:name="Tabla9.E" style:family="table-column">
      <style:table-column-properties style:column-width="2.272cm"/>
    </style:style>
    <style:style style:name="Tabla9.G" style:family="table-column">
      <style:table-column-properties style:column-width="1.528cm"/>
    </style:style>
    <style:style style:name="Tabla9.H" style:family="table-column">
      <style:table-column-properties style:column-width="1.589cm"/>
    </style:style>
    <style:style style:name="Tabla9.1" style:family="table-row">
      <style:table-row-properties style:min-row-height="0.628cm"/>
    </style:style>
    <style:style style:name="Tabla9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9.C1" style:family="table-cell">
      <style:table-cell-properties style:vertical-align="bottom" fo:padding="0.049cm" fo:border="0.05pt solid #0000ff"/>
    </style:style>
    <style:style style:name="Tabla9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9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10" style:family="table">
      <style:table-properties style:width="16.999cm" table:align="left"/>
    </style:style>
    <style:style style:name="Tabla10.A" style:family="table-column">
      <style:table-column-properties style:column-width="7.842cm"/>
    </style:style>
    <style:style style:name="Tabla10.B" style:family="table-column">
      <style:table-column-properties style:column-width="1.286cm"/>
    </style:style>
    <style:style style:name="Tabla10.C" style:family="table-column">
      <style:table-column-properties style:column-width="2.803cm"/>
    </style:style>
    <style:style style:name="Tabla10.D" style:family="table-column">
      <style:table-column-properties style:column-width="1.067cm"/>
    </style:style>
    <style:style style:name="Tabla10.E" style:family="table-column">
      <style:table-column-properties style:column-width="2.93cm"/>
    </style:style>
    <style:style style:name="Tabla10.F" style:family="table-column">
      <style:table-column-properties style:column-width="1.071cm"/>
    </style:style>
    <style:style style:name="Tabla10.1" style:family="table-row">
      <style:table-row-properties style:min-row-height="0.628cm"/>
    </style:style>
    <style:style style:name="Tabla10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0.C1" style:family="table-cell">
      <style:table-cell-properties style:vertical-align="bottom" fo:padding="0.049cm" fo:border="0.05pt solid #0000ff"/>
    </style:style>
    <style:style style:name="Tabla10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3" style:family="table">
      <style:table-properties style:width="16.999cm" table:align="left"/>
    </style:style>
    <style:style style:name="Tabla13.A" style:family="table-column">
      <style:table-column-properties style:column-width="5.974cm"/>
    </style:style>
    <style:style style:name="Tabla13.B" style:family="table-column">
      <style:table-column-properties style:column-width="0.954cm"/>
    </style:style>
    <style:style style:name="Tabla13.C" style:family="table-column">
      <style:table-column-properties style:column-width="2.803cm"/>
    </style:style>
    <style:style style:name="Tabla13.D" style:family="table-column">
      <style:table-column-properties style:column-width="0.915cm"/>
    </style:style>
    <style:style style:name="Tabla13.E" style:family="table-column">
      <style:table-column-properties style:column-width="2.288cm"/>
    </style:style>
    <style:style style:name="Tabla13.G" style:family="table-column">
      <style:table-column-properties style:column-width="1.54cm"/>
    </style:style>
    <style:style style:name="Tabla13.H" style:family="table-column">
      <style:table-column-properties style:column-width="1.609cm"/>
    </style:style>
    <style:style style:name="Tabla13.1" style:family="table-row">
      <style:table-row-properties style:min-row-height="0.628cm"/>
    </style:style>
    <style:style style:name="Tabla13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3.C1" style:family="table-cell" style:data-style-name="N104">
      <style:table-cell-properties style:vertical-align="bottom" fo:padding="0.049cm" fo:border="0.05pt solid #0000ff"/>
    </style:style>
    <style:style style:name="Tabla13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3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14" style:family="table">
      <style:table-properties style:width="16.999cm" table:align="left" fo:background-color="transparent">
        <style:background-image/>
      </style:table-properties>
    </style:style>
    <style:style style:name="Tabla14.A" style:family="table-column">
      <style:table-column-properties style:column-width="7.842cm"/>
    </style:style>
    <style:style style:name="Tabla14.B" style:family="table-column">
      <style:table-column-properties style:column-width="1.286cm"/>
    </style:style>
    <style:style style:name="Tabla14.C" style:family="table-column">
      <style:table-column-properties style:column-width="2.803cm"/>
    </style:style>
    <style:style style:name="Tabla14.D" style:family="table-column">
      <style:table-column-properties style:column-width="1.067cm"/>
    </style:style>
    <style:style style:name="Tabla14.E" style:family="table-column">
      <style:table-column-properties style:column-width="2.93cm"/>
    </style:style>
    <style:style style:name="Tabla14.F" style:family="table-column">
      <style:table-column-properties style:column-width="1.071cm"/>
    </style:style>
    <style:style style:name="Tabla14.1" style:family="table-row">
      <style:table-row-properties style:min-row-height="0.628cm" fo:background-color="transparent">
        <style:background-image/>
      </style:table-row-properties>
    </style:style>
    <style:style style:name="Tabla14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4.C1" style:family="table-cell">
      <style:table-cell-properties style:vertical-align="bottom" fo:padding="0.049cm" fo:border="0.05pt solid #0000ff"/>
    </style:style>
    <style:style style:name="Tabla14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62" style:family="table">
      <style:table-properties style:width="16.999cm" table:align="left" fo:background-color="transparent">
        <style:background-image/>
      </style:table-properties>
    </style:style>
    <style:style style:name="Tabla62.A" style:family="table-column">
      <style:table-column-properties style:column-width="7.936cm"/>
    </style:style>
    <style:style style:name="Tabla62.B" style:family="table-column">
      <style:table-column-properties style:column-width="1.286cm"/>
    </style:style>
    <style:style style:name="Tabla62.C" style:family="table-column">
      <style:table-column-properties style:column-width="2.667cm"/>
    </style:style>
    <style:style style:name="Tabla62.D" style:family="table-column">
      <style:table-column-properties style:column-width="1.071cm"/>
    </style:style>
    <style:style style:name="Tabla62.E" style:family="table-column">
      <style:table-column-properties style:column-width="2.963cm"/>
    </style:style>
    <style:style style:name="Tabla62.F" style:family="table-column">
      <style:table-column-properties style:column-width="1.076cm"/>
    </style:style>
    <style:style style:name="Tabla62.1" style:family="table-row">
      <style:table-row-properties style:min-row-height="0.654cm" fo:background-color="transparent">
        <style:background-image/>
      </style:table-row-properties>
    </style:style>
    <style:style style:name="Tabla62.A1" style:family="table-cell">
      <style:table-cell-properties style:vertical-align="bottom" fo:background-color="#bce4e5" fo:padding="0.049cm" fo:border="none">
        <style:background-image/>
      </style:table-cell-properties>
    </style:style>
    <style:style style:name="Tabla62.C1" style:family="table-cell" style:data-style-name="N105">
      <style:table-cell-properties style:vertical-align="bottom" fo:background-color="#bce4e5" fo:padding="0.049cm" fo:border="none">
        <style:background-image/>
      </style:table-cell-properties>
    </style:style>
    <style:style style:name="Tabla15" style:family="table">
      <style:table-properties style:width="16.999cm" table:align="left"/>
    </style:style>
    <style:style style:name="Tabla15.A" style:family="table-column">
      <style:table-column-properties style:column-width="5.906cm"/>
    </style:style>
    <style:style style:name="Tabla15.B" style:family="table-column">
      <style:table-column-properties style:column-width="0.998cm"/>
    </style:style>
    <style:style style:name="Tabla15.C" style:family="table-column">
      <style:table-column-properties style:column-width="2.93cm"/>
    </style:style>
    <style:style style:name="Tabla15.D" style:family="table-column">
      <style:table-column-properties style:column-width="0.815cm"/>
    </style:style>
    <style:style style:name="Tabla15.E" style:family="table-column">
      <style:table-column-properties style:column-width="2.323cm"/>
    </style:style>
    <style:style style:name="Tabla15.G" style:family="table-column">
      <style:table-column-properties style:column-width="1.57cm"/>
    </style:style>
    <style:style style:name="Tabla15.H" style:family="table-column">
      <style:table-column-properties style:column-width="1.642cm"/>
    </style:style>
    <style:style style:name="Tabla15.1" style:family="table-row">
      <style:table-row-properties style:min-row-height="0.628cm"/>
    </style:style>
    <style:style style:name="Tabla15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5.C1" style:family="table-cell" style:data-style-name="N104">
      <style:table-cell-properties style:vertical-align="bottom" fo:padding="0.049cm" fo:border="0.05pt solid #0000ff"/>
    </style:style>
    <style:style style:name="Tabla15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5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32" style:family="table">
      <style:table-properties style:width="16.999cm" table:align="left"/>
    </style:style>
    <style:style style:name="Tabla32.A" style:family="table-column">
      <style:table-column-properties style:column-width="7.616cm"/>
    </style:style>
    <style:style style:name="Tabla32.B" style:family="table-column">
      <style:table-column-properties style:column-width="1.258cm"/>
    </style:style>
    <style:style style:name="Tabla32.C" style:family="table-column">
      <style:table-column-properties style:column-width="3.096cm"/>
    </style:style>
    <style:style style:name="Tabla32.D" style:family="table-column">
      <style:table-column-properties style:column-width="1.018cm"/>
    </style:style>
    <style:style style:name="Tabla32.E" style:family="table-column">
      <style:table-column-properties style:column-width="2.995cm"/>
    </style:style>
    <style:style style:name="Tabla32.F" style:family="table-column">
      <style:table-column-properties style:column-width="1.016cm"/>
    </style:style>
    <style:style style:name="Tabla32.1" style:family="table-row">
      <style:table-row-properties style:min-row-height="0.628cm"/>
    </style:style>
    <style:style style:name="Tabla32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32.C1" style:family="table-cell" style:data-style-name="N99">
      <style:table-cell-properties style:vertical-align="bottom" fo:background-color="#e0efd4" fo:padding="0.049cm" fo:border="none">
        <style:background-image/>
      </style:table-cell-properties>
    </style:style>
    <style:style style:name="Tabla32.D1" style:family="table-cell" style:data-style-name="N0">
      <style:table-cell-properties style:vertical-align="bottom" fo:background-color="#e0efd4" fo:padding="0.049cm" fo:border="none">
        <style:background-image/>
      </style:table-cell-properties>
    </style:style>
    <style:style style:name="Tabla32.A2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2.C2" style:family="table-cell">
      <style:table-cell-properties style:vertical-align="bottom" fo:padding="0.049cm" fo:border="0.05pt solid #0000ff"/>
    </style:style>
    <style:style style:name="Tabla32.D2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9" style:family="table">
      <style:table-properties style:width="16.999cm" table:align="left"/>
    </style:style>
    <style:style style:name="Tabla19.A" style:family="table-column">
      <style:table-column-properties style:column-width="5.89cm"/>
    </style:style>
    <style:style style:name="Tabla19.B" style:family="table-column">
      <style:table-column-properties style:column-width="1.053cm"/>
    </style:style>
    <style:style style:name="Tabla19.C" style:family="table-column">
      <style:table-column-properties style:column-width="3.096cm"/>
    </style:style>
    <style:style style:name="Tabla19.D" style:family="table-column">
      <style:table-column-properties style:column-width="0.794cm"/>
    </style:style>
    <style:style style:name="Tabla19.E" style:family="table-column">
      <style:table-column-properties style:column-width="2.267cm"/>
    </style:style>
    <style:style style:name="Tabla19.G" style:family="table-column">
      <style:table-column-properties style:column-width="1.522cm"/>
    </style:style>
    <style:style style:name="Tabla19.H" style:family="table-column">
      <style:table-column-properties style:column-width="1.584cm"/>
    </style:style>
    <style:style style:name="Tabla19.1" style:family="table-row">
      <style:table-row-properties style:min-row-height="0.628cm"/>
    </style:style>
    <style:style style:name="Tabla19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9.B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9.C1" style:family="table-cell" style:data-style-name="N104">
      <style:table-cell-properties style:vertical-align="bottom" fo:padding="0.049cm" fo:border="0.05pt solid #0000ff"/>
    </style:style>
    <style:style style:name="Tabla19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20" style:family="table">
      <style:table-properties style:width="16.999cm" table:align="left"/>
    </style:style>
    <style:style style:name="Tabla20.A" style:family="table-column">
      <style:table-column-properties style:column-width="8.169cm"/>
    </style:style>
    <style:style style:name="Tabla20.B" style:family="table-column">
      <style:table-column-properties style:column-width="1.325cm"/>
    </style:style>
    <style:style style:name="Tabla20.C" style:family="table-column">
      <style:table-column-properties style:column-width="2.304cm"/>
    </style:style>
    <style:style style:name="Tabla20.D" style:family="table-column">
      <style:table-column-properties style:column-width="1.085cm"/>
    </style:style>
    <style:style style:name="Tabla20.E" style:family="table-column">
      <style:table-column-properties style:column-width="3.03cm"/>
    </style:style>
    <style:style style:name="Tabla20.F" style:family="table-column">
      <style:table-column-properties style:column-width="1.087cm"/>
    </style:style>
    <style:style style:name="Tabla20.1" style:family="table-row">
      <style:table-row-properties style:min-row-height="0.628cm"/>
    </style:style>
    <style:style style:name="Tabla20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20.C1" style:family="table-cell">
      <style:table-cell-properties style:vertical-align="bottom" fo:padding="0.049cm" fo:border="0.05pt solid #0000ff"/>
    </style:style>
    <style:style style:name="Tabla20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7" style:family="table">
      <style:table-properties style:width="16.999cm" table:align="left"/>
    </style:style>
    <style:style style:name="Tabla17.A" style:family="table-column">
      <style:table-column-properties style:column-width="5.863cm"/>
    </style:style>
    <style:style style:name="Tabla17.B" style:family="table-column">
      <style:table-column-properties style:column-width="1.025cm"/>
    </style:style>
    <style:style style:name="Tabla17.C" style:family="table-column">
      <style:table-column-properties style:column-width="3.096cm"/>
    </style:style>
    <style:style style:name="Tabla17.D" style:family="table-column">
      <style:table-column-properties style:column-width="0.799cm"/>
    </style:style>
    <style:style style:name="Tabla17.E" style:family="table-column">
      <style:table-column-properties style:column-width="2.282cm"/>
    </style:style>
    <style:style style:name="Tabla17.G" style:family="table-column">
      <style:table-column-properties style:column-width="1.535cm"/>
    </style:style>
    <style:style style:name="Tabla17.H" style:family="table-column">
      <style:table-column-properties style:column-width="1.6cm"/>
    </style:style>
    <style:style style:name="Tabla17.1" style:family="table-row">
      <style:table-row-properties style:min-row-height="0.628cm"/>
    </style:style>
    <style:style style:name="Tabla17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7.C1" style:family="table-cell" style:data-style-name="N104">
      <style:table-cell-properties style:vertical-align="bottom" fo:padding="0.049cm" fo:border="0.05pt solid #0000ff"/>
    </style:style>
    <style:style style:name="Tabla17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7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16" style:family="table">
      <style:table-properties style:width="16.999cm" table:align="left"/>
    </style:style>
    <style:style style:name="Tabla16.A" style:family="table-column">
      <style:table-column-properties style:column-width="7.869cm"/>
    </style:style>
    <style:style style:name="Tabla16.B" style:family="table-column">
      <style:table-column-properties style:column-width="1.288cm"/>
    </style:style>
    <style:style style:name="Tabla16.C" style:family="table-column">
      <style:table-column-properties style:column-width="2.755cm"/>
    </style:style>
    <style:style style:name="Tabla16.D" style:family="table-column">
      <style:table-column-properties style:column-width="1.069cm"/>
    </style:style>
    <style:style style:name="Tabla16.E" style:family="table-column">
      <style:table-column-properties style:column-width="2.944cm"/>
    </style:style>
    <style:style style:name="Tabla16.F" style:family="table-column">
      <style:table-column-properties style:column-width="1.074cm"/>
    </style:style>
    <style:style style:name="Tabla16.1" style:family="table-row">
      <style:table-row-properties style:min-row-height="0.628cm"/>
    </style:style>
    <style:style style:name="Tabla16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6.B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6.C1" style:family="table-cell">
      <style:table-cell-properties style:vertical-align="bottom" fo:padding="0.049cm" fo:border="0.05pt solid #0000ff"/>
    </style:style>
    <style:style style:name="Tabla21" style:family="table">
      <style:table-properties style:width="16.999cm" table:align="left" fo:background-color="transparent">
        <style:background-image/>
      </style:table-properties>
    </style:style>
    <style:style style:name="Tabla21.A" style:family="table-column">
      <style:table-column-properties style:column-width="7.93cm"/>
    </style:style>
    <style:style style:name="Tabla21.B" style:family="table-column">
      <style:table-column-properties style:column-width="1.298cm"/>
    </style:style>
    <style:style style:name="Tabla21.C" style:family="table-column">
      <style:table-column-properties style:column-width="2.667cm"/>
    </style:style>
    <style:style style:name="Tabla21.D" style:family="table-column">
      <style:table-column-properties style:column-width="1.065cm"/>
    </style:style>
    <style:style style:name="Tabla21.E" style:family="table-column">
      <style:table-column-properties style:column-width="2.967cm"/>
    </style:style>
    <style:style style:name="Tabla21.F" style:family="table-column">
      <style:table-column-properties style:column-width="1.071cm"/>
    </style:style>
    <style:style style:name="Tabla21.1" style:family="table-row">
      <style:table-row-properties style:min-row-height="0.654cm" fo:background-color="transparent">
        <style:background-image/>
      </style:table-row-properties>
    </style:style>
    <style:style style:name="Tabla21.A1" style:family="table-cell">
      <style:table-cell-properties style:vertical-align="bottom" fo:background-color="#bce4e5" fo:padding="0.049cm" fo:border="none">
        <style:background-image/>
      </style:table-cell-properties>
    </style:style>
    <style:style style:name="Tabla21.C1" style:family="table-cell" style:data-style-name="N105">
      <style:table-cell-properties style:vertical-align="bottom" fo:background-color="#bce4e5" fo:padding="0.049cm" fo:border="none">
        <style:background-image/>
      </style:table-cell-properties>
    </style:style>
    <style:style style:name="Tabla18" style:family="table">
      <style:table-properties style:width="16.999cm" table:align="left"/>
    </style:style>
    <style:style style:name="Tabla18.A" style:family="table-column">
      <style:table-column-properties style:column-width="6.197cm"/>
    </style:style>
    <style:style style:name="Tabla18.B" style:family="table-column">
      <style:table-column-properties style:column-width="1.3cm"/>
    </style:style>
    <style:style style:name="Tabla18.C" style:family="table-column">
      <style:table-column-properties style:column-width="2.284cm"/>
    </style:style>
    <style:style style:name="Tabla18.D" style:family="table-column">
      <style:table-column-properties style:column-width="0.854cm"/>
    </style:style>
    <style:style style:name="Tabla18.E" style:family="table-column">
      <style:table-column-properties style:column-width="2.332cm"/>
    </style:style>
    <style:style style:name="Tabla18.G" style:family="table-column">
      <style:table-column-properties style:column-width="1.554cm"/>
    </style:style>
    <style:style style:name="Tabla18.H" style:family="table-column">
      <style:table-column-properties style:column-width="1.625cm"/>
    </style:style>
    <style:style style:name="Tabla18.1" style:family="table-row">
      <style:table-row-properties style:min-row-height="0.628cm"/>
    </style:style>
    <style:style style:name="Tabla18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18.B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18.C1" style:family="table-cell" style:data-style-name="N106">
      <style:table-cell-properties style:vertical-align="bottom" fo:padding="0.049cm" fo:border="0.05pt solid #0000ff"/>
    </style:style>
    <style:style style:name="Tabla18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22" style:family="table">
      <style:table-properties style:width="8.301cm" table:align="left"/>
    </style:style>
    <style:style style:name="Tabla22.A" style:family="table-column">
      <style:table-column-properties style:column-width="8.301cm"/>
    </style:style>
    <style:style style:name="Tabla22.1" style:family="table-row">
      <style:table-row-properties style:min-row-height="0.628cm"/>
    </style:style>
    <style:style style:name="Tabla22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70" style:family="table">
      <style:table-properties style:width="16.999cm" table:align="left" fo:background-color="transparent">
        <style:background-image/>
      </style:table-properties>
    </style:style>
    <style:style style:name="Tabla70.A" style:family="table-column">
      <style:table-column-properties style:column-width="7.698cm"/>
    </style:style>
    <style:style style:name="Tabla70.B" style:family="table-column">
      <style:table-column-properties style:column-width="1.101cm"/>
    </style:style>
    <style:style style:name="Tabla70.C" style:family="table-column">
      <style:table-column-properties style:column-width="3.209cm"/>
    </style:style>
    <style:style style:name="Tabla70.D" style:family="table-column">
      <style:table-column-properties style:column-width="1.055cm"/>
    </style:style>
    <style:style style:name="Tabla70.E" style:family="table-column">
      <style:table-column-properties style:column-width="2.879cm"/>
    </style:style>
    <style:style style:name="Tabla70.F" style:family="table-column">
      <style:table-column-properties style:column-width="1.058cm"/>
    </style:style>
    <style:style style:name="Tabla70.1" style:family="table-row">
      <style:table-row-properties style:min-row-height="0.654cm" fo:background-color="transparent">
        <style:background-image/>
      </style:table-row-properties>
    </style:style>
    <style:style style:name="Tabla70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70.C1" style:family="table-cell">
      <style:table-cell-properties style:vertical-align="bottom" fo:padding="0.049cm" fo:border="0.05pt solid #00a0fc"/>
    </style:style>
    <style:style style:name="Tabla70.D1" style:family="table-cell">
      <style:table-cell-properties style:vertical-align="bottom" fo:background-color="#ffdbb6" fo:padding="0.049cm" fo:border="0.05pt solid #ff0000">
        <style:background-image/>
      </style:table-cell-properties>
    </style:style>
    <style:style style:name="Tabla74" style:family="table">
      <style:table-properties style:width="16.999cm" table:align="left" fo:background-color="transparent">
        <style:background-image/>
      </style:table-properties>
    </style:style>
    <style:style style:name="Tabla74.A" style:family="table-column">
      <style:table-column-properties style:column-width="7.918cm"/>
    </style:style>
    <style:style style:name="Tabla74.B" style:family="table-column">
      <style:table-column-properties style:column-width="1.298cm"/>
    </style:style>
    <style:style style:name="Tabla74.C" style:family="table-column">
      <style:table-column-properties style:column-width="2.667cm"/>
    </style:style>
    <style:style style:name="Tabla74.D" style:family="table-column">
      <style:table-column-properties style:column-width="1.072cm"/>
    </style:style>
    <style:style style:name="Tabla74.E" style:family="table-column">
      <style:table-column-properties style:column-width="2.965cm"/>
    </style:style>
    <style:style style:name="Tabla74.F" style:family="table-column">
      <style:table-column-properties style:column-width="1.078cm"/>
    </style:style>
    <style:style style:name="Tabla74.1" style:family="table-row">
      <style:table-row-properties style:min-row-height="0.654cm" fo:background-color="transparent">
        <style:background-image/>
      </style:table-row-properties>
    </style:style>
    <style:style style:name="Tabla74.A1" style:family="table-cell">
      <style:table-cell-properties style:vertical-align="bottom" fo:background-color="#bce4e5" fo:padding="0.049cm" fo:border="none">
        <style:background-image/>
      </style:table-cell-properties>
    </style:style>
    <style:style style:name="Tabla74.C1" style:family="table-cell" style:data-style-name="N105">
      <style:table-cell-properties style:vertical-align="bottom" fo:background-color="#bce4e5" fo:padding="0.049cm" fo:border="none">
        <style:background-image/>
      </style:table-cell-properties>
    </style:style>
    <style:style style:name="Tabla24" style:family="table">
      <style:table-properties style:width="16.999cm" table:align="left"/>
    </style:style>
    <style:style style:name="Tabla24.A" style:family="table-column">
      <style:table-column-properties style:column-width="5.974cm"/>
    </style:style>
    <style:style style:name="Tabla24.B" style:family="table-column">
      <style:table-column-properties style:column-width="1.016cm"/>
    </style:style>
    <style:style style:name="Tabla24.C" style:family="table-column">
      <style:table-column-properties style:column-width="2.755cm"/>
    </style:style>
    <style:style style:name="Tabla24.D" style:family="table-column">
      <style:table-column-properties style:column-width="0.915cm"/>
    </style:style>
    <style:style style:name="Tabla24.E" style:family="table-column">
      <style:table-column-properties style:column-width="2.284cm"/>
    </style:style>
    <style:style style:name="Tabla24.G" style:family="table-column">
      <style:table-column-properties style:column-width="1.536cm"/>
    </style:style>
    <style:style style:name="Tabla24.H" style:family="table-column">
      <style:table-column-properties style:column-width="1.602cm"/>
    </style:style>
    <style:style style:name="Tabla24.1" style:family="table-row">
      <style:table-row-properties style:min-row-height="0.628cm"/>
    </style:style>
    <style:style style:name="Tabla24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24.C1" style:family="table-cell" style:data-style-name="N0">
      <style:table-cell-properties style:vertical-align="bottom" fo:padding="0.049cm" fo:border="0.05pt solid #0000ff"/>
    </style:style>
    <style:style style:name="Tabla24.D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24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7" style:family="table">
      <style:table-properties style:width="16.999cm" table:align="left"/>
    </style:style>
    <style:style style:name="Tabla7.A" style:family="table-column">
      <style:table-column-properties style:column-width="7.675cm"/>
    </style:style>
    <style:style style:name="Tabla7.B" style:family="table-column">
      <style:table-column-properties style:column-width="1.266cm"/>
    </style:style>
    <style:style style:name="Tabla7.C" style:family="table-column">
      <style:table-column-properties style:column-width="3.096cm"/>
    </style:style>
    <style:style style:name="Tabla7.D" style:family="table-column">
      <style:table-column-properties style:column-width="1.041cm"/>
    </style:style>
    <style:style style:name="Tabla7.E" style:family="table-column">
      <style:table-column-properties style:column-width="2.875cm"/>
    </style:style>
    <style:style style:name="Tabla7.F" style:family="table-column">
      <style:table-column-properties style:column-width="1.046cm"/>
    </style:style>
    <style:style style:name="Tabla7.1" style:family="table-row">
      <style:table-row-properties style:min-row-height="0.628cm"/>
    </style:style>
    <style:style style:name="Tabla7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7.B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7.C1" style:family="table-cell">
      <style:table-cell-properties style:vertical-align="bottom" fo:padding="0.049cm" fo:border="0.05pt solid #0000ff"/>
    </style:style>
    <style:style style:name="Tabla31" style:family="table">
      <style:table-properties style:width="16.999cm" table:align="left"/>
    </style:style>
    <style:style style:name="Tabla31.A" style:family="table-column">
      <style:table-column-properties style:column-width="5.826cm"/>
    </style:style>
    <style:style style:name="Tabla31.B" style:family="table-column">
      <style:table-column-properties style:column-width="1.042cm"/>
    </style:style>
    <style:style style:name="Tabla31.C" style:family="table-column">
      <style:table-column-properties style:column-width="3.096cm"/>
    </style:style>
    <style:style style:name="Tabla31.D" style:family="table-column">
      <style:table-column-properties style:column-width="0.855cm"/>
    </style:style>
    <style:style style:name="Tabla31.E" style:family="table-column">
      <style:table-column-properties style:column-width="2.249cm"/>
    </style:style>
    <style:style style:name="Tabla31.G" style:family="table-column">
      <style:table-column-properties style:column-width="1.506cm"/>
    </style:style>
    <style:style style:name="Tabla31.H" style:family="table-column">
      <style:table-column-properties style:column-width="1.568cm"/>
    </style:style>
    <style:style style:name="Tabla31.1" style:family="table-row">
      <style:table-row-properties style:min-row-height="0.628cm"/>
    </style:style>
    <style:style style:name="Tabla31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31.B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31.C1" style:family="table-cell" style:data-style-name="N104">
      <style:table-cell-properties style:vertical-align="bottom" fo:padding="0.049cm" fo:border="0.05pt solid #0000ff"/>
    </style:style>
    <style:style style:name="Tabla31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Tabla25" style:family="table">
      <style:table-properties style:width="8.301cm" table:align="left"/>
    </style:style>
    <style:style style:name="Tabla25.A" style:family="table-column">
      <style:table-column-properties style:column-width="8.301cm"/>
    </style:style>
    <style:style style:name="Tabla25.1" style:family="table-row">
      <style:table-row-properties style:min-row-height="0.628cm"/>
    </style:style>
    <style:style style:name="Tabla25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26" style:family="table">
      <style:table-properties style:width="8.301cm" table:align="left"/>
    </style:style>
    <style:style style:name="Tabla26.A" style:family="table-column">
      <style:table-column-properties style:column-width="8.301cm"/>
    </style:style>
    <style:style style:name="Tabla26.1" style:family="table-row">
      <style:table-row-properties style:min-row-height="0.628cm"/>
    </style:style>
    <style:style style:name="Tabla26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27" style:family="table">
      <style:table-properties style:width="16.999cm" table:align="left"/>
    </style:style>
    <style:style style:name="Tabla27.A" style:family="table-column">
      <style:table-column-properties style:column-width="8.16cm"/>
    </style:style>
    <style:style style:name="Tabla27.B" style:family="table-column">
      <style:table-column-properties style:column-width="1.318cm"/>
    </style:style>
    <style:style style:name="Tabla27.C" style:family="table-column">
      <style:table-column-properties style:column-width="2.32cm"/>
    </style:style>
    <style:style style:name="Tabla27.D" style:family="table-column">
      <style:table-column-properties style:column-width="1.092cm"/>
    </style:style>
    <style:style style:name="Tabla27.E" style:family="table-column">
      <style:table-column-properties style:column-width="3.023cm"/>
    </style:style>
    <style:style style:name="Tabla27.F" style:family="table-column">
      <style:table-column-properties style:column-width="1.087cm"/>
    </style:style>
    <style:style style:name="Tabla27.1" style:family="table-row">
      <style:table-row-properties style:min-row-height="0.628cm"/>
    </style:style>
    <style:style style:name="Tabla27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27.B1" style:family="table-cell">
      <style:table-cell-properties style:vertical-align="bottom" fo:background-color="#bce4e5" fo:padding="0.049cm" fo:border="none">
        <style:background-image/>
      </style:table-cell-properties>
    </style:style>
    <style:style style:name="Tabla27.C1" style:family="table-cell" style:data-style-name="N81">
      <style:table-cell-properties style:vertical-align="bottom" fo:padding="0.049cm" fo:border="0.05pt solid #0000ff"/>
    </style:style>
    <style:style style:name="Tabla28" style:family="table">
      <style:table-properties style:width="16.999cm" table:align="left"/>
    </style:style>
    <style:style style:name="Tabla28.A" style:family="table-column">
      <style:table-column-properties style:column-width="8.135cm"/>
    </style:style>
    <style:style style:name="Tabla28.B" style:family="table-column">
      <style:table-column-properties style:column-width="3.634cm"/>
    </style:style>
    <style:style style:name="Tabla28.C" style:family="table-column">
      <style:table-column-properties style:column-width="1.083cm"/>
    </style:style>
    <style:style style:name="Tabla28.D" style:family="table-column">
      <style:table-column-properties style:column-width="4.147cm"/>
    </style:style>
    <style:style style:name="Tabla28.1" style:family="table-row">
      <style:table-row-properties style:min-row-height="0.628cm"/>
    </style:style>
    <style:style style:name="Tabla28.A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28.C1" style:family="table-cell" style:data-style-name="N0">
      <style:table-cell-properties style:vertical-align="bottom" fo:background-color="#e0efd4" fo:padding="0.049cm" fo:border="none">
        <style:background-image/>
      </style:table-cell-properties>
    </style:style>
    <style:style style:name="Tabla23" style:family="table">
      <style:table-properties style:width="16.999cm" table:align="left"/>
    </style:style>
    <style:style style:name="Tabla23.A" style:family="table-column">
      <style:table-column-properties style:column-width="5.974cm"/>
    </style:style>
    <style:style style:name="Tabla23.B" style:family="table-column">
      <style:table-column-properties style:column-width="1.016cm"/>
    </style:style>
    <style:style style:name="Tabla23.C" style:family="table-column">
      <style:table-column-properties style:column-width="2.755cm"/>
    </style:style>
    <style:style style:name="Tabla23.D" style:family="table-column">
      <style:table-column-properties style:column-width="0.915cm"/>
    </style:style>
    <style:style style:name="Tabla23.E" style:family="table-column">
      <style:table-column-properties style:column-width="2.284cm"/>
    </style:style>
    <style:style style:name="Tabla23.G" style:family="table-column">
      <style:table-column-properties style:column-width="1.536cm"/>
    </style:style>
    <style:style style:name="Tabla23.H" style:family="table-column">
      <style:table-column-properties style:column-width="1.602cm"/>
    </style:style>
    <style:style style:name="Tabla23.1" style:family="table-row">
      <style:table-row-properties style:min-row-height="0.628cm"/>
    </style:style>
    <style:style style:name="Tabla23.A1" style:family="table-cell">
      <style:table-cell-properties style:vertical-align="bottom" fo:background-color="#ffcc99" fo:padding="0.049cm" fo:border="0.05pt solid #ff3333">
        <style:background-image/>
      </style:table-cell-properties>
    </style:style>
    <style:style style:name="Tabla23.B1" style:family="table-cell">
      <style:table-cell-properties style:vertical-align="bottom" fo:background-color="#e0efd4" fo:padding="0.049cm" fo:border="none">
        <style:background-image/>
      </style:table-cell-properties>
    </style:style>
    <style:style style:name="Tabla23.C1" style:family="table-cell">
      <style:table-cell-properties style:vertical-align="bottom" fo:padding="0.049cm" fo:border="0.05pt solid #0000ff"/>
    </style:style>
    <style:style style:name="Tabla23.G1" style:family="table-cell">
      <style:table-cell-properties style:vertical-align="bottom" fo:background-color="#e6e6ff" fo:padding="0.049cm" fo:border="none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>
        <style:tab-stops>
          <style:tab-stop style:position="8.502cm" style:type="center"/>
          <style:tab-stop style:position="17.002cm" style:type="right"/>
        </style:tab-stops>
      </style:paragraph-properties>
      <style:text-properties fo:language="gl" fo:country="ES" officeooo:paragraph-rsid="013a0e78"/>
    </style:style>
    <style:style style:name="P2" style:family="paragraph" style:parent-style-name="Standard">
      <style:text-properties fo:language="gl" fo:country="ES" officeooo:rsid="01fe1cae" officeooo:paragraph-rsid="01fe1cae"/>
    </style:style>
    <style:style style:name="P3" style:family="paragraph" style:parent-style-name="Standard">
      <style:text-properties fo:language="gl" fo:country="ES" officeooo:paragraph-rsid="01fe1cae"/>
    </style:style>
    <style:style style:name="P4" style:family="paragraph" style:parent-style-name="Standard">
      <style:text-properties fo:language="gl" fo:country="ES" officeooo:paragraph-rsid="01ec3a72"/>
    </style:style>
    <style:style style:name="P5" style:family="paragraph" style:parent-style-name="Standard">
      <style:text-properties fo:language="gl" fo:country="ES" officeooo:paragraph-rsid="01ed4b9c"/>
    </style:style>
    <style:style style:name="P6" style:family="paragraph" style:parent-style-name="Standard">
      <style:text-properties fo:language="gl" fo:country="ES" officeooo:paragraph-rsid="01eed9b6"/>
    </style:style>
    <style:style style:name="P7" style:family="paragraph" style:parent-style-name="Standard">
      <style:text-properties fo:language="gl" fo:country="ES" officeooo:rsid="01eed9b6" officeooo:paragraph-rsid="01eed9b6"/>
    </style:style>
    <style:style style:name="P8" style:family="paragraph" style:parent-style-name="Standard">
      <style:text-properties fo:language="gl" fo:country="ES" officeooo:paragraph-rsid="02105c0d"/>
    </style:style>
    <style:style style:name="P9" style:family="paragraph" style:parent-style-name="Standard">
      <style:text-properties fo:language="gl" fo:country="ES" officeooo:paragraph-rsid="0221d480"/>
    </style:style>
    <style:style style:name="P10" style:family="paragraph" style:parent-style-name="Standard">
      <style:text-properties fo:language="gl" fo:country="ES" officeooo:rsid="01e8bd70" officeooo:paragraph-rsid="02105c0d"/>
    </style:style>
    <style:style style:name="P11" style:family="paragraph" style:parent-style-name="Standard">
      <style:paragraph-properties>
        <style:tab-stops>
          <style:tab-stop style:position="11.495cm"/>
        </style:tab-stops>
      </style:paragraph-properties>
      <style:text-properties fo:language="gl" fo:country="ES" officeooo:paragraph-rsid="0230aca6"/>
    </style:style>
    <style:style style:name="P12" style:family="paragraph" style:parent-style-name="Standard">
      <style:text-properties fo:language="gl" fo:country="ES" officeooo:paragraph-rsid="02239cce"/>
    </style:style>
    <style:style style:name="P13" style:family="paragraph" style:parent-style-name="Standard">
      <style:text-properties fo:language="gl" fo:country="ES" officeooo:paragraph-rsid="0223ce60"/>
    </style:style>
    <style:style style:name="P14" style:family="paragraph" style:parent-style-name="Standard">
      <style:text-properties fo:language="gl" fo:country="ES" officeooo:rsid="01ef0b2d" officeooo:paragraph-rsid="01ef0b2d"/>
    </style:style>
    <style:style style:name="P15" style:family="paragraph" style:parent-style-name="Standard">
      <style:text-properties fo:language="gl" fo:country="ES" officeooo:rsid="01ef0b2d" officeooo:paragraph-rsid="01fc9a86"/>
    </style:style>
    <style:style style:name="P16" style:family="paragraph" style:parent-style-name="Standard">
      <style:text-properties fo:language="gl" fo:country="ES" officeooo:rsid="01ef0b2d" officeooo:paragraph-rsid="0210c017"/>
    </style:style>
    <style:style style:name="P17" style:family="paragraph" style:parent-style-name="Standard">
      <style:text-properties fo:language="gl" fo:country="ES" officeooo:paragraph-rsid="02129774"/>
    </style:style>
    <style:style style:name="P18" style:family="paragraph" style:parent-style-name="Standard">
      <style:text-properties fo:language="gl" fo:country="ES" officeooo:paragraph-rsid="0237cfcd"/>
    </style:style>
    <style:style style:name="P19" style:family="paragraph" style:parent-style-name="Standard">
      <style:text-properties fo:language="gl" fo:country="ES" officeooo:paragraph-rsid="02267100"/>
    </style:style>
    <style:style style:name="P20" style:family="paragraph" style:parent-style-name="Standard">
      <style:text-properties fo:language="gl" fo:country="ES" officeooo:rsid="0227141b" officeooo:paragraph-rsid="0227141b"/>
    </style:style>
    <style:style style:name="P21" style:family="paragraph" style:parent-style-name="Standard">
      <style:text-properties fo:language="gl" fo:country="ES"/>
    </style:style>
    <style:style style:name="P22" style:family="paragraph" style:parent-style-name="Standard">
      <style:text-properties fo:language="gl" fo:country="ES" officeooo:rsid="018df599"/>
    </style:style>
    <style:style style:name="P23" style:family="paragraph" style:parent-style-name="Standard">
      <style:text-properties fo:language="gl" fo:country="ES" fo:font-weight="bold" officeooo:rsid="01da8b74" officeooo:paragraph-rsid="01da8b74" style:font-weight-asian="bold" style:font-weight-complex="bold"/>
    </style:style>
    <style:style style:name="P24" style:family="paragraph" style:parent-style-name="Standard">
      <style:text-properties fo:language="gl" fo:country="ES" officeooo:paragraph-rsid="0227141b"/>
    </style:style>
    <style:style style:name="P25" style:family="paragraph" style:parent-style-name="Standard">
      <style:text-properties fo:language="gl" fo:country="ES" officeooo:paragraph-rsid="0216fa28"/>
    </style:style>
    <style:style style:name="P26" style:family="paragraph" style:parent-style-name="Standard">
      <style:text-properties fo:language="gl" fo:country="ES" officeooo:paragraph-rsid="0229f2c5"/>
    </style:style>
    <style:style style:name="P27" style:family="paragraph" style:parent-style-name="Standard">
      <style:text-properties fo:language="gl" fo:country="ES" officeooo:paragraph-rsid="01f31515"/>
    </style:style>
    <style:style style:name="P28" style:family="paragraph" style:parent-style-name="Standard">
      <style:text-properties fo:language="gl" fo:country="ES" officeooo:paragraph-rsid="01f7364f"/>
    </style:style>
    <style:style style:name="P29" style:family="paragraph" style:parent-style-name="Standard">
      <style:text-properties fo:language="gl" fo:country="ES" officeooo:paragraph-rsid="01f19657"/>
    </style:style>
    <style:style style:name="P30" style:family="paragraph" style:parent-style-name="Standard">
      <style:paragraph-properties fo:text-align="center" style:justify-single-word="false"/>
      <style:text-properties fo:language="gl" fo:country="ES" officeooo:paragraph-rsid="01f19657"/>
    </style:style>
    <style:style style:name="P31" style:family="paragraph" style:parent-style-name="Standard">
      <style:text-properties fo:language="gl" fo:country="ES" officeooo:paragraph-rsid="01d42f37"/>
    </style:style>
    <style:style style:name="P32" style:family="paragraph" style:parent-style-name="Standard">
      <style:text-properties fo:language="gl" fo:country="ES" officeooo:paragraph-rsid="01d5d754"/>
    </style:style>
    <style:style style:name="P33" style:family="paragraph" style:parent-style-name="Standard">
      <style:text-properties fo:language="gl" fo:country="ES" officeooo:paragraph-rsid="0205690c"/>
    </style:style>
    <style:style style:name="P34" style:family="paragraph" style:parent-style-name="Standard">
      <style:text-properties fo:language="gl" fo:country="ES" officeooo:paragraph-rsid="01f67c7f"/>
    </style:style>
    <style:style style:name="P35" style:family="paragraph" style:parent-style-name="Standard">
      <style:text-properties fo:language="gl" fo:country="ES" officeooo:paragraph-rsid="02014dac"/>
    </style:style>
    <style:style style:name="P36" style:family="paragraph" style:parent-style-name="Standard">
      <style:text-properties fo:language="gl" fo:country="ES" officeooo:paragraph-rsid="0206bc8e"/>
    </style:style>
    <style:style style:name="P37" style:family="paragraph" style:parent-style-name="Standard">
      <style:text-properties fo:language="gl" fo:country="ES" fo:font-weight="normal" officeooo:rsid="01f970ae" officeooo:paragraph-rsid="01f970ae" style:font-weight-asian="normal" style:font-weight-complex="normal"/>
    </style:style>
    <style:style style:name="P38" style:family="paragraph" style:parent-style-name="Standard">
      <style:text-properties fo:language="gl" fo:country="ES" fo:font-weight="normal" officeooo:rsid="01f970ae" officeooo:paragraph-rsid="022e3b26" style:font-weight-asian="normal" style:font-weight-complex="normal"/>
    </style:style>
    <style:style style:name="P39" style:family="paragraph" style:parent-style-name="Standard">
      <style:text-properties fo:language="gl" fo:country="ES" fo:font-weight="normal" officeooo:rsid="021cb0bb" officeooo:paragraph-rsid="021cb0bb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language="gl" fo:country="ES" officeooo:paragraph-rsid="01ed4b9c"/>
    </style:style>
    <style:style style:name="P41" style:family="paragraph" style:parent-style-name="Contents_20_Heading">
      <style:paragraph-properties fo:break-before="page"/>
      <style:text-properties fo:language="gl" fo:country="ES"/>
    </style:style>
    <style:style style:name="P42" style:family="paragraph" style:parent-style-name="Standard">
      <style:text-properties fo:language="gl" fo:country="ES" officeooo:paragraph-rsid="0245136f"/>
    </style:style>
    <style:style style:name="P43" style:family="paragraph" style:parent-style-name="Standard">
      <style:text-properties fo:language="gl" fo:country="ES" officeooo:paragraph-rsid="0246ee6e"/>
    </style:style>
    <style:style style:name="P44" style:family="paragraph" style:parent-style-name="Standard">
      <style:text-properties fo:language="gl" fo:country="ES" officeooo:paragraph-rsid="024e5dae"/>
    </style:style>
    <style:style style:name="P45" style:family="paragraph" style:parent-style-name="Standard">
      <style:text-properties fo:language="gl" fo:country="ES" officeooo:paragraph-rsid="02558733"/>
    </style:style>
    <style:style style:name="P46" style:family="paragraph" style:parent-style-name="Respuesta">
      <style:text-properties officeooo:paragraph-rsid="01d2bb19"/>
    </style:style>
    <style:style style:name="P47" style:family="paragraph" style:parent-style-name="Standard">
      <style:paragraph-properties fo:text-align="center" style:justify-single-word="false"/>
      <style:text-properties officeooo:paragraph-rsid="018df599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style:font-name="Linux Libertine G5" fo:font-size="11pt" fo:language="gl" fo:country="ES" officeooo:rsid="01ed4b9c" officeooo:paragraph-rsid="021107e4"/>
    </style:style>
    <style:style style:name="P53" style:family="paragraph" style:parent-style-name="Standard">
      <style:text-properties style:font-name="Tahoma2" fo:language="gl" fo:country="ES" officeooo:paragraph-rsid="01ec3a72"/>
    </style:style>
    <style:style style:name="P54" style:family="paragraph" style:parent-style-name="Standard">
      <style:text-properties style:font-name="Tahoma2" fo:language="gl" fo:country="ES" officeooo:paragraph-rsid="02558733"/>
    </style:style>
    <style:style style:name="P55" style:family="paragraph" style:parent-style-name="Standard">
      <style:text-properties style:font-name="Linux Libertine G1" fo:font-size="11pt" fo:language="gl" fo:country="ES" officeooo:rsid="01da8b74" officeooo:paragraph-rsid="01da8b74" style:font-size-asian="11pt" style:font-size-complex="11pt"/>
    </style:style>
    <style:style style:name="P56" style:family="paragraph" style:parent-style-name="Standard">
      <style:text-properties style:font-name="Linux Libertine G1" fo:font-size="11pt" fo:language="gl" fo:country="ES" officeooo:rsid="01db64b4" officeooo:paragraph-rsid="01db64b4" style:font-size-asian="11pt" style:font-size-complex="11pt"/>
    </style:style>
    <style:style style:name="P57" style:family="paragraph" style:parent-style-name="Standard">
      <style:text-properties style:font-name="Linux Libertine G1" fo:font-size="11pt" fo:language="gl" fo:country="ES" officeooo:rsid="01d2bb19" officeooo:paragraph-rsid="01d2bb19" style:font-size-asian="11pt" style:font-size-complex="11pt"/>
    </style:style>
    <style:style style:name="P58" style:family="paragraph" style:parent-style-name="Standard">
      <style:text-properties style:font-name="Linux Libertine G1" fo:font-size="11pt" fo:language="gl" fo:country="ES" officeooo:rsid="01d2bb19" officeooo:paragraph-rsid="020c1b2b" style:font-size-asian="11pt" style:font-size-complex="11pt"/>
    </style:style>
    <style:style style:name="P59" style:family="paragraph" style:parent-style-name="Standard">
      <style:text-properties style:font-name="Linux Libertine G1" fo:font-size="11pt" fo:language="gl" fo:country="ES" officeooo:rsid="01d2bb19" officeooo:paragraph-rsid="01d3d7f1" style:font-size-asian="11pt" style:font-size-complex="11pt"/>
    </style:style>
    <style:style style:name="P60" style:family="paragraph" style:parent-style-name="Standard">
      <style:text-properties style:font-name="Linux Libertine G1" fo:font-size="11pt" fo:language="gl" fo:country="ES" officeooo:rsid="01d2bb19" officeooo:paragraph-rsid="01d42f37" style:font-size-asian="11pt" style:font-size-complex="11pt"/>
    </style:style>
    <style:style style:name="P61" style:family="paragraph" style:parent-style-name="Standard">
      <style:text-properties style:font-name="Linux Libertine G1" fo:font-size="11pt" fo:language="gl" fo:country="ES" officeooo:rsid="01f06da4" officeooo:paragraph-rsid="01f06da4" style:font-size-asian="11pt" style:font-size-complex="11pt"/>
    </style:style>
    <style:style style:name="P62" style:family="paragraph" style:parent-style-name="Standard">
      <style:text-properties style:font-name="Linux Libertine G1" fo:font-size="11pt" fo:language="gl" fo:country="ES" officeooo:rsid="01f06da4" officeooo:paragraph-rsid="01f7364f" style:font-size-asian="11pt" style:font-size-complex="11pt"/>
    </style:style>
    <style:style style:name="P63" style:family="paragraph" style:parent-style-name="Standard">
      <style:text-properties style:font-name="Linux Libertine G1" fo:font-size="11pt" fo:language="gl" fo:country="ES" officeooo:paragraph-rsid="01d3d7f1" style:font-size-asian="11pt" style:font-size-complex="11pt"/>
    </style:style>
    <style:style style:name="P64" style:family="paragraph" style:parent-style-name="Standard">
      <style:text-properties style:font-name="Linux Libertine G1" fo:font-size="11pt" fo:language="gl" fo:country="ES" officeooo:rsid="01d5335b" officeooo:paragraph-rsid="01f19657" style:font-size-asian="11pt" style:font-size-complex="11pt"/>
    </style:style>
    <style:style style:name="P65" style:family="paragraph" style:parent-style-name="Standard">
      <style:text-properties style:font-name="Linux Libertine G1" fo:font-size="11pt" fo:language="gl" fo:country="ES" officeooo:rsid="01d5335b" officeooo:paragraph-rsid="01f19f55" style:font-size-asian="11pt" style:font-size-complex="11pt"/>
    </style:style>
    <style:style style:name="P66" style:family="paragraph" style:parent-style-name="Standard">
      <style:text-properties style:font-name="Linux Libertine G1" fo:font-size="11pt" fo:language="gl" fo:country="ES" officeooo:rsid="01d5335b" officeooo:paragraph-rsid="01d5d754" style:font-size-asian="11pt" style:font-size-complex="11pt"/>
    </style:style>
    <style:style style:name="P67" style:family="paragraph" style:parent-style-name="Standard">
      <style:text-properties style:font-name="Linux Libertine G1" fo:font-size="11pt" fo:language="gl" fo:country="ES" officeooo:rsid="01d5335b" officeooo:paragraph-rsid="01d7d001" style:font-size-asian="11pt" style:font-size-complex="11pt"/>
    </style:style>
    <style:style style:name="P68" style:family="paragraph" style:parent-style-name="Standard">
      <style:text-properties style:font-name="Linux Libertine G1" fo:font-size="11pt" fo:language="gl" fo:country="ES" officeooo:paragraph-rsid="0210c017" style:font-size-asian="11pt" style:font-size-complex="11pt"/>
    </style:style>
    <style:style style:name="P69" style:family="paragraph" style:parent-style-name="Standard">
      <style:text-properties style:font-name="Linux Libertine G1" fo:font-size="11pt" fo:language="gl" fo:country="ES" officeooo:rsid="01f31515" officeooo:paragraph-rsid="01f31515" style:font-size-asian="11pt" style:font-size-complex="11pt"/>
    </style:style>
    <style:style style:name="P70" style:family="paragraph" style:parent-style-name="Standard">
      <style:text-properties style:font-name="Linux Libertine G1" fo:font-size="11pt" fo:language="gl" fo:country="ES" officeooo:rsid="01f31515" officeooo:paragraph-rsid="01f4e736" style:font-size-asian="11pt" style:font-size-complex="11pt"/>
    </style:style>
    <style:style style:name="P71" style:family="paragraph" style:parent-style-name="Standard">
      <style:text-properties style:font-name="Linux Libertine G1" fo:font-size="11pt" fo:language="gl" fo:country="ES" officeooo:rsid="01d42f37" officeooo:paragraph-rsid="01f19657" style:font-size-asian="11pt" style:font-size-complex="11pt"/>
    </style:style>
    <style:style style:name="P72" style:family="paragraph" style:parent-style-name="Standard">
      <style:text-properties style:font-name="Linux Libertine G1" fo:font-size="11pt" fo:language="gl" fo:country="ES" officeooo:rsid="01d42f37" officeooo:paragraph-rsid="01f75dd0" style:font-size-asian="11pt" style:font-size-complex="11pt"/>
    </style:style>
    <style:style style:name="P73" style:family="paragraph" style:parent-style-name="Standard">
      <style:text-properties style:font-name="Linux Libertine G1" fo:font-size="11pt" fo:language="gl" fo:country="ES" officeooo:rsid="01d42f37" officeooo:paragraph-rsid="021aed66" style:font-size-asian="11pt" style:font-size-complex="11pt"/>
    </style:style>
    <style:style style:name="P74" style:family="paragraph" style:parent-style-name="Standard">
      <style:text-properties style:font-name="Linux Libertine G1" fo:font-size="11pt" fo:language="gl" fo:country="ES" officeooo:rsid="01d42f37" officeooo:paragraph-rsid="01f7966d" style:font-size-asian="11pt" style:font-size-complex="11pt"/>
    </style:style>
    <style:style style:name="P75" style:family="paragraph" style:parent-style-name="Standard">
      <style:text-properties style:font-name="Linux Libertine G1" fo:font-size="11pt" fo:language="gl" fo:country="ES" officeooo:rsid="01d42f37" officeooo:paragraph-rsid="0205690c" style:font-size-asian="11pt" style:font-size-complex="11pt"/>
    </style:style>
    <style:style style:name="P76" style:family="paragraph" style:parent-style-name="Standard">
      <style:text-properties style:font-name="Linux Libertine G1" fo:font-size="11pt" fo:language="gl" fo:country="ES" officeooo:rsid="01d42f37" officeooo:paragraph-rsid="01f67c7f" style:font-size-asian="11pt" style:font-size-complex="11pt"/>
    </style:style>
    <style:style style:name="P77" style:family="paragraph" style:parent-style-name="Standard">
      <style:text-properties style:font-name="Linux Libertine G1" fo:font-size="11pt" fo:language="gl" fo:country="ES" officeooo:rsid="01d42f37" officeooo:paragraph-rsid="02089e68" style:font-size-asian="11pt" style:font-size-complex="11pt"/>
    </style:style>
    <style:style style:name="P78" style:family="paragraph" style:parent-style-name="Standard">
      <style:text-properties style:font-name="Linux Libertine G1" fo:font-size="11pt" fo:language="gl" fo:country="ES" officeooo:rsid="01d42f37" officeooo:paragraph-rsid="01dbdc91" style:font-size-asian="11pt" style:font-size-complex="11pt"/>
    </style:style>
    <style:style style:name="P79" style:family="paragraph" style:parent-style-name="Standard">
      <style:text-properties style:font-name="Linux Libertine G1" fo:font-size="11pt" fo:language="gl" fo:country="ES" officeooo:rsid="01d42f37" officeooo:paragraph-rsid="02014dac" style:font-size-asian="11pt" style:font-size-complex="11pt"/>
    </style:style>
    <style:style style:name="P80" style:family="paragraph" style:parent-style-name="Standard">
      <style:text-properties style:font-name="Linux Libertine G1" fo:font-size="11pt" fo:language="gl" fo:country="ES" officeooo:rsid="007d6d65" officeooo:paragraph-rsid="01d560ca" style:font-size-asian="11pt" style:font-size-complex="11pt"/>
    </style:style>
    <style:style style:name="P81" style:family="paragraph" style:parent-style-name="Standard">
      <style:text-properties style:font-name="Linux Libertine G1" fo:font-size="11pt" fo:language="gl" fo:country="ES" officeooo:rsid="007d6d65" officeooo:paragraph-rsid="01d5d754" style:font-size-asian="11pt" style:font-size-complex="11pt"/>
    </style:style>
    <style:style style:name="P82" style:family="paragraph" style:parent-style-name="Standard">
      <style:text-properties style:font-name="Linux Libertine G1" fo:font-size="11pt" fo:language="gl" fo:country="ES" officeooo:rsid="007d6d65" officeooo:paragraph-rsid="01d7d001" style:font-size-asian="11pt" style:font-size-complex="11pt"/>
    </style:style>
    <style:style style:name="P83" style:family="paragraph" style:parent-style-name="Standard">
      <style:text-properties style:font-name="Linux Libertine G1" fo:font-size="11pt" fo:language="gl" fo:country="ES" officeooo:rsid="007d6d65" officeooo:paragraph-rsid="01f67c7f" style:font-size-asian="11pt" style:font-size-complex="11pt"/>
    </style:style>
    <style:style style:name="P84" style:family="paragraph" style:parent-style-name="Standard">
      <style:text-properties style:font-name="Linux Libertine G1" fo:font-size="11pt" fo:language="gl" fo:country="ES" officeooo:rsid="007d6d65" officeooo:paragraph-rsid="01da8b74" style:font-size-asian="11pt" style:font-size-complex="11pt"/>
    </style:style>
    <style:style style:name="P85" style:family="paragraph" style:parent-style-name="Standard">
      <style:text-properties style:font-name="Linux Libertine G1" fo:font-size="11pt" fo:language="gl" fo:country="ES" officeooo:rsid="007d6d65" officeooo:paragraph-rsid="02014dac" style:font-size-asian="11pt" style:font-size-complex="11pt"/>
    </style:style>
    <style:style style:name="P86" style:family="paragraph" style:parent-style-name="Standard">
      <style:text-properties style:font-name="Linux Libertine G1" fo:font-size="11pt" fo:language="gl" fo:country="ES" officeooo:paragraph-rsid="01f75dd0" style:font-size-asian="11pt" style:font-size-complex="11pt"/>
    </style:style>
    <style:style style:name="P87" style:family="paragraph" style:parent-style-name="Standard">
      <style:text-properties style:font-name="Linux Libertine G1" fo:font-size="11pt" fo:language="gl" fo:country="ES" officeooo:paragraph-rsid="01d42f37" style:font-size-asian="11pt" style:font-size-complex="11pt"/>
    </style:style>
    <style:style style:name="P88" style:family="paragraph" style:parent-style-name="Standard">
      <style:text-properties style:font-name="Linux Libertine G1" fo:font-size="11pt" fo:language="gl" fo:country="ES" officeooo:rsid="021aed66" officeooo:paragraph-rsid="021aed66" style:font-size-asian="11pt" style:font-size-complex="11pt"/>
    </style:style>
    <style:style style:name="P89" style:family="paragraph" style:parent-style-name="Standard">
      <style:text-properties style:font-name="Linux Libertine G1" fo:font-size="11pt" fo:language="gl" fo:country="ES" officeooo:rsid="01d560ca" officeooo:paragraph-rsid="01d560ca" style:font-size-asian="11pt" style:font-size-complex="11pt"/>
    </style:style>
    <style:style style:name="P90" style:family="paragraph" style:parent-style-name="Standard">
      <style:text-properties style:font-name="Linux Libertine G1" fo:font-size="11pt" fo:language="gl" fo:country="ES" officeooo:rsid="01d560ca" officeooo:paragraph-rsid="01d5d754" style:font-size-asian="11pt" style:font-size-complex="11pt"/>
    </style:style>
    <style:style style:name="P91" style:family="paragraph" style:parent-style-name="Standard">
      <style:text-properties style:font-name="Linux Libertine G1" fo:font-size="11pt" fo:language="gl" fo:country="ES" officeooo:rsid="01d560ca" officeooo:paragraph-rsid="01d7d001" style:font-size-asian="11pt" style:font-size-complex="11pt"/>
    </style:style>
    <style:style style:name="P92" style:family="paragraph" style:parent-style-name="Standard">
      <style:text-properties style:font-name="Linux Libertine G1" fo:font-size="11pt" fo:language="gl" fo:country="ES" officeooo:paragraph-rsid="01f4e736" style:font-size-asian="11pt" style:font-size-complex="11pt"/>
    </style:style>
    <style:style style:name="P93" style:family="paragraph" style:parent-style-name="Standard">
      <style:text-properties style:font-name="Linux Libertine G1" fo:font-size="11pt" fo:language="gl" fo:country="ES" officeooo:rsid="01d7d001" officeooo:paragraph-rsid="01d7d001" style:font-size-asian="11pt" style:font-size-complex="11pt"/>
    </style:style>
    <style:style style:name="P94" style:family="paragraph" style:parent-style-name="Standard">
      <style:text-properties style:font-name="Linux Libertine G1" fo:font-size="11pt" fo:language="gl" fo:country="ES" officeooo:rsid="01dbf66f" officeooo:paragraph-rsid="01f67c7f" style:font-size-asian="11pt" style:font-size-complex="11pt"/>
    </style:style>
    <style:style style:name="P95" style:family="paragraph" style:parent-style-name="Standard">
      <style:text-properties style:font-name="Linux Libertine G1" fo:font-size="11pt" fo:language="gl" fo:country="ES" officeooo:paragraph-rsid="01f67c7f" style:font-size-asian="11pt" style:font-size-complex="11pt"/>
    </style:style>
    <style:style style:name="P96" style:family="paragraph" style:parent-style-name="Standard">
      <style:text-properties style:font-name="Linux Libertine G1" fo:font-size="11pt" fo:language="gl" fo:country="ES" officeooo:rsid="01f6d9fb" officeooo:paragraph-rsid="01f7966d" style:font-size-asian="11pt" style:font-size-complex="11pt"/>
    </style:style>
    <style:style style:name="P97" style:family="paragraph" style:parent-style-name="Standard">
      <style:text-properties style:font-name="Linux Libertine G1" fo:font-size="11pt" fo:language="gl" fo:country="ES" officeooo:rsid="01f6d9fb" officeooo:paragraph-rsid="01f6d9fb" style:font-size-asian="11pt" style:font-size-complex="11pt"/>
    </style:style>
    <style:style style:name="P98" style:family="paragraph" style:parent-style-name="Standard">
      <style:text-properties style:font-name="Linux Libertine G1" fo:font-size="11pt" fo:language="gl" fo:country="ES" officeooo:paragraph-rsid="0202f2e1" style:font-size-asian="11pt" style:font-size-complex="11pt"/>
    </style:style>
    <style:style style:name="P99" style:family="paragraph" style:parent-style-name="Standard">
      <style:text-properties style:font-name="Linux Libertine G1" fo:font-size="11pt" fo:language="gl" fo:country="ES" fo:font-weight="bold" officeooo:rsid="01db64b4" officeooo:paragraph-rsid="01db64b4" style:font-size-asian="11pt" style:font-weight-asian="bold" style:font-size-complex="11pt" style:font-weight-complex="bold"/>
    </style:style>
    <style:style style:name="P100" style:family="paragraph" style:parent-style-name="Standard">
      <style:text-properties style:font-name="Linux Libertine G1" fo:font-size="11pt" fo:language="gl" fo:country="ES" fo:font-weight="bold" officeooo:rsid="018fc31c" officeooo:paragraph-rsid="018fc31c" style:font-size-asian="11pt" style:font-weight-asian="bold" style:font-size-complex="11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Linux Libertine G1" fo:font-size="11pt" fo:language="gl" fo:country="ES" fo:font-style="normal" officeooo:rsid="01d560ca" officeooo:paragraph-rsid="01f19f55" style:font-size-asian="11pt" style:font-style-asian="normal" style:font-size-complex="11pt" style:font-style-complex="normal"/>
    </style:style>
    <style:style style:name="P102" style:family="paragraph" style:parent-style-name="Standard">
      <style:text-properties style:font-name="Linux Libertine G1" fo:font-size="11pt" fo:language="gl" fo:country="ES" officeooo:rsid="0206bc8e" officeooo:paragraph-rsid="0206bc8e"/>
    </style:style>
    <style:style style:name="P103" style:family="paragraph" style:parent-style-name="Standard">
      <style:text-properties style:font-name="Linux Libertine G1" fo:font-size="11pt" fo:language="gl" fo:country="ES" officeooo:rsid="02014dac" officeooo:paragraph-rsid="02014dac"/>
    </style:style>
    <style:style style:name="P104" style:family="paragraph" style:parent-style-name="Standard">
      <style:text-properties style:font-name="Linux Libertine G1" fo:font-size="11pt" fo:language="gl" fo:country="ES" officeooo:paragraph-rsid="02014dac"/>
    </style:style>
    <style:style style:name="P105" style:family="paragraph" style:parent-style-name="Standard">
      <style:text-properties style:font-name="Linux Libertine G1" fo:font-size="11pt" fo:language="gl" fo:country="ES" officeooo:paragraph-rsid="0202f2e1"/>
    </style:style>
    <style:style style:name="P106" style:family="paragraph" style:parent-style-name="Standard">
      <style:text-properties style:font-name="Linux Libertine G1" fo:font-size="11pt" fo:language="gl" fo:country="ES" officeooo:paragraph-rsid="01da8b74"/>
    </style:style>
    <style:style style:name="P107" style:family="paragraph" style:parent-style-name="Standard">
      <style:text-properties style:font-name="Linux Libertine G1" fo:font-size="11pt" fo:language="gl" fo:country="ES" fo:font-weight="normal" officeooo:rsid="01f970ae" officeooo:paragraph-rsid="01f970ae" style:font-size-asian="11pt" style:font-weight-asian="normal" style:font-size-complex="11pt" style:font-weight-complex="normal"/>
    </style:style>
    <style:style style:name="P108" style:family="paragraph" style:parent-style-name="Standard">
      <style:text-properties style:font-name="Linux Libertine G1" fo:font-size="11pt" fo:language="gl" fo:country="ES" fo:font-weight="normal" officeooo:rsid="01f970ae" officeooo:paragraph-rsid="02129774" style:font-size-asian="11pt" style:font-weight-asian="normal" style:font-size-complex="11pt" style:font-weight-complex="normal"/>
    </style:style>
    <style:style style:name="P109" style:family="paragraph" style:parent-style-name="Standard">
      <style:text-properties style:font-name="Linux Libertine G1" fo:font-size="11pt" fo:language="gl" fo:country="ES" fo:font-weight="normal" officeooo:rsid="01fa729a" officeooo:paragraph-rsid="01fa729a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nux Biolinum G1" fo:font-size="11pt" fo:language="gl" fo:country="ES" fo:font-style="normal" fo:text-shadow="none" style:text-underline-style="none" fo:font-weight="normal" officeooo:rsid="01f06da4" officeooo:paragraph-rsid="01f06da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P1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nux Biolinum G1" fo:font-size="11pt" fo:language="gl" fo:country="ES" fo:font-style="normal" fo:text-shadow="none" style:text-underline-style="none" fo:font-weight="normal" officeooo:rsid="01f06da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P112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42f37" officeooo:paragraph-rsid="01f19f55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42f37" officeooo:paragraph-rsid="01f31515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04edb1" officeooo:paragraph-rsid="0204edb1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04edb1" officeooo:paragraph-rsid="021aed66" style:font-size-asian="11pt" style:font-style-asian="normal" style:font-weight-asian="normal" style:font-size-complex="11pt" style:text-emphasize="none"/>
    </style:style>
    <style:style style:name="P116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04edb1" officeooo:paragraph-rsid="0205690c" style:font-size-asian="11pt" style:font-style-asian="normal" style:font-weight-asian="normal" style:font-size-complex="11pt" style:text-emphasize="none"/>
    </style:style>
    <style:style style:name="P117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04edb1" officeooo:paragraph-rsid="0206bc8e" style:font-size-asian="11pt" style:font-style-asian="normal" style:font-weight-asian="normal" style:font-size-complex="11pt" style:text-emphasize="none"/>
    </style:style>
    <style:style style:name="P118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f19657" style:font-size-asian="11pt" style:font-style-asian="normal" style:font-weight-asian="normal" style:font-size-complex="11pt" style:text-emphasize="none"/>
    </style:style>
    <style:style style:name="P119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f31515" style:font-size-asian="11pt" style:font-style-asian="normal" style:font-weight-asian="normal" style:font-size-complex="11pt" style:text-emphasize="none"/>
    </style:style>
    <style:style style:name="P120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d5335b" style:font-size-asian="11pt" style:font-style-asian="normal" style:font-weight-asian="normal" style:font-size-complex="11pt" style:text-emphasize="none"/>
    </style:style>
    <style:style style:name="P121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d5d754" style:font-size-asian="11pt" style:font-style-asian="normal" style:font-weight-asian="normal" style:font-size-complex="11pt" style:text-emphasize="none"/>
    </style:style>
    <style:style style:name="P122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d7d001" style:font-size-asian="11pt" style:font-style-asian="normal" style:font-weight-asian="normal" style:font-size-complex="11pt" style:text-emphasize="none"/>
    </style:style>
    <style:style style:name="P123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f67c7f" style:font-size-asian="11pt" style:font-style-asian="normal" style:font-weight-asian="normal" style:font-size-complex="11pt" style:text-emphasize="none"/>
    </style:style>
    <style:style style:name="P124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335b" officeooo:paragraph-rsid="01dbdc91" style:font-size-asian="11pt" style:font-style-asian="normal" style:font-weight-asian="normal" style:font-size-complex="11pt" style:text-emphasize="none"/>
    </style:style>
    <style:style style:name="P125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a8b74" officeooo:paragraph-rsid="01da8b74" style:font-size-asian="11pt" style:font-style-asian="normal" style:font-weight-asian="normal" style:font-size-complex="11pt" style:text-emphasize="none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a8b74" officeooo:paragraph-rsid="01f67c7f" style:font-size-asian="11pt" style:font-style-asian="normal" style:font-weight-asian="normal" style:font-size-complex="11pt" style:text-emphasize="none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a8b74" officeooo:paragraph-rsid="01da8b74" style:font-size-asian="11pt" style:font-style-asian="normal" style:font-weight-asian="normal" style:font-size-complex="11pt" style:text-emphasize="none"/>
    </style:style>
    <style:style style:name="P128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f7966d" officeooo:paragraph-rsid="01f7966d" style:font-size-asian="11pt" style:font-style-asian="normal" style:font-weight-asian="normal" style:font-size-complex="11pt" style:text-emphasize="none"/>
    </style:style>
    <style:style style:name="P129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bdc91" officeooo:paragraph-rsid="0202f2e1" style:font-size-asian="11pt" style:font-style-asian="normal" style:font-weight-asian="normal" style:font-size-complex="11pt" style:text-emphasize="none"/>
    </style:style>
    <style:style style:name="P130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1aed66" officeooo:paragraph-rsid="021aed66" style:font-size-asian="11pt" style:font-style-asian="normal" style:font-weight-asian="normal" style:font-size-complex="11pt" style:text-emphasize="none"/>
    </style:style>
    <style:style style:name="P131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f4e736" officeooo:paragraph-rsid="0204edb1" style:font-size-asian="11pt" style:font-style-asian="normal" style:font-weight-asian="normal" style:font-size-complex="11pt" style:text-emphasize="none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paragraph-rsid="01ed4b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04edb1" officeooo:paragraph-rsid="0204edb1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P134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42f37" officeooo:paragraph-rsid="0204edb1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P135" style:family="paragraph" style:parent-style-name="Standard">
      <style:paragraph-properties fo:text-align="end" style:justify-single-word="false"/>
      <style:text-properties fo:color="#000000" loext:opacity="100%" style:font-name="Linux Biolinum G1" fo:font-size="11pt" fo:language="gl" fo:country="ES" officeooo:paragraph-rsid="01d5d754" style:font-size-asian="11pt" style:font-size-complex="11pt"/>
    </style:style>
    <style:style style:name="P136" style:family="paragraph" style:parent-style-name="Table_20_Contents">
      <style:paragraph-properties fo:text-align="end" style:justify-single-word="false"/>
      <style:text-properties fo:color="#000000" loext:opacity="100%" style:font-name="Linux Biolinum G1" fo:font-size="11pt" fo:language="gl" fo:country="ES" style:font-size-asian="11pt" style:font-size-complex="11pt"/>
    </style:style>
    <style:style style:name="P137" style:family="paragraph" style:parent-style-name="Table_20_Contents">
      <style:paragraph-properties fo:text-align="end" style:justify-single-word="false"/>
      <style:text-properties fo:color="#000000" loext:opacity="100%" style:font-name="Linux Biolinum G1" fo:font-size="11pt" fo:language="gl" fo:country="ES" officeooo:paragraph-rsid="01f31515" style:font-size-asian="11pt" style:font-size-complex="11pt"/>
    </style:style>
    <style:style style:name="P138" style:family="paragraph" style:parent-style-name="Standard">
      <style:paragraph-properties fo:text-align="end" style:justify-single-word="false"/>
      <style:text-properties fo:color="#000000" loext:opacity="100%" style:font-name="Linux Biolinum G1" fo:font-size="11pt" fo:language="gl" fo:country="ES" officeooo:rsid="01d42f37" officeooo:paragraph-rsid="020466de" style:font-size-asian="11pt" style:font-size-complex="11pt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nux Biolinum G1" fo:font-size="11pt" fo:language="gl" fo:country="ES" officeooo:rsid="01d42f37" officeooo:paragraph-rsid="0200b89f" style:font-size-asian="11pt" style:font-size-complex="11pt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style:font-size-asian="11pt" style:font-size-complex="11pt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officeooo:paragraph-rsid="01f31515" style:font-size-asian="11pt" style:font-size-complex="11pt"/>
    </style:style>
    <style:style style:name="P142" style:family="paragraph" style:parent-style-name="Table_20_Contents">
      <style:text-properties fo:color="#000000" loext:opacity="100%" style:font-name="Linux Biolinum G1" fo:font-size="11pt" fo:language="gl" fo:country="ES" style:font-size-asian="11pt" style:font-size-complex="11pt"/>
    </style:style>
    <style:style style:name="P143" style:family="paragraph" style:parent-style-name="Table_20_Contents">
      <style:paragraph-properties fo:text-align="end" style:justify-single-word="false"/>
      <style:text-properties fo:color="#000000" loext:opacity="100%" style:font-name="Linux Biolinum G1" fo:font-size="11pt" fo:language="gl" fo:country="ES" officeooo:rsid="01f19657" officeooo:paragraph-rsid="01f19657" style:font-size-asian="11pt" style:font-size-complex="11pt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officeooo:rsid="01d5d754" officeooo:paragraph-rsid="01d5d754" style:font-size-asian="11pt" style:font-size-complex="11pt"/>
    </style:style>
    <style:style style:name="P145" style:family="paragraph" style:parent-style-name="Table_20_Contents">
      <style:paragraph-properties fo:text-align="end" style:justify-single-word="false"/>
      <style:text-properties fo:color="#000000" loext:opacity="100%" style:font-name="Linux Biolinum G1" fo:font-size="11pt" fo:language="gl" fo:country="ES" officeooo:rsid="01dbf66f" officeooo:paragraph-rsid="020466de" style:font-size-asian="11pt" style:font-size-complex="11pt"/>
    </style:style>
    <style:style style:name="P146" style:family="paragraph" style:parent-style-name="Table_20_Contents">
      <style:paragraph-properties fo:text-align="end" style:justify-single-word="false"/>
      <style:text-properties fo:color="#000000" loext:opacity="100%" style:font-name="Linux Biolinum G1" fo:font-size="11pt" fo:language="gl" fo:country="ES" officeooo:rsid="01fa729a" officeooo:paragraph-rsid="0206bc8e" style:font-size-asian="11pt" style:font-size-complex="11pt"/>
    </style:style>
    <style:style style:name="P147" style:family="paragraph" style:parent-style-name="Table_20_Contents">
      <style:paragraph-properties fo:text-align="end" style:justify-single-word="false"/>
      <style:text-properties fo:color="#000000" loext:opacity="100%" style:font-name="Linux Biolinum G1" fo:font-size="11pt" fo:language="gl" fo:country="ES" officeooo:rsid="01fa729a" officeooo:paragraph-rsid="022e3b26" style:font-size-asian="11pt" style:font-size-complex="11pt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fo:font-weight="bold" style:font-size-asian="11pt" style:font-size-complex="11pt"/>
    </style:style>
    <style:style style:name="P149" style:family="paragraph" style:parent-style-name="Table_20_Contents">
      <style:text-properties fo:color="#000000" loext:opacity="100%" style:font-name="Linux Biolinum G1" fo:font-size="11pt" fo:language="gl" fo:country="ES" fo:font-style="italic" style:font-size-asian="11pt" style:font-size-complex="11pt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fo:font-style="italic" style:font-size-asian="11pt" style:font-size-complex="11pt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fo:font-style="italic" officeooo:paragraph-rsid="01f31515" style:font-size-asian="11pt" style:font-size-complex="11pt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font-name="Linux Biolinum G1" fo:font-size="11pt" fo:language="gl" fo:country="ES" fo:font-style="italic" officeooo:rsid="01f75dd0" officeooo:paragraph-rsid="01f31515" style:font-size-asian="11pt" style:font-size-complex="11pt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font-name="Linux Biolinum G1" fo:font-size="14pt" fo:language="gl" fo:country="ES"/>
    </style:style>
    <style:style style:name="P154" style:family="paragraph" style:parent-style-name="Table_20_Contents">
      <style:text-properties fo:color="#000000" loext:opacity="100%" style:font-name="Linux Biolinum G1" fo:language="gl" fo:country="ES" fo:font-style="italic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 fo:font-style="italic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 fo:font-style="italic" officeooo:paragraph-rsid="01f31515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 fo:font-style="italic" officeooo:paragraph-rsid="01f67c7f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 officeooo:paragraph-rsid="01f31515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 officeooo:paragraph-rsid="01f67c7f"/>
    </style:style>
    <style:style style:name="P161" style:family="paragraph" style:parent-style-name="Table_20_Contents">
      <style:text-properties fo:color="#000000" loext:opacity="100%" style:font-name="Linux Biolinum G1" fo:language="gl" fo:country="ES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font-name="Linux Biolinum G1" fo:language="gl" fo:country="ES" fo:font-weight="bold"/>
    </style:style>
    <style:style style:name="P163" style:family="paragraph" style:parent-style-name="Table_20_Contents">
      <style:paragraph-properties fo:text-align="end" style:justify-single-word="false"/>
      <style:text-properties fo:color="#000000" loext:opacity="100%" style:font-name="Linux Biolinum G1" fo:language="gl" fo:country="ES"/>
    </style:style>
    <style:style style:name="P164" style:family="paragraph" style:parent-style-name="Table_20_Contents">
      <style:paragraph-properties fo:text-align="end" style:justify-single-word="false"/>
      <style:text-properties fo:color="#000000" loext:opacity="100%" style:font-name="Linux Biolinum G1" fo:language="gl" fo:country="ES" officeooo:paragraph-rsid="01f67c7f"/>
    </style:style>
    <style:style style:name="P165" style:family="paragraph" style:parent-style-name="Table_20_Contents">
      <style:text-properties fo:color="#000000" loext:opacity="100%" style:font-name="Linux Biolinum G1" fo:language="gl" fo:country="ES" officeooo:rsid="01f4e736" officeooo:paragraph-rsid="01f4e736"/>
    </style:style>
    <style:style style:name="P166" style:family="paragraph" style:parent-style-name="Table_20_Contents">
      <style:text-properties fo:color="#000000" loext:opacity="100%" style:font-name="Linux Biolinum G1" fo:language="gl" fo:country="ES" officeooo:paragraph-rsid="01f31515"/>
    </style:style>
    <style:style style:name="P167" style:family="paragraph" style:parent-style-name="Table_20_Contents">
      <style:text-properties fo:color="#000000" loext:opacity="100%" style:font-name="Linux Biolinum G1" fo:font-size="10pt" fo:language="gl" fo:country="ES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font-name="Tahoma2" fo:font-size="11pt" fo:language="gl" fo:country="ES" fo:font-style="normal" officeooo:rsid="01db64b4" officeooo:paragraph-rsid="01db64b4" style:font-size-asian="11pt" style:font-style-asian="normal" style:font-size-complex="11pt" style:font-style-complex="normal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font-name="Tahoma2" fo:font-size="11pt" fo:language="gl" fo:country="ES" fo:font-style="normal" officeooo:rsid="01db64b4" officeooo:paragraph-rsid="01f06da4" style:font-size-asian="11pt" style:font-style-asian="normal" style:font-size-complex="11pt" style:font-style-complex="normal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font-name="Tahoma2" fo:font-size="11pt" fo:language="gl" fo:country="ES" fo:font-style="normal" officeooo:rsid="020c1b2b" officeooo:paragraph-rsid="020c1b2b" style:font-size-asian="11pt" style:font-style-asian="normal" style:font-size-complex="11pt" style:font-style-complex="normal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font-name="Tahoma2" fo:font-size="11pt" fo:language="gl" fo:country="ES" fo:font-style="normal" officeooo:rsid="01ec3a72" officeooo:paragraph-rsid="01f06da4" style:font-size-asian="11pt" style:font-style-asian="normal" style:font-size-complex="11pt" style:font-style-complex="normal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font-name="Tahoma2" fo:font-size="11pt" fo:language="gl" fo:country="ES" fo:font-style="normal" officeooo:rsid="01f06da4" officeooo:paragraph-rsid="01f06da4" style:font-size-asian="11pt" style:font-style-asian="normal" style:font-size-complex="11pt" style:font-style-complex="normal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font-name="Tahoma2" fo:language="gl" fo:country="ES" officeooo:rsid="01ec3a72" officeooo:paragraph-rsid="01ec3a72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font-name="Tahoma2" fo:language="gl" fo:country="ES" officeooo:rsid="01f06da4" officeooo:paragraph-rsid="01f06da4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fo:language="gl" fo:country="ES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fo:language="gl" fo:country="ES" fo:font-style="italic"/>
    </style:style>
    <style:style style:name="P177" style:family="paragraph" style:parent-style-name="Table_20_Contents">
      <style:paragraph-properties fo:text-align="end" style:justify-single-word="false"/>
      <style:text-properties fo:color="#000000" loext:opacity="100%" fo:language="gl" fo:country="ES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fo:language="gl" fo:country="ES" fo:font-weight="bold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fo:font-size="11pt" fo:language="gl" fo:country="ES" style:font-size-asian="11pt" style:font-size-complex="11pt"/>
    </style:style>
    <style:style style:name="P180" style:family="paragraph" style:parent-style-name="Standard">
      <style:text-properties fo:font-size="11pt" fo:language="gl" fo:country="ES" fo:font-weight="bold" officeooo:rsid="018fc31c" officeooo:paragraph-rsid="01d3d7f1" style:font-size-asian="11pt" style:font-weight-asian="bold" style:font-size-complex="11pt" style:font-weight-complex="bold"/>
    </style:style>
    <style:style style:name="P181" style:family="paragraph" style:parent-style-name="Standard">
      <style:text-properties fo:font-size="11pt" fo:language="gl" fo:country="ES" officeooo:rsid="0200b89f" officeooo:paragraph-rsid="0200b89f" style:font-size-asian="11pt" style:font-size-complex="11pt"/>
    </style:style>
    <style:style style:name="P182" style:family="paragraph" style:parent-style-name="Standard">
      <style:text-properties fo:font-size="11pt" fo:language="gl" fo:country="ES" officeooo:rsid="0219ceff" officeooo:paragraph-rsid="0219ceff" style:font-size-asian="11pt" style:font-size-complex="11pt"/>
    </style:style>
    <style:style style:name="P183" style:family="paragraph" style:parent-style-name="Standard">
      <style:text-properties fo:font-size="11pt" fo:language="gl" fo:country="ES" officeooo:rsid="01d3d7f1" officeooo:paragraph-rsid="01d3d7f1" style:font-size-asian="11pt" style:font-size-complex="11pt"/>
    </style:style>
    <style:style style:name="P184" style:family="paragraph" style:parent-style-name="Standard">
      <style:text-properties style:font-name="Linux Biolinum G1" fo:language="gl" fo:country="ES" fo:font-weight="normal" officeooo:rsid="01f970ae" officeooo:paragraph-rsid="01f970ae" style:font-weight-asian="normal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color="#cc0000" loext:opacity="100%" style:font-name="Linux Biolinum G1" fo:language="gl" fo:country="ES"/>
    </style:style>
    <style:style style:name="P186" style:family="paragraph" style:parent-style-name="Table_20_Contents">
      <style:text-properties fo:color="#cc0000" loext:opacity="100%" style:font-name="Linux Biolinum G1" fo:language="gl" fo:country="ES"/>
    </style:style>
    <style:style style:name="P187" style:family="paragraph" style:parent-style-name="Table_20_Contents">
      <style:text-properties fo:color="#cc0000" loext:opacity="100%" style:font-name="Linux Biolinum G1" fo:font-size="11pt" fo:language="gl" fo:country="ES" style:font-size-asian="11pt" style:font-size-complex="11pt"/>
    </style:style>
    <style:style style:name="P188" style:family="paragraph" style:parent-style-name="Table_20_Contents">
      <style:paragraph-properties fo:text-align="end" style:justify-single-word="false"/>
      <style:text-properties fo:color="#cc0000" loext:opacity="100%" fo:language="gl" fo:country="ES"/>
    </style:style>
    <style:style style:name="P189" style:family="paragraph" style:parent-style-name="Table_20_Contents">
      <style:paragraph-properties fo:text-align="start" style:justify-single-word="false"/>
      <style:text-properties fo:color="#006600" loext:opacity="100%" style:font-name="Linux Biolinum G1" fo:font-size="11pt" fo:language="gl" fo:country="ES" style:font-size-asian="11pt" style:font-size-complex="11pt"/>
    </style:style>
    <style:style style:name="P190" style:family="paragraph" style:parent-style-name="Table_20_Contents">
      <style:paragraph-properties fo:text-align="start" style:justify-single-word="false"/>
      <style:text-properties fo:color="#006600" loext:opacity="100%" style:font-name="Linux Biolinum G1" fo:language="gl" fo:country="ES"/>
    </style:style>
    <style:style style:name="P191" style:family="paragraph" style:parent-style-name="Table_20_Contents">
      <style:paragraph-properties fo:margin-top="0cm" fo:margin-bottom="0.212cm" style:contextual-spacing="false" fo:text-align="start" style:justify-single-word="false" fo:orphans="2" fo:widows="2" fo:hyphenation-ladder-count="no-limit"/>
      <style:text-properties style:font-name="Linux Biolinum G" fo:font-size="11pt" fo:language="gl" fo:country="ES" officeooo:paragraph-rsid="01f970a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Encabezado_20_PAU">
      <style:text-properties officeooo:paragraph-rsid="024f0edf"/>
    </style:style>
    <style:style style:name="P193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5d754" officeooo:paragraph-rsid="01d7d001" style:font-size-asian="11pt" style:font-style-asian="normal" style:font-weight-asian="normal" style:font-size-complex="11pt" style:text-emphasize="none"/>
    </style:style>
    <style:style style:name="P194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1da8b74" officeooo:paragraph-rsid="01f7966d" style:font-size-asian="11pt" style:font-style-asian="normal" style:font-weight-asian="normal" style:font-size-complex="11pt" style:text-emphasize="none"/>
    </style:style>
    <style:style style:name="P195" style:family="paragraph" style:parent-style-name="Standard">
      <style:text-properties fo:color="#000000" loext:opacity="100%" style:text-outline="false" style:text-line-through-style="none" style:text-line-through-type="none" style:font-name="Linux Libertine G1" fo:font-size="11pt" fo:language="gl" fo:country="ES" fo:font-style="normal" fo:text-shadow="none" style:text-underline-style="none" fo:font-weight="normal" officeooo:rsid="0204edb1" officeooo:paragraph-rsid="025e23c6" style:font-size-asian="11pt" style:font-style-asian="normal" style:font-weight-asian="normal" style:font-size-complex="11pt" style:text-emphasize="none"/>
    </style:style>
    <style:style style:name="P196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nux Biolinum G1" fo:font-size="11pt" fo:language="gl" fo:country="ES" fo:font-style="normal" fo:text-shadow="none" style:text-underline-style="none" fo:font-weight="normal" officeooo:rsid="01d7d001" officeooo:paragraph-rsid="025d22d4" style:font-size-asian="11pt" style:font-style-asian="normal" style:font-weight-asian="normal" style:font-size-complex="11pt" style:text-emphasize="none"/>
    </style:style>
    <style:style style:name="P197" style:family="paragraph" style:parent-style-name="Standard">
      <style:text-properties style:font-name="Linux Libertine G1" fo:font-size="11pt" fo:language="gl" fo:country="ES" officeooo:paragraph-rsid="025d22d4" style:font-size-asian="11pt" style:font-size-complex="11pt"/>
    </style:style>
    <style:style style:name="P198" style:family="paragraph" style:parent-style-name="Standard">
      <style:text-properties fo:language="gl" fo:country="ES" officeooo:paragraph-rsid="025e23c6"/>
    </style:style>
    <style:style style:name="P1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Contents_20_Heading">
      <style:paragraph-properties fo:break-before="page"/>
    </style:style>
    <style:style style:name="P204" style:family="paragraph" style:parent-style-name="Heading_20_1">
      <style:text-properties fo:language="gl" fo:country="ES" officeooo:rsid="013a0e78" officeooo:paragraph-rsid="013a0e78"/>
    </style:style>
    <style:style style:name="P205" style:family="paragraph" style:parent-style-name="Heading_20_2">
      <style:paragraph-properties fo:break-before="page"/>
      <style:text-properties fo:language="gl" fo:country="ES" officeooo:rsid="01f03fc1" officeooo:paragraph-rsid="01f03fc1"/>
    </style:style>
    <style:style style:name="P206" style:family="paragraph" style:parent-style-name="Heading_20_3">
      <style:text-properties style:font-name="Linux Biolinum G2" fo:font-size="12pt" fo:language="gl" fo:country="ES" style:text-underline-style="solid" style:text-underline-type="double" style:text-underline-width="auto" style:text-underline-color="font-color" fo:font-weight="bold" officeooo:rsid="01d12b9b" officeooo:paragraph-rsid="01ec3a72" style:letter-kerning="true"/>
    </style:style>
    <style:style style:name="P207" style:family="paragraph" style:parent-style-name="Heading_20_3">
      <style:text-properties style:font-name="Linux Biolinum G2" fo:font-size="12pt" fo:language="gl" fo:country="ES" style:text-underline-style="solid" style:text-underline-type="double" style:text-underline-width="auto" style:text-underline-color="font-color" fo:font-weight="bold" officeooo:rsid="01eed9b6" officeooo:paragraph-rsid="01eed9b6" style:letter-kerning="true"/>
    </style:style>
    <style:style style:name="P208" style:family="paragraph" style:parent-style-name="Heading_20_3">
      <style:text-properties style:font-name="Linux Biolinum G2" fo:font-size="12pt" fo:language="gl" fo:country="ES" style:text-underline-style="solid" style:text-underline-type="double" style:text-underline-width="auto" style:text-underline-color="font-color" fo:font-weight="bold" officeooo:rsid="01f03fc1" officeooo:paragraph-rsid="01f03fc1" style:letter-kerning="true"/>
    </style:style>
    <style:style style:name="P209" style:family="paragraph" style:parent-style-name="Heading_20_3">
      <style:text-properties fo:language="gl" fo:country="ES" officeooo:rsid="01ecc137" officeooo:paragraph-rsid="01ec3a72"/>
    </style:style>
    <style:style style:name="P210" style:family="paragraph" style:parent-style-name="Heading_20_3">
      <style:text-properties fo:language="gl" fo:country="ES" officeooo:paragraph-rsid="01ec3a72"/>
    </style:style>
    <style:style style:name="P211" style:family="paragraph" style:parent-style-name="Heading_20_3">
      <style:text-properties fo:language="gl" fo:country="ES" officeooo:rsid="01ef0b2d" officeooo:paragraph-rsid="01ef0b2d"/>
    </style:style>
    <style:style style:name="P212" style:family="paragraph" style:parent-style-name="Heading_20_4">
      <style:text-properties fo:language="gl" fo:country="ES" officeooo:paragraph-rsid="01d2bb19"/>
    </style:style>
    <style:style style:name="P213" style:family="paragraph" style:parent-style-name="Heading_20_5">
      <style:text-properties fo:language="gl" fo:country="ES" officeooo:paragraph-rsid="01d2bb19"/>
    </style:style>
    <style:style style:name="T1" style:family="text">
      <style:text-properties style:font-name="Linux Biolinum G1" fo:font-size="8pt"/>
    </style:style>
    <style:style style:name="T2" style:family="text">
      <style:text-properties style:font-name="Linux Biolinum G1" fo:font-size="8pt" officeooo:rsid="0091dedb"/>
    </style:style>
    <style:style style:name="T3" style:family="text">
      <style:text-properties style:font-name="Linux Biolinum G1" fo:font-size="8pt" officeooo:rsid="02433ff8"/>
    </style:style>
    <style:style style:name="T4" style:family="text">
      <style:text-properties style:font-name="Linux Biolinum G1" fo:font-size="8pt" officeooo:rsid="014b0870"/>
    </style:style>
    <style:style style:name="T5" style:family="text">
      <style:text-properties style:font-name="Linux Biolinum G1" fo:font-size="8pt" officeooo:rsid="013a0e78"/>
    </style:style>
    <style:style style:name="T6" style:family="text">
      <style:text-properties style:font-name="Linux Biolinum G1" officeooo:rsid="004b52ea"/>
    </style:style>
    <style:style style:name="T7" style:family="text">
      <style:text-properties style:font-name="Linux Biolinum G1" officeooo:rsid="01ecc137" fo:background-color="#ff0000" loext:char-shading-value="0"/>
    </style:style>
    <style:style style:name="T8" style:family="text">
      <style:text-properties style:font-name="Linux Biolinum G1" fo:background-color="#e0efd4" loext:char-shading-value="0"/>
    </style:style>
    <style:style style:name="T9" style:family="text">
      <style:text-properties style:font-name="Linux Biolinum G1" officeooo:rsid="02353bc6" fo:background-color="#e0efd4" loext:char-shading-value="0"/>
    </style:style>
    <style:style style:name="T10" style:family="text">
      <style:text-properties style:font-name="Linux Biolinum G1" fo:font-size="11pt" fo:font-weight="bold" officeooo:rsid="01eed9b6" fo:background-color="#e0efd4" loext:char-shading-value="0" style:font-weight-asian="bold" style:font-weight-complex="bold"/>
    </style:style>
    <style:style style:name="T11" style:family="text">
      <style:text-properties style:font-name="Linux Biolinum G1" fo:font-size="11pt" officeooo:rsid="01d3e3b9" fo:background-color="#fffacd" loext:char-shading-value="0"/>
    </style:style>
    <style:style style:name="T12" style:family="text">
      <style:text-properties style:font-name="Linux Biolinum G1" fo:font-size="11pt" officeooo:rsid="01f03fc1" fo:background-color="#fffacd" loext:char-shading-value="0"/>
    </style:style>
    <style:style style:name="T13" style:family="text">
      <style:text-properties style:font-name="Linux Biolinum G1" fo:font-size="11pt" officeooo:rsid="021cb0bb" fo:background-color="#fffacd" loext:char-shading-value="0"/>
    </style:style>
    <style:style style:name="T14" style:family="text">
      <style:text-properties style:font-name="Linux Biolinum G1" officeooo:rsid="01d7d001" style:font-name-asian="HG Mincho Light J" style:font-name-complex="Arial Unicode MS"/>
    </style:style>
    <style:style style:name="T15" style:family="text">
      <style:text-properties style:font-name="Linux Biolinum G1" officeooo:rsid="0200b89f" style:font-name-asian="HG Mincho Light J" style:font-name-complex="Arial Unicode MS"/>
    </style:style>
    <style:style style:name="T16" style:family="text">
      <style:text-properties style:font-name="Linux Biolinum G1" officeooo:rsid="0206bc8e" style:font-name-asian="HG Mincho Light J" style:font-name-complex="Arial Unicode MS"/>
    </style:style>
    <style:style style:name="T17" style:family="text">
      <style:text-properties style:font-name="Linux Biolinum G1" officeooo:rsid="01e85ce4" loext:padding="0.049cm" loext:border="0.06pt solid #0000ff"/>
    </style:style>
    <style:style style:name="T18" style:family="text">
      <style:text-properties style:font-name="Linux Biolinum G1" loext:padding="0.049cm" loext:border="0.06pt solid #0000ff"/>
    </style:style>
    <style:style style:name="T19" style:family="text">
      <style:text-properties style:font-name="Linux Biolinum G1" officeooo:rsid="01ec3a72" fo:background-color="#e6e6ff" loext:char-shading-value="0"/>
    </style:style>
    <style:style style:name="T20" style:family="text">
      <style:text-properties style:font-name="Linux Biolinum G1" officeooo:rsid="01ea8bc5" fo:background-color="#fffacd" loext:char-shading-value="0"/>
    </style:style>
    <style:style style:name="T21" style:family="text">
      <style:text-properties style:font-name="Linux Biolinum G1" officeooo:rsid="0209d3a5" fo:background-color="#fffacd" loext:char-shading-value="0"/>
    </style:style>
    <style:style style:name="T22" style:family="text">
      <style:text-properties style:font-name="Linux Biolinum G1" fo:language="gl" fo:country="ES" officeooo:rsid="004b52ea"/>
    </style:style>
    <style:style style:name="T23" style:family="text">
      <style:text-properties fo:font-size="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14b0870"/>
    </style:style>
    <style:style style:name="T2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e42807" style:font-style-asian="normal" style:font-weight-asian="normal" style:text-emphasize="none"/>
    </style:style>
    <style:style style:name="T2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335b" style:font-style-asian="normal" style:font-weight-asian="normal" style:text-emphasize="none"/>
    </style:style>
    <style:style style:name="T2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42f37" style:font-style-asian="normal" style:font-weight-asian="normal" style:text-emphasize="none"/>
    </style:style>
    <style:style style:name="T3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d754" style:font-style-asian="normal" style:font-weight-asian="normal" style:text-emphasize="none"/>
    </style:style>
    <style:style style:name="T3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2bb19" style:font-style-asian="normal" style:font-weight-asian="normal" style:text-emphasize="none"/>
    </style:style>
    <style:style style:name="T3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3d7f1" style:font-style-asian="normal" style:font-weight-asian="normal" style:text-emphasize="none"/>
    </style:style>
    <style:style style:name="T3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60ca" style:font-style-asian="normal" style:font-weight-asian="normal" style:text-emphasize="none"/>
    </style:style>
    <style:style style:name="T3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7d001" style:font-style-asian="normal" style:font-weight-asian="normal" style:text-emphasize="none"/>
    </style:style>
    <style:style style:name="T3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a8b74" style:font-style-asian="normal" style:font-weight-asian="normal" style:text-emphasize="none"/>
    </style:style>
    <style:style style:name="T3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bdc91" style:font-style-asian="normal" style:font-weight-asian="normal" style:text-emphasize="none"/>
    </style:style>
    <style:style style:name="T3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bf66f" style:font-style-asian="normal" style:font-weight-asian="normal" style:text-emphasize="none"/>
    </style:style>
    <style:style style:name="T3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19f55" style:font-style-asian="normal" style:font-weight-asian="normal" style:text-emphasize="none"/>
    </style:style>
    <style:style style:name="T3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31515" style:font-style-asian="normal" style:font-weight-asian="normal" style:text-emphasize="none"/>
    </style:style>
    <style:style style:name="T4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4e736" style:font-style-asian="normal" style:font-weight-asian="normal" style:text-emphasize="none"/>
    </style:style>
    <style:style style:name="T4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67c7f" style:font-style-asian="normal" style:font-weight-asian="normal" style:text-emphasize="none"/>
    </style:style>
    <style:style style:name="T4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7364f" style:font-style-asian="normal" style:font-weight-asian="normal" style:text-emphasize="none"/>
    </style:style>
    <style:style style:name="T4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7966d" style:font-style-asian="normal" style:font-weight-asian="normal" style:text-emphasize="none"/>
    </style:style>
    <style:style style:name="T4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0b89f" style:font-style-asian="normal" style:font-weight-asian="normal" style:text-emphasize="none"/>
    </style:style>
    <style:style style:name="T4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14dac" style:font-style-asian="normal" style:font-weight-asian="normal" style:text-emphasize="none"/>
    </style:style>
    <style:style style:name="T4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2f2e1" style:font-style-asian="normal" style:font-weight-asian="normal" style:text-emphasize="none"/>
    </style:style>
    <style:style style:name="T4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5690c" style:font-style-asian="normal" style:font-weight-asian="normal" style:text-emphasize="none"/>
    </style:style>
    <style:style style:name="T4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6d9fb" style:font-style-asian="normal" style:font-weight-asian="normal" style:text-emphasize="none"/>
    </style:style>
    <style:style style:name="T4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89e68" style:font-style-asian="normal" style:font-weight-asian="normal" style:text-emphasize="none"/>
    </style:style>
    <style:style style:name="T5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c1b2b" style:font-style-asian="normal" style:font-weight-asian="normal" style:text-emphasize="none"/>
    </style:style>
    <style:style style:name="T5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de5f7" style:font-style-asian="normal" style:font-weight-asian="normal" style:text-emphasize="none"/>
    </style:style>
    <style:style style:name="T5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3ca9c8" style:font-style-asian="normal" style:font-weight-asian="normal" style:text-emphasize="none"/>
    </style:style>
    <style:style style:name="T5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57b030" style:font-style-asian="normal" style:font-weight-asian="normal" style:text-emphasize="none"/>
    </style:style>
    <style:style style:name="T5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5d22d4" style:font-style-asian="normal" style:font-weight-asian="normal" style:text-emphasize="none"/>
    </style:style>
    <style:style style:name="T5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text-emphasize="none"/>
    </style:style>
    <style:style style:name="T5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d754" style:font-style-asian="normal" style:font-weight-asian="normal" style:font-style-complex="normal" style:text-emphasize="none"/>
    </style:style>
    <style:style style:name="T5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60ca" style:font-style-asian="normal" style:font-weight-asian="normal" style:font-style-complex="normal" style:text-emphasize="none"/>
    </style:style>
    <style:style style:name="T5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HG Mincho Light J" style:font-style-asian="normal" style:font-weight-asian="normal" style:font-name-complex="Arial Unicode MS" style:text-emphasize="none"/>
    </style:style>
    <style:style style:name="T5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42f37" style:font-size-asian="11pt" style:font-style-asian="normal" style:font-weight-asian="normal" style:font-size-complex="11pt" style:text-emphasize="none"/>
    </style:style>
    <style:style style:name="T6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4e736" style:font-size-asian="11pt" style:font-style-asian="normal" style:font-weight-asian="normal" style:font-size-complex="11pt" style:text-emphasize="none"/>
    </style:style>
    <style:style style:name="T6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14dac" style:font-size-asian="11pt" style:font-style-asian="normal" style:font-weight-asian="normal" style:font-size-complex="11pt" style:text-emphasize="none"/>
    </style:style>
    <style:style style:name="T6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d754" style:font-size-asian="11pt" style:font-style-asian="normal" style:font-weight-asian="normal" style:font-size-complex="11pt" style:text-emphasize="none"/>
    </style:style>
    <style:style style:name="T6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67c7f" style:font-size-asian="11pt" style:font-style-asian="normal" style:font-weight-asian="normal" style:font-size-complex="11pt" style:text-emphasize="none"/>
    </style:style>
    <style:style style:name="T6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02f2e1" style:font-size-asian="11pt" style:font-style-asian="normal" style:font-weight-asian="normal" style:font-size-complex="11pt" style:text-emphasize="none"/>
    </style:style>
    <style:style style:name="T6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bdc91" style:font-size-asian="11pt" style:font-style-asian="normal" style:font-weight-asian="normal" style:font-size-complex="11pt" style:text-emphasize="none"/>
    </style:style>
    <style:style style:name="T6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40f8c1" style:font-size-asian="11pt" style:font-style-asian="normal" style:font-weight-asian="normal" style:font-size-complex="11pt" style:text-emphasize="none"/>
    </style:style>
    <style:style style:name="T6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d560ca" fo:background-color="#e0efd4" loext:char-shading-value="0" style:font-style-asian="normal" style:font-weight-asian="normal" style:font-style-complex="normal" style:text-emphasize="none"/>
    </style:style>
    <style:style style:name="T6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f7364f" fo:background-color="#e0efd4" loext:char-shading-value="0" style:font-style-asian="normal" style:font-weight-asian="normal" style:text-emphasize="none"/>
    </style:style>
    <style:style style:name="T6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7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d7d001" style:font-style-asian="normal" style:font-weight-asian="bold" style:font-weight-complex="bold" style:text-emphasize="none"/>
    </style:style>
    <style:style style:name="T7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d5335b" style:font-style-asian="normal" style:font-weight-asian="bold" style:font-weight-complex="bold" style:text-emphasize="none"/>
    </style:style>
    <style:style style:name="T7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da8b74" style:font-style-asian="normal" style:font-weight-asian="bold" style:font-weight-complex="bold" style:text-emphasize="none"/>
    </style:style>
    <style:style style:name="T7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20de5f7" style:font-style-asian="normal" style:font-weight-asian="bold" style:font-weight-complex="bold" style:text-emphasize="none"/>
    </style:style>
    <style:style style:name="T74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f7364f" style:font-style-asian="normal" style:text-emphasize="none"/>
    </style:style>
    <style:style style:name="T7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d2bb19" style:font-style-asian="normal" style:text-emphasize="none"/>
    </style:style>
    <style:style style:name="T7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d3d7f1" style:font-style-asian="normal" style:text-emphasize="none"/>
    </style:style>
    <style:style style:name="T78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d5335b" style:font-style-asian="normal" style:text-emphasize="none"/>
    </style:style>
    <style:style style:name="T79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f31515" style:font-style-asian="normal" style:text-emphasize="none"/>
    </style:style>
    <style:style style:name="T80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81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normal" officeooo:rsid="01d5d754" style:font-style-asian="italic" style:font-weight-asian="normal" style:font-style-complex="italic" style:text-emphasize="none"/>
    </style:style>
    <style:style style:name="T82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normal" officeooo:rsid="01d560ca" style:font-style-asian="italic" style:font-weight-asian="normal" style:font-style-complex="italic" style:text-emphasize="none"/>
    </style:style>
    <style:style style:name="T83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normal" officeooo:rsid="01da8b74" style:font-style-asian="italic" style:font-weight-asian="normal" style:font-style-complex="italic" style:text-emphasize="none"/>
    </style:style>
    <style:style style:name="T84" style:family="text">
      <style:text-properties fo:color="#000000" loext:opacity="100%" style:text-outline="false" style:text-line-through-style="none" style:text-line-through-type="none" fo:font-style="italic" fo:text-shadow="none" style:text-underline-style="none" fo:font-weight="normal" officeooo:rsid="020c1b2b" style:font-style-asian="italic" style:font-weight-asian="normal" style:font-style-complex="italic" style:text-emphasize="none"/>
    </style:style>
    <style:style style:name="T85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ed4b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ea8bc5" style:font-size-asian="11pt" style:font-style-asian="normal" style:font-weight-asian="normal" style:font-size-complex="11pt" style:font-style-complex="normal" style:font-weight-complex="normal" style:text-overline-style="none" style:text-overline-color="font-color" loext:padding="0.049cm" loext:border="0.06pt solid #000000"/>
    </style:style>
    <style:style style:name="T88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7364f" style:font-size-asian="11pt" style:font-style-asian="normal" style:font-weight-asian="normal" style:font-size-complex="11pt" style:text-emphasize="none"/>
    </style:style>
    <style:style style:name="T89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d42f37" style:font-size-asian="11pt" style:font-style-asian="normal" style:font-weight-asian="normal" style:font-size-complex="11pt" style:text-emphasize="none"/>
    </style:style>
    <style:style style:name="T90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d5335b" style:font-size-asian="11pt" style:font-style-asian="normal" style:font-weight-asian="normal" style:font-size-complex="11pt" style:text-emphasize="none"/>
    </style:style>
    <style:style style:name="T91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19f55" style:font-size-asian="11pt" style:font-style-asian="normal" style:font-weight-asian="normal" style:font-size-complex="11pt" style:text-emphasize="none"/>
    </style:style>
    <style:style style:name="T92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d5d754" style:font-size-asian="11pt" style:font-style-asian="normal" style:font-weight-asian="normal" style:font-size-complex="11pt" style:text-emphasize="none"/>
    </style:style>
    <style:style style:name="T93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e0e83f" style:font-size-asian="11pt" style:font-style-asian="normal" style:font-weight-asian="normal" style:font-size-complex="11pt" style:text-emphasize="none"/>
    </style:style>
    <style:style style:name="T94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4edb1" style:font-size-asian="11pt" style:font-style-asian="normal" style:font-weight-asian="normal" style:font-size-complex="11pt" style:text-emphasize="none"/>
    </style:style>
    <style:style style:name="T95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5690c" style:font-size-asian="11pt" style:font-style-asian="normal" style:font-weight-asian="normal" style:font-size-complex="11pt" style:text-emphasize="none"/>
    </style:style>
    <style:style style:name="T96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4e736" style:font-size-asian="11pt" style:font-style-asian="normal" style:font-weight-asian="normal" style:font-size-complex="11pt" style:text-emphasize="none"/>
    </style:style>
    <style:style style:name="T97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0b89f" style:font-size-asian="11pt" style:font-style-asian="normal" style:font-weight-asian="normal" style:font-size-complex="11pt" style:text-emphasize="none"/>
    </style:style>
    <style:style style:name="T98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67c7f" style:font-size-asian="11pt" style:font-style-asian="normal" style:font-weight-asian="normal" style:font-size-complex="11pt" style:text-emphasize="none"/>
    </style:style>
    <style:style style:name="T99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d560ca" style:font-size-asian="11pt" style:font-style-asian="normal" style:font-weight-asian="normal" style:font-size-complex="11pt" style:text-emphasize="none"/>
    </style:style>
    <style:style style:name="T100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dbdc91" style:font-size-asian="11pt" style:font-style-asian="normal" style:font-weight-asian="normal" style:font-size-complex="11pt" style:text-emphasize="none"/>
    </style:style>
    <style:style style:name="T101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6d9fb" style:font-size-asian="11pt" style:font-style-asian="normal" style:font-weight-asian="normal" style:font-size-complex="11pt" style:text-emphasize="none"/>
    </style:style>
    <style:style style:name="T102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6bc8e" style:font-size-asian="11pt" style:font-style-asian="normal" style:font-weight-asian="normal" style:font-size-complex="11pt" style:text-emphasize="none"/>
    </style:style>
    <style:style style:name="T103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14dac" style:font-size-asian="11pt" style:font-style-asian="normal" style:font-weight-asian="normal" style:font-size-complex="11pt" style:text-emphasize="none"/>
    </style:style>
    <style:style style:name="T104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c1b2b" style:font-size-asian="11pt" style:font-style-asian="normal" style:font-weight-asian="normal" style:font-size-complex="11pt" style:text-emphasize="none"/>
    </style:style>
    <style:style style:name="T105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572263" style:font-size-asian="11pt" style:font-style-asian="normal" style:font-weight-asian="normal" style:font-size-complex="11pt" style:text-emphasize="none"/>
    </style:style>
    <style:style style:name="T106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5d22d4" style:font-size-asian="11pt" style:font-style-asian="normal" style:font-weight-asian="normal" style:font-size-complex="11pt" style:text-emphasize="none"/>
    </style:style>
    <style:style style:name="T107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2089e68" style:font-size-asian="11pt" style:font-style-asian="normal" style:font-weight-asian="normal" style:font-size-complex="11pt" style:text-emphasize="none"/>
    </style:style>
    <style:style style:name="T108" style:family="text">
      <style:text-properties fo:color="#000000" loext:opacity="100%"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e1cae" style:font-name-asian="EmojiOne Color" style:font-size-asian="11pt" style:font-style-asian="normal" style:font-weight-asian="normal" style:font-name-complex="EmojiOne Color" style:font-size-complex="11pt" style:font-style-complex="normal" style:font-weight-complex="normal" style:text-overline-style="none" style:text-overline-color="font-color" loext:padding="0.049cm" loext:border="0.06pt solid #000000"/>
    </style:style>
    <style:style style:name="T109" style:family="text">
      <style:text-properties fo:color="#000000" loext:opacity="100%" style:text-outline="false" style:text-line-through-style="none" style:text-line-through-type="none" style:font-name="Linux Libertine G1" fo:font-size="11pt" fo:font-style="italic" fo:text-shadow="none" style:text-underline-style="none" fo:font-weight="normal" officeooo:rsid="01f7364f" fo:background-color="#e0efd4" loext:char-shading-value="0" style:font-size-asian="11pt" style:font-style-asian="normal" style:font-weight-asian="normal" style:font-size-complex="11pt" style:text-emphasize="none"/>
    </style:style>
    <style:style style:name="T110" style:family="text">
      <style:text-properties fo:color="#000000" loext:opacity="100%" style:text-outline="false" style:text-line-through-style="none" style:text-line-through-type="none" style:font-name="Linux Libertine G" fo:font-style="normal" fo:text-shadow="none" style:text-underline-style="none" fo:font-weight="normal" style:font-name-asian="Linux Libertine G" style:font-style-asian="normal" style:font-weight-asian="normal" style:font-name-complex="Linux Libertine G" style:text-emphasize="none"/>
    </style:style>
    <style:style style:name="T111" style:family="text">
      <style:text-properties fo:color="#000000" loext:opacity="100%" style:text-outline="false" style:text-line-through-style="none" style:text-line-through-type="none" style:font-name="Linux Biolinum G1" fo:font-style="normal" fo:text-shadow="none" style:text-underline-style="none" fo:font-weight="bold" officeooo:rsid="01ef0b2d" fo:background-color="#e0efd4" loext:char-shading-value="0" style:font-style-asian="normal" style:font-weight-asian="bold" style:font-weight-complex="bold" style:text-emphasize="none"/>
    </style:style>
    <style:style style:name="T112" style:family="text">
      <style:text-properties fo:color="#000000" loext:opacity="100%" style:text-outline="false" style:text-line-through-style="none" style:text-line-through-type="none" style:font-name="Linux Biolinum G1" fo:font-size="11pt" fo:font-style="italic" fo:text-shadow="none" style:text-underline-style="none" fo:font-weight="normal" officeooo:rsid="01f7364f" fo:background-color="#e0efd4" loext:char-shading-value="0" style:font-size-asian="11pt" style:font-style-asian="italic" style:font-weight-asian="normal" style:font-size-complex="11pt" style:font-style-complex="italic" style:text-emphasize="none"/>
    </style:style>
    <style:style style:name="T113" style:family="text">
      <style:text-properties fo:color="#000000" loext:opacity="100%" style:text-outline="false" style:text-line-through-style="none" style:text-line-through-type="none" style:font-name="Linux Biolinum G1" fo:font-style="italic" fo:text-shadow="none" style:text-underline-style="none" fo:font-weight="normal" officeooo:rsid="01f75dd0" fo:background-color="#e0efd4" loext:char-shading-value="0" style:font-style-asian="italic" style:font-weight-asian="normal" style:font-style-complex="italic" style:text-emphasize="none"/>
    </style:style>
    <style:style style:name="T114" style:family="text">
      <style:text-properties fo:color="#000000" loext:opacity="100%" style:text-outline="false" style:text-line-through-style="none" style:text-line-through-type="none" style:font-name="Linux Biolinum G1" fo:font-style="italic" fo:text-shadow="none" style:text-underline-style="none" fo:font-weight="normal" officeooo:rsid="01f7364f" fo:background-color="#e0efd4" loext:char-shading-value="0" style:font-style-asian="italic" style:font-weight-asian="normal" style:font-style-complex="italic" style:text-emphasize="none"/>
    </style:style>
    <style:style style:name="T115" style:family="text">
      <style:text-properties fo:color="#000000" loext:opacity="100%" style:text-outline="false" style:text-line-through-style="none" style:text-line-through-type="none" style:font-name="Linux Biolinum G1" fo:font-style="italic" fo:text-shadow="none" style:text-underline-style="none" fo:font-weight="normal" officeooo:rsid="020c1b2b" fo:background-color="#e0efd4" loext:char-shading-value="0" style:font-style-asian="italic" style:font-weight-asian="normal" style:font-style-complex="italic" style:text-emphasize="none"/>
    </style:style>
    <style:style style:name="T116" style:family="text">
      <style:text-properties fo:color="#000000" loext:opacity="100%" style:text-outline="false" style:text-line-through-style="none" style:text-line-through-type="none" style:font-name="Linux Biolinum G1" fo:font-style="italic" fo:text-shadow="none" style:text-underline-style="none" officeooo:rsid="01f7364f" fo:background-color="#e0efd4" loext:char-shading-value="0" style:font-style-asian="italic" style:font-style-complex="italic" style:text-emphasize="none"/>
    </style:style>
    <style:style style:name="T117" style:family="text">
      <style:text-properties fo:color="#000000" loext:opacity="100%" style:font-name="Linux Biolinum G1" fo:font-size="11pt" fo:font-style="italic" officeooo:rsid="01f7364f" fo:background-color="#bce4e5" loext:char-shading-value="0" style:font-size-asian="11pt" style:font-size-complex="11pt"/>
    </style:style>
    <style:style style:name="T118" style:family="text">
      <style:text-properties fo:color="#000000" loext:opacity="100%" style:font-name="Linux Biolinum G1" fo:font-size="11pt" fo:font-weight="normal" officeooo:rsid="01e8bd70" fo:background-color="#ffcc99" loext:char-shading-value="0" style:font-size-asian="11pt" style:font-weight-asian="normal" style:font-size-complex="11pt" style:font-weight-complex="normal" loext:padding="0.049cm" loext:border="0.06pt solid #ff0000"/>
    </style:style>
    <style:style style:name="T119" style:family="text">
      <style:text-properties officeooo:rsid="018df599"/>
    </style:style>
    <style:style style:name="T120" style:family="text">
      <style:text-properties officeooo:rsid="01d1e20b"/>
    </style:style>
    <style:style style:name="T121" style:family="text">
      <style:text-properties officeooo:rsid="01d2bb19"/>
    </style:style>
    <style:style style:name="T122" style:family="text">
      <style:text-properties officeooo:rsid="01d3d7f1"/>
    </style:style>
    <style:style style:name="T12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fo:font-style="normal" fo:text-shadow="none" style:text-underline-style="none" fo:font-weight="normal" officeooo:rsid="01d560ca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fo:font-style="normal" fo:text-shadow="none" style:text-underline-style="none" fo:font-weight="normal" officeooo:rsid="01d7d001" style:font-style-asian="normal" style:font-weight-asian="normal" style:text-emphasize="none"/>
    </style:style>
    <style:style style:name="T126" style:family="text">
      <style:text-properties style:text-outline="false" style:text-line-through-style="none" style:text-line-through-type="none" fo:font-style="normal" fo:text-shadow="none" style:text-underline-style="none" fo:font-weight="normal" officeooo:rsid="0200b89f" style:font-style-asian="normal" style:font-weight-asian="normal" style:text-emphasize="none"/>
    </style:style>
    <style:style style:name="T127" style:family="text">
      <style:text-properties style:text-outline="false" style:text-line-through-style="none" style:text-line-through-type="none" fo:font-style="normal" fo:text-shadow="none" style:text-underline-style="none" fo:font-weight="normal" officeooo:rsid="01d42f37" style:font-style-asian="normal" style:font-weight-asian="normal" style:text-emphasize="none"/>
    </style:style>
    <style:style style:name="T128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29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size-asian="11pt" style:font-style-asian="normal" style:font-weight-asian="normal" style:text-emphasize="none" loext:padding="0.049cm" loext:border="0.06pt solid #0000ff"/>
    </style:style>
    <style:style style:name="T130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20a81a7" style:font-size-asian="11pt" style:font-style-asian="normal" style:font-weight-asian="normal" style:text-emphasize="none"/>
    </style:style>
    <style:style style:name="T131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text-emphasize="none"/>
    </style:style>
    <style:style style:name="T132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bd70" style:font-name-asian="HG Mincho Light J" style:font-size-asian="11pt" style:font-style-asian="normal" style:font-weight-asian="normal" style:font-name-complex="Arial Unicode MS" style:text-emphasize="none"/>
    </style:style>
    <style:style style:name="T133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34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f06da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35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fo:background-color="#b0e0e6" loext:char-shading-value="0" style:font-name-asian="HG Mincho Light J" style:font-size-asian="11pt" style:font-style-asian="normal" style:font-weight-asian="normal" style:font-name-complex="Arial Unicode MS" style:text-emphasize="none"/>
    </style:style>
    <style:style style:name="T136" style:family="text">
      <style:text-properties style:text-outline="false" style:text-line-through-style="none" style:text-line-through-type="none" style:font-name="Linux Libertine G4" fo:font-size="11pt" fo:font-style="normal" fo:text-shadow="none" style:text-underline-style="none" fo:font-weight="normal" officeooo:rsid="01e85ce4" style:font-name-asian="Linux Libertine G4" style:font-size-asian="11pt" style:font-style-asian="normal" style:font-weight-asian="normal" style:font-name-complex="Linux Libertine G4" style:text-emphasize="none"/>
    </style:style>
    <style:style style:name="T137" style:family="text">
      <style:text-properties style:text-outline="false" style:text-line-through-style="none" style:text-line-through-type="none" style:font-name="Linux Libertine G4" fo:font-size="11pt" fo:font-style="normal" fo:text-shadow="none" style:text-underline-style="none" fo:font-weight="normal" officeooo:rsid="01e85ce4" style:font-name-asian="Linux Libertine G4" style:font-size-asian="11pt" style:font-style-asian="normal" style:font-weight-asian="normal" style:font-name-complex="Linux Libertine G4" style:font-size-complex="11pt" style:text-emphasize="none"/>
    </style:style>
    <style:style style:name="T138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text-emphasize="none"/>
    </style:style>
    <style:style style:name="T139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eed9b6" style:font-name-asian="HG Mincho Light J" style:font-size-asian="11pt" style:font-style-asian="normal" style:font-weight-asian="normal" style:font-name-complex="Arial Unicode MS" style:text-emphasize="none"/>
    </style:style>
    <style:style style:name="T140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41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eed9b6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42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f06da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43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20c1b2b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44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f19657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45" style:family="text">
      <style:text-properties style:text-outline="false" style:text-line-through-style="none" style:text-line-through-type="none" style:font-name="Linux Libertine G5" fo:font-size="11pt" fo:font-style="normal" fo:text-shadow="none" style:text-underline-style="none" fo:font-weight="normal" officeooo:rsid="01f7364f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46" style:family="text">
      <style:text-properties style:text-outline="false" style:text-line-through-style="none" style:text-line-through-type="none" style:font-name="Linux Libertine G1" fo:font-style="normal" fo:text-shadow="none" style:text-underline-style="none" fo:font-weight="normal" officeooo:rsid="01d560ca" style:font-style-asian="normal" style:font-weight-asian="normal" style:text-emphasize="none"/>
    </style:style>
    <style:style style:name="T147" style:family="text">
      <style:text-properties style:text-outline="false" style:text-line-through-style="none" style:text-line-through-type="none" style:font-name="Linux Libertine G1" fo:font-style="normal" fo:text-shadow="none" style:text-underline-style="none" fo:font-weight="normal" officeooo:rsid="0200b89f" style:font-style-asian="normal" style:font-weight-asian="normal" style:text-emphasize="none"/>
    </style:style>
    <style:style style:name="T148" style:family="text">
      <style:text-properties style:text-outline="false" style:text-line-through-style="none" style:text-line-through-type="none" style:font-name="Linux Libertine G1" fo:font-style="normal" fo:text-shadow="none" style:text-underline-style="none" fo:font-weight="normal" officeooo:rsid="01d7d001" style:font-style-asian="normal" style:font-weight-asian="normal" style:text-emphasize="none"/>
    </style:style>
    <style:style style:name="T149" style:family="text">
      <style:text-properties style:text-outline="false" style:text-line-through-style="none" style:text-line-through-type="none" style:font-name="Linux Libertine G1" fo:font-style="normal" fo:text-shadow="none" style:text-underline-style="none" fo:font-weight="normal" officeooo:rsid="01d42f37" style:font-style-asian="normal" style:font-weight-asian="normal" style:text-emphasize="none"/>
    </style:style>
    <style:style style:name="T150" style:family="text">
      <style:text-properties style:text-outline="false" style:text-line-through-style="none" style:text-line-through-type="none" style:font-name="Linux Libertine G1" fo:font-size="11pt" fo:font-style="normal" fo:text-shadow="none" style:text-underline-style="none" fo:font-weight="normal" officeooo:rsid="01f06da4" style:font-name-asian="HG Mincho Light J" style:font-size-asian="11pt" style:font-style-asian="normal" style:font-weight-asian="normal" style:font-name-complex="Arial Unicode MS" style:font-size-complex="11pt" style:text-emphasize="none"/>
    </style:style>
    <style:style style:name="T151" style:family="text">
      <style:text-properties officeooo:rsid="004b52ea"/>
    </style:style>
    <style:style style:name="T152" style:family="text">
      <style:text-properties officeooo:rsid="01d5335b"/>
    </style:style>
    <style:style style:name="T153" style:family="text">
      <style:text-properties officeooo:rsid="01ec3a72"/>
    </style:style>
    <style:style style:name="T154" style:family="text">
      <style:text-properties officeooo:rsid="01d12b9b"/>
    </style:style>
    <style:style style:name="T155" style:family="text">
      <style:text-properties style:font-name="Linux Libertine G5" fo:font-size="11pt" officeooo:rsid="01d12b9b"/>
    </style:style>
    <style:style style:name="T156" style:family="text">
      <style:text-properties style:font-name="Linux Libertine G5" fo:font-size="11pt" officeooo:rsid="01ec3a72"/>
    </style:style>
    <style:style style:name="T157" style:family="text">
      <style:text-properties style:font-name="Linux Libertine G5" fo:font-size="11pt" officeooo:rsid="01ed4b9c"/>
    </style:style>
    <style:style style:name="T158" style:family="text">
      <style:text-properties style:font-name="Linux Libertine G5" fo:font-size="11pt" officeooo:rsid="01f9a5ca" style:font-name-asian="HG Mincho Light J" style:font-name-complex="Arial Unicode MS"/>
    </style:style>
    <style:style style:name="T159" style:family="text">
      <style:text-properties style:font-name="Linux Libertine G5" fo:font-size="11pt" officeooo:rsid="01f06da4"/>
    </style:style>
    <style:style style:name="T160" style:family="text">
      <style:text-properties style:font-name="Linux Libertine G5" fo:font-size="11pt" officeooo:rsid="020a81a7"/>
    </style:style>
    <style:style style:name="T161" style:family="text">
      <style:text-properties style:font-name="Linux Libertine G5" fo:font-size="11pt" officeooo:rsid="02129774"/>
    </style:style>
    <style:style style:name="T162" style:family="text">
      <style:text-properties style:font-name="Linux Libertine G5" fo:font-size="11pt" officeooo:rsid="020a81a7" style:font-size-asian="11pt" style:font-size-complex="11pt"/>
    </style:style>
    <style:style style:name="T163" style:family="text">
      <style:text-properties style:font-name="Linux Libertine G5" fo:font-size="11pt" officeooo:rsid="02129774" style:font-size-asian="11pt" style:font-size-complex="11pt"/>
    </style:style>
    <style:style style:name="T164" style:family="text">
      <style:text-properties style:font-name="Linux Libertine G5" fo:font-size="11pt" officeooo:rsid="0209d3a5"/>
    </style:style>
    <style:style style:name="T165" style:family="text">
      <style:text-properties style:font-name="Linux Libertine G5" fo:font-size="11pt" officeooo:rsid="01f03fc1" loext:padding="0.049cm" loext:border="0.06pt solid #000000"/>
    </style:style>
    <style:style style:name="T166" style:family="text">
      <style:text-properties style:font-name="Linux Libertine G5" fo:font-size="11pt" officeooo:rsid="01eb96b9"/>
    </style:style>
    <style:style style:name="T167" style:family="text">
      <style:text-properties style:font-name="Linux Libertine G5" fo:font-size="11pt" officeooo:rsid="01fc9a86"/>
    </style:style>
    <style:style style:name="T168" style:family="text">
      <style:text-properties style:font-name="Linux Libertine G5" fo:font-size="11pt" officeooo:rsid="02158bb5"/>
    </style:style>
    <style:style style:name="T169" style:family="text">
      <style:text-properties style:font-name="Linux Libertine G5" fo:font-size="11pt" officeooo:rsid="0246ee6e"/>
    </style:style>
    <style:style style:name="T170" style:family="text">
      <style:text-properties style:font-name="Linux Libertine G5" officeooo:rsid="01e85ce4" style:font-name-asian="HG Mincho Light J" style:font-name-complex="Arial Unicode MS"/>
    </style:style>
    <style:style style:name="T171" style:family="text">
      <style:text-properties style:font-name="EmojiOne Color" officeooo:rsid="01eadd7e" style:font-name-asian="EmojiOne Color" style:font-name-complex="EmojiOne Color" loext:padding="0.049cm" loext:border="0.06pt solid #000000"/>
    </style:style>
    <style:style style:name="T172" style:family="text">
      <style:text-properties officeooo:rsid="01ecc137"/>
    </style:style>
    <style:style style:name="T173" style:family="text">
      <style:text-properties officeooo:rsid="01d2277a"/>
    </style:style>
    <style:style style:name="T174" style:family="text">
      <style:text-properties officeooo:rsid="01ecc137" fo:background-color="#dcdcdc" loext:char-shading-value="0" loext:padding="0.049cm" loext:border="0.06pt solid #0000ff"/>
    </style:style>
    <style:style style:name="T175" style:family="text">
      <style:text-properties style:font-name="Linux Libertine G4" fo:font-size="11pt" officeooo:rsid="01e97e3f" fo:background-color="#d3d3d3" loext:char-shading-value="0" style:font-name-asian="Linux Libertine G4" style:font-size-asian="11pt" style:font-name-complex="Linux Libertine G4" style:font-size-complex="11pt" loext:padding="0.049cm" loext:border="0.06pt solid #000000"/>
    </style:style>
    <style:style style:name="T176" style:family="text">
      <style:text-properties style:font-name="Linux Libertine G4" officeooo:rsid="01e97e3f" fo:background-color="#d3d3d3" loext:char-shading-value="0" style:font-name-asian="Linux Libertine G4" style:font-name-complex="Linux Libertine G4" loext:padding="0.049cm" loext:border="0.06pt solid #000000"/>
    </style:style>
    <style:style style:name="T177" style:family="text">
      <style:text-properties style:font-name="Linux Libertine G4" officeooo:rsid="01e85ce4" style:font-name-asian="Linux Libertine G4" style:font-name-complex="Linux Libertine G4"/>
    </style:style>
    <style:style style:name="T178" style:family="text">
      <style:text-properties style:font-name="Wingdings 3" fo:font-size="11pt" style:text-underline-style="solid" style:text-underline-width="bold" style:text-underline-color="font-color" fo:font-weight="bold" officeooo:rsid="01f8bdbb" fo:background-color="#d3d3d3" loext:char-shading-value="0" style:font-name-asian="Wingdings 3" style:font-size-asian="11pt" style:font-weight-asian="bold" style:font-name-complex="Wingdings 3" style:font-size-complex="11pt" style:font-weight-complex="bold" loext:padding="0.049cm" loext:border="0.06pt solid #000000"/>
    </style:style>
    <style:style style:name="T179" style:family="text">
      <style:text-properties style:font-name="Wingdings 3" style:text-underline-style="solid" style:text-underline-width="bold" style:text-underline-color="font-color" fo:font-weight="bold" officeooo:rsid="01f8bdbb" fo:background-color="#d3d3d3" loext:char-shading-value="0" style:font-name-asian="Wingdings 3" style:font-weight-asian="bold" style:font-name-complex="Wingdings 3" style:font-weight-complex="bold" loext:padding="0.049cm" loext:border="0.06pt solid #000000"/>
    </style:style>
    <style:style style:name="T180" style:family="text">
      <style:text-properties officeooo:rsid="01ed4b9c"/>
    </style:style>
    <style:style style:name="T181" style:family="text">
      <style:text-properties style:font-name="Tahoma2"/>
    </style:style>
    <style:style style:name="T182" style:family="text">
      <style:text-properties officeooo:rsid="01f03fc1"/>
    </style:style>
    <style:style style:name="T183" style:family="text">
      <style:text-properties officeooo:rsid="01f06da4"/>
    </style:style>
    <style:style style:name="T184" style:family="text">
      <style:text-properties style:font-name="Linux Libertine G1"/>
    </style:style>
    <style:style style:name="T185" style:family="text">
      <style:text-properties style:font-name="Linux Libertine G1" fo:font-size="11pt"/>
    </style:style>
    <style:style style:name="T186" style:family="text">
      <style:text-properties style:font-name="Linux Libertine G1" fo:font-size="11pt" officeooo:rsid="01da8b74" style:font-size-asian="11pt" style:font-size-complex="11pt"/>
    </style:style>
    <style:style style:name="T187" style:family="text">
      <style:text-properties style:font-name="Linux Libertine G1" fo:font-size="11pt" officeooo:rsid="01e8bd70" style:font-size-asian="11pt" style:font-size-complex="11pt"/>
    </style:style>
    <style:style style:name="T188" style:family="text">
      <style:text-properties style:font-name="Linux Libertine G1" fo:font-size="11pt" officeooo:rsid="01f19657" style:font-size-asian="11pt" style:font-size-complex="11pt"/>
    </style:style>
    <style:style style:name="T189" style:family="text">
      <style:text-properties style:font-name="Linux Libertine G1" fo:font-size="11pt" officeooo:rsid="01db64b4" style:font-size-asian="11pt" style:font-size-complex="11pt"/>
    </style:style>
    <style:style style:name="T190" style:family="text">
      <style:text-properties style:font-name="Linux Libertine G1" fo:font-size="11pt" officeooo:rsid="01f06da4" style:font-size-asian="11pt" style:font-size-complex="11pt"/>
    </style:style>
    <style:style style:name="T191" style:family="text">
      <style:text-properties style:font-name="Linux Libertine G1" fo:font-size="11pt" officeooo:rsid="01f7364f" style:font-size-asian="11pt" style:font-size-complex="11pt"/>
    </style:style>
    <style:style style:name="T192" style:family="text">
      <style:text-properties style:font-name="Linux Libertine G1" fo:font-size="11pt" officeooo:rsid="02014dac" style:font-size-asian="11pt" style:font-size-complex="11pt"/>
    </style:style>
    <style:style style:name="T193" style:family="text">
      <style:text-properties style:font-name="Linux Libertine G1" fo:font-size="11pt" officeooo:rsid="01d2bb19" style:font-size-asian="11pt" style:font-size-complex="11pt"/>
    </style:style>
    <style:style style:name="T194" style:family="text">
      <style:text-properties style:font-name="Linux Libertine G1" fo:font-size="11pt" officeooo:rsid="01d3d7f1" style:font-size-asian="11pt" style:font-size-complex="11pt"/>
    </style:style>
    <style:style style:name="T195" style:family="text">
      <style:text-properties style:font-name="Linux Libertine G1" fo:font-size="11pt" officeooo:rsid="01d5335b" style:font-size-asian="11pt" style:font-size-complex="11pt"/>
    </style:style>
    <style:style style:name="T196" style:family="text">
      <style:text-properties style:font-name="Linux Libertine G1" fo:font-size="11pt" officeooo:rsid="01f31515" style:font-size-asian="11pt" style:font-size-complex="11pt"/>
    </style:style>
    <style:style style:name="T197" style:family="text">
      <style:text-properties style:font-name="Linux Libertine G1" fo:font-size="11pt" officeooo:rsid="01d560ca" style:font-size-asian="11pt" style:font-size-complex="11pt"/>
    </style:style>
    <style:style style:name="T198" style:family="text">
      <style:text-properties style:font-name="Linux Libertine G1" fo:font-size="11pt" officeooo:rsid="0215adec" style:font-size-asian="11pt" style:font-size-complex="11pt"/>
    </style:style>
    <style:style style:name="T199" style:family="text">
      <style:text-properties style:font-name="Linux Libertine G1" fo:font-size="11pt" officeooo:rsid="021aed66" style:font-size-asian="11pt" style:font-size-complex="11pt"/>
    </style:style>
    <style:style style:name="T200" style:family="text">
      <style:text-properties style:font-name="Linux Libertine G1" fo:font-size="11pt" officeooo:rsid="0250f646" style:font-size-asian="11pt" style:font-size-complex="11pt"/>
    </style:style>
    <style:style style:name="T201" style:family="text">
      <style:text-properties style:font-name="Linux Libertine G1" fo:font-size="11pt" officeooo:rsid="024a2d0c" style:font-size-asian="11pt" style:font-size-complex="11pt"/>
    </style:style>
    <style:style style:name="T202" style:family="text">
      <style:text-properties style:font-name="Linux Libertine G1" fo:font-size="11pt" officeooo:rsid="025ffb31" style:font-size-asian="11pt" style:font-size-complex="11pt"/>
    </style:style>
    <style:style style:name="T203" style:family="text">
      <style:text-properties style:font-name="Linux Libertine G1" fo:font-size="11pt" officeooo:rsid="01e8bd70" fo:background-color="#ffcc99" loext:char-shading-value="0" style:font-size-asian="11pt" style:font-size-complex="11pt" loext:padding="0.049cm" loext:border="0.06pt solid #ff0000"/>
    </style:style>
    <style:style style:name="T204" style:family="text">
      <style:text-properties style:font-name="Linux Libertine G1" fo:font-size="11pt" officeooo:rsid="0200b89f"/>
    </style:style>
    <style:style style:name="T205" style:family="text">
      <style:text-properties style:font-name="Linux Libertine G1" fo:font-size="11pt" officeooo:rsid="02014dac"/>
    </style:style>
    <style:style style:name="T206" style:family="text">
      <style:text-properties style:font-name="Linux Libertine G1" fo:font-size="11pt" fo:font-weight="bold" officeooo:rsid="02014dac" style:font-weight-asian="bold" style:font-weight-complex="bold"/>
    </style:style>
    <style:style style:name="T207" style:family="text">
      <style:text-properties style:font-name="Linux Libertine G1" fo:font-size="11pt" officeooo:rsid="01eed9b6"/>
    </style:style>
    <style:style style:name="T208" style:family="text">
      <style:text-properties style:font-name="Linux Libertine G1" fo:font-size="11pt" officeooo:rsid="01f7364f" fo:background-color="#bce4e5" loext:char-shading-value="0" style:font-size-asian="11pt" style:font-size-complex="11pt"/>
    </style:style>
    <style:style style:name="T209" style:family="text">
      <style:text-properties style:font-name="Linux Libertine G1" fo:font-size="11pt" fo:font-weight="normal" officeooo:rsid="01e8bd70" style:font-size-asian="11pt" style:font-weight-asian="normal" style:font-size-complex="11pt" style:font-weight-complex="normal"/>
    </style:style>
    <style:style style:name="T210" style:family="text">
      <style:text-properties style:font-name="Linux Libertine G1" officeooo:rsid="01d2bb19"/>
    </style:style>
    <style:style style:name="T211" style:family="text">
      <style:text-properties style:font-name="Linux Libertine G1" officeooo:rsid="01f7364f"/>
    </style:style>
    <style:style style:name="T212" style:family="text">
      <style:text-properties style:font-name="Linux Libertine G1" officeooo:rsid="01f7364f" fo:background-color="#e0efd4" loext:char-shading-value="0"/>
    </style:style>
    <style:style style:name="T213" style:family="text">
      <style:text-properties style:font-name="Linux Libertine G1" officeooo:rsid="02558733" fo:background-color="#e0efd4" loext:char-shading-value="0"/>
    </style:style>
    <style:style style:name="T214" style:family="text">
      <style:text-properties style:font-name="Linux Libertine G1" officeooo:rsid="01d42f37" style:font-name-asian="HG Mincho Light J" style:font-name-complex="Arial Unicode MS"/>
    </style:style>
    <style:style style:name="T215" style:family="text">
      <style:text-properties style:font-name="Linux Libertine G1" officeooo:rsid="01f6d9fb" style:font-name-asian="HG Mincho Light J" style:font-name-complex="Arial Unicode MS"/>
    </style:style>
    <style:style style:name="T216" style:family="text">
      <style:text-properties style:font-name="Linux Libertine G1" officeooo:rsid="025d22d4" style:font-name-asian="HG Mincho Light J" style:font-name-complex="Arial Unicode MS"/>
    </style:style>
    <style:style style:name="T217" style:family="text">
      <style:text-properties style:font-name="Linux Libertine G1" officeooo:rsid="02089e68" style:font-name-asian="HG Mincho Light J" style:font-name-complex="Arial Unicode MS"/>
    </style:style>
    <style:style style:name="T218" style:family="text">
      <style:text-properties style:font-name="Linux Libertine G1" officeooo:rsid="020c1b2b"/>
    </style:style>
    <style:style style:name="T219" style:family="text">
      <style:text-properties style:font-name="Linux Libertine G1" officeooo:rsid="02547e39"/>
    </style:style>
    <style:style style:name="T220" style:family="text">
      <style:text-properties officeooo:rsid="01f19657"/>
    </style:style>
    <style:style style:name="T221" style:family="text">
      <style:text-properties officeooo:rsid="01f19f55"/>
    </style:style>
    <style:style style:name="T222" style:family="text">
      <style:text-properties officeooo:rsid="01f31515"/>
    </style:style>
    <style:style style:name="T223" style:family="text">
      <style:text-properties fo:color="#ff0000" loext:opacity="100%" style:font-name="Linux Biolinum G1" fo:font-size="11pt" officeooo:rsid="01f31515" fo:background-color="#e6e6ff" loext:char-shading-value="0" style:font-size-asian="11pt" style:font-size-complex="11pt"/>
    </style:style>
    <style:style style:name="T224" style:family="text">
      <style:text-properties fo:color="#ff0000" loext:opacity="100%" style:font-name="Linux Biolinum G1" fo:font-size="11pt" officeooo:rsid="022b0490" fo:background-color="#e6e6ff" loext:char-shading-value="0" style:font-size-asian="11pt" style:font-size-complex="11pt"/>
    </style:style>
    <style:style style:name="T225" style:family="text">
      <style:text-properties fo:color="#ff0000" loext:opacity="100%" style:text-outline="false" style:text-line-through-style="none" style:text-line-through-type="none" style:font-name="Linux Biolinum G1" fo:font-style="normal" fo:text-shadow="none" style:text-underline-style="none" officeooo:rsid="01f31515" fo:background-color="#bce4e5" loext:char-shading-value="0" style:font-style-asian="normal" style:text-emphasize="none"/>
    </style:style>
    <style:style style:name="T226" style:family="text">
      <style:text-properties fo:color="#ff0000" loext:opacity="100%" style:text-outline="false" style:text-line-through-style="none" style:text-line-through-type="none" style:font-name="Linux Biolinum G1" fo:font-style="normal" fo:text-shadow="none" style:text-underline-style="none" officeooo:rsid="022e3b26" fo:background-color="#bce4e5" loext:char-shading-value="0" style:font-style-asian="normal" style:text-emphasize="none"/>
    </style:style>
    <style:style style:name="T227" style:family="text">
      <style:text-properties fo:color="#ff0000" loext:opacity="100%" style:text-outline="false" style:text-line-through-style="none" style:text-line-through-type="none" style:font-name="Linux Biolinum G1" fo:font-style="normal" fo:text-shadow="none" style:text-underline-style="none" fo:font-weight="normal" fo:background-color="#bce4e5" loext:char-shading-value="0" style:font-style-asian="normal" style:font-weight-asian="normal" style:font-weight-complex="normal" style:text-emphasize="none"/>
    </style:style>
    <style:style style:name="T228" style:family="text">
      <style:text-properties fo:color="#ff0000" loext:opacity="100%" style:text-outline="false" style:text-line-through-style="none" style:text-line-through-type="none" style:font-name="Linux Biolinum G1" fo:font-style="normal" fo:text-shadow="none" style:text-underline-style="none" fo:font-weight="normal" officeooo:rsid="01f31515" fo:background-color="#bce4e5" loext:char-shading-value="0" style:font-style-asian="normal" style:font-weight-asian="normal" style:font-weight-complex="normal" style:text-emphasize="none"/>
    </style:style>
    <style:style style:name="T229" style:family="text">
      <style:text-properties officeooo:rsid="01f67c7f"/>
    </style:style>
    <style:style style:name="T230" style:family="text">
      <style:text-properties officeooo:rsid="01d42f37"/>
    </style:style>
    <style:style style:name="T231" style:family="text">
      <style:text-properties officeooo:rsid="01fa729a"/>
    </style:style>
    <style:style style:name="T232" style:family="text">
      <style:text-properties officeooo:rsid="01fc9a86"/>
    </style:style>
    <style:style style:name="T233" style:family="text">
      <style:text-properties officeooo:rsid="0200b89f"/>
    </style:style>
    <style:style style:name="T234" style:family="text">
      <style:text-properties officeooo:rsid="02014dac"/>
    </style:style>
    <style:style style:name="T235" style:family="text">
      <style:text-properties officeooo:rsid="01d5d754"/>
    </style:style>
    <style:style style:name="T236" style:family="text">
      <style:text-properties officeooo:rsid="01f4e736"/>
    </style:style>
    <style:style style:name="T237" style:family="text">
      <style:text-properties style:font-name-asian="HG Mincho Light J" style:font-name-complex="Arial Unicode MS"/>
    </style:style>
    <style:style style:name="T238" style:family="text">
      <style:text-properties officeooo:rsid="01d42f37" style:font-name-asian="HG Mincho Light J" style:font-name-complex="Arial Unicode MS"/>
    </style:style>
    <style:style style:name="T239" style:family="text">
      <style:text-properties officeooo:rsid="0205690c" style:font-name-asian="HG Mincho Light J" style:font-name-complex="Arial Unicode MS"/>
    </style:style>
    <style:style style:name="T240" style:family="text">
      <style:text-properties officeooo:rsid="0206bc8e" style:font-name-asian="HG Mincho Light J" style:font-name-complex="Arial Unicode MS"/>
    </style:style>
    <style:style style:name="T241" style:family="text">
      <style:text-properties officeooo:rsid="01f6d9fb" style:font-name-asian="HG Mincho Light J" style:font-name-complex="Arial Unicode MS"/>
    </style:style>
    <style:style style:name="T242" style:family="text">
      <style:text-properties officeooo:rsid="021aed66" style:font-name-asian="HG Mincho Light J" style:font-name-complex="Arial Unicode MS"/>
    </style:style>
    <style:style style:name="T243" style:family="text">
      <style:text-properties officeooo:rsid="025d22d4" style:font-name-asian="HG Mincho Light J" style:font-name-complex="Arial Unicode MS"/>
    </style:style>
    <style:style style:name="T244" style:family="text">
      <style:text-properties officeooo:rsid="02089e68" style:font-name-asian="HG Mincho Light J" style:font-name-complex="Arial Unicode MS"/>
    </style:style>
    <style:style style:name="T245" style:family="text">
      <style:text-properties officeooo:rsid="0205690c"/>
    </style:style>
    <style:style style:name="T246" style:family="text">
      <style:text-properties officeooo:rsid="01e85ce4"/>
    </style:style>
    <style:style style:name="T247" style:family="text">
      <style:text-properties officeooo:rsid="01e85ce4" loext:padding="0.049cm" loext:border="0.06pt solid #0000ff"/>
    </style:style>
    <style:style style:name="T248" style:family="text">
      <style:text-properties officeooo:rsid="01eed9b6"/>
    </style:style>
    <style:style style:name="T249" style:family="text">
      <style:text-properties officeooo:rsid="01e8bd70"/>
    </style:style>
    <style:style style:name="T250" style:family="text">
      <style:text-properties officeooo:rsid="01e97e3f"/>
    </style:style>
    <style:style style:name="T251" style:family="text">
      <style:text-properties officeooo:rsid="01e8bd70" fo:background-color="#ffcc99" loext:char-shading-value="0" loext:padding="0.049cm" loext:border="0.06pt solid #ff0000"/>
    </style:style>
    <style:style style:name="T252" style:family="text">
      <style:text-properties officeooo:rsid="01fc0eec"/>
    </style:style>
    <style:style style:name="T253" style:family="text">
      <style:text-properties officeooo:rsid="01da8b74"/>
    </style:style>
    <style:style style:name="T254" style:family="text">
      <style:text-properties fo:background-color="#e6e6ff" loext:char-shading-value="0"/>
    </style:style>
    <style:style style:name="T255" style:family="text">
      <style:text-properties officeooo:rsid="01ec3a72" fo:background-color="#e6e6ff" loext:char-shading-value="0"/>
    </style:style>
    <style:style style:name="T256" style:family="text">
      <style:text-properties officeooo:rsid="020a81a7" fo:background-color="#e6e6ff" loext:char-shading-value="0"/>
    </style:style>
    <style:style style:name="T257" style:family="text">
      <style:text-properties officeooo:rsid="01f7364f"/>
    </style:style>
    <style:style style:name="T258" style:family="text">
      <style:text-properties officeooo:rsid="01d560ca"/>
    </style:style>
    <style:style style:name="T259" style:family="text">
      <style:text-properties fo:font-style="italic" officeooo:rsid="01d560ca" style:font-style-asian="italic" style:font-style-complex="italic"/>
    </style:style>
    <style:style style:name="T260" style:family="text">
      <style:text-properties fo:font-style="normal" officeooo:rsid="01d560ca" style:font-style-asian="normal" style:font-style-complex="normal"/>
    </style:style>
    <style:style style:name="T261" style:family="text">
      <style:text-properties officeooo:rsid="0209d3a5"/>
    </style:style>
    <style:style style:name="T262" style:family="text">
      <style:text-properties officeooo:rsid="020a81a7"/>
    </style:style>
    <style:style style:name="T263" style:family="text">
      <style:text-properties officeooo:rsid="020c1b2b"/>
    </style:style>
    <style:style style:name="T264" style:family="text">
      <style:text-properties officeooo:rsid="020de5f7"/>
    </style:style>
    <style:style style:name="T265" style:family="text">
      <style:text-properties officeooo:rsid="01ea8bc5"/>
    </style:style>
    <style:style style:name="T266" style:family="text">
      <style:text-properties officeooo:rsid="01ea8bc5" loext:padding="0.049cm" loext:border="0.06pt solid #000000"/>
    </style:style>
    <style:style style:name="T267" style:family="text">
      <style:text-properties officeooo:rsid="01ea8bc5" fo:background-color="#fffacd" loext:char-shading-value="0"/>
    </style:style>
    <style:style style:name="T268" style:family="text">
      <style:text-properties officeooo:rsid="01fe1cae"/>
    </style:style>
    <style:style style:name="T269" style:family="text">
      <style:text-properties officeooo:rsid="01d4974b"/>
    </style:style>
    <style:style style:name="T270" style:family="text">
      <style:text-properties officeooo:rsid="01eadd7e"/>
    </style:style>
    <style:style style:name="T271" style:family="text">
      <style:text-properties officeooo:rsid="01d3e3b9"/>
    </style:style>
    <style:style style:name="T272" style:family="text">
      <style:text-properties officeooo:rsid="0215adec"/>
    </style:style>
    <style:style style:name="T273" style:family="text">
      <style:text-properties officeooo:rsid="021859f9"/>
    </style:style>
    <style:style style:name="T274" style:family="text">
      <style:text-properties officeooo:rsid="021cb0bb"/>
    </style:style>
    <style:style style:name="T275" style:family="text">
      <style:text-properties officeooo:rsid="02239cce"/>
    </style:style>
    <style:style style:name="T276" style:family="text">
      <style:text-properties officeooo:rsid="0227141b"/>
    </style:style>
    <style:style style:name="T277" style:family="text">
      <style:text-properties officeooo:rsid="022e3b26"/>
    </style:style>
    <style:style style:name="T278" style:family="text">
      <style:text-properties officeooo:rsid="023dd250"/>
    </style:style>
    <style:style style:name="T279" style:family="text">
      <style:text-properties fo:language="gl" fo:country="ES"/>
    </style:style>
    <style:style style:name="T280" style:family="text">
      <style:text-properties fo:language="gl" fo:country="ES" officeooo:rsid="018df599"/>
    </style:style>
    <style:style style:name="T281" style:family="text">
      <style:text-properties fo:language="gl" fo:country="ES" officeooo:rsid="0209d3a5"/>
    </style:style>
    <style:style style:name="T282" style:family="text">
      <style:text-properties fo:language="gl" fo:country="ES" officeooo:rsid="01ec3a72"/>
    </style:style>
    <style:style style:name="T283" style:family="text">
      <style:text-properties fo:language="gl" fo:country="ES" officeooo:rsid="01d1e20b"/>
    </style:style>
    <style:style style:name="T284" style:family="text">
      <style:text-properties fo:language="gl" fo:country="ES" officeooo:rsid="020a81a7"/>
    </style:style>
    <style:style style:name="T285" style:family="text">
      <style:text-properties fo:language="gl" fo:country="ES" officeooo:rsid="0140a8e3"/>
    </style:style>
    <style:style style:name="T286" style:family="text">
      <style:text-properties fo:language="gl" fo:country="ES" officeooo:rsid="0237ec0c"/>
    </style:style>
    <style:style style:name="T287" style:family="text">
      <style:text-properties fo:language="gl" fo:country="ES" officeooo:rsid="01ce1a3c"/>
    </style:style>
    <style:style style:name="T288" style:family="text">
      <style:text-properties fo:language="gl" fo:country="ES" officeooo:rsid="01ce1a3c" style:font-style-asian="italic" style:font-style-complex="italic"/>
    </style:style>
    <style:style style:name="T289" style:family="text">
      <style:text-properties fo:language="gl" fo:country="ES" officeooo:rsid="0245136f"/>
    </style:style>
    <style:style style:name="T290" style:family="text">
      <style:text-properties fo:language="gl" fo:country="ES" officeooo:rsid="024f0edf"/>
    </style:style>
    <style:style style:name="T291" style:family="text">
      <style:text-properties officeooo:rsid="0246ee6e"/>
    </style:style>
    <style:style style:name="T292" style:family="text">
      <style:text-properties officeooo:rsid="02484389"/>
    </style:style>
    <style:style style:name="T293" style:family="text">
      <style:text-properties officeooo:rsid="024a2d0c"/>
    </style:style>
    <style:style style:name="T294" style:family="text">
      <style:text-properties officeooo:rsid="02558733"/>
    </style:style>
    <style:style style:name="T295" style:family="text">
      <style:text-properties officeooo:rsid="025ffb3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4" text:outline-level="1"><text:bookmark-start text:name="__RefHeading__38814_1755902557"/>PROBLEMAS <text:span text:style-name="T25">DE EFECTO FOTOELÉCTRICO</text:span><text:bookmark-end text:name="__RefHeading__38814_1755902557"/></text:h>
      <text:p text:style-name="P47"><text:span text:style-name="T280">Exemplo de resolución coa </text:span><text:span text:style-name="T281">folla</text:span><text:span text:style-name="T280"> de cálculo: «</text:span><text:a xlink:type="simple" xlink:href="../FotoelectricoGal.ods" text:style-name="Internet_20_link" text:visited-style-name="Visited_20_Internet_20_Link"><text:span text:style-name="T282">F</text:span><text:span text:style-name="T280">otoel</text:span><text:span text:style-name="T281">e</text:span><text:span text:style-name="T283">ctrico</text:span><text:span text:style-name="T289">Gal</text:span><text:span text:style-name="T280">.ods</text:span></text:a><text:span text:style-name="T280">»</text:span></text:p>
      <text:p text:style-name="P2"/>
      <text:p text:style-name="P3"/>
      <text:p text:style-name="P42"><text:span text:style-name="T268">O autor pretende que as persoas que empreguen a folla de cálculo: «FotoelectricoGal.ods» tenten resolver un problema habitual das Probas de Acceso á Universidade (A.B.A.U.), na materia «Efecto fotoeléctrico», á vez que se habitúen a luso dunha folla de cálculo. Se só queren ver as respostas dun exercicio no que poden elixir os datos e as incógnitas, poderán atopalas facendo clic na pestana</text:span><text:span text:style-name="T265"> </text:span><text:span text:style-name="T108">🔒</text:span><text:span text:style-name="T266"> </text:span><text:span text:style-name="T165">Calculos</text:span><text:span text:style-name="T268"> da parte inferior da folla de cálculo.</text:span></text:p>
      <text:h text:style-name="P206" text:outline-level="3"><text:bookmark-start text:name="__RefHeading___Toc19791_717168209"/>Comezo<text:bookmark-end text:name="__RefHeading___Toc19791_717168209"/></text:h>
      <text:p text:style-name="P4"><text:span text:style-name="T154">O documento debería mostrar a páxina «</text:span><text:span text:style-name="T156">Enunciado</text:span><text:span text:style-name="T154">», </text:span><text:span text:style-name="T153">para poder comezar a elixir datos e incógnitas.</text:span></text:p>
      <text:p text:style-name="P52">Pode ir a calquera das páxinas baixo a cela que contén<text:span text:style-name="T153"> </text:span><text:span text:style-name="T19">Ir a…</text:span><text:span text:style-name="T153">,</text:span> arriba no centro da folla «Enunciado», mantendo pulsada a tecla «Ctrl» mentres fai clic nunha das celas de cor <text:span text:style-name="T267"><text:tab/><text:tab/>,</text:span> ou facendo clic en calquera das pestanas na parte inferior da folla.</text:p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132">🔒 Introd</text:p>
          </table:table-cell>
          <table:table-cell table:style-name="Tabla4.A1" office:value-type="string">
            <text:p text:style-name="P132">🔒 Axuda</text:p>
          </table:table-cell>
          <table:table-cell table:style-name="Tabla4.A1" office:value-type="string">
            <text:p text:style-name="P40"><text:span text:style-name="T85">🔒 </text:span><text:span text:style-name="T86">Enunciado</text:span></text:p>
          </table:table-cell>
          <table:table-cell table:style-name="Tabla4.D1" office:value-type="string">
            <text:p text:style-name="P40"><text:span text:style-name="T85">🔒 </text:span><text:span text:style-name="T86">Calculos</text:span></text:p>
          </table:table-cell>
        </table:table-row>
      </table:table>
      <text:p text:style-name="P4"><text:span text:style-name="T153">A pestana «Introd» </text:span><text:span text:style-name="T154">contén unha advertencia de emprego de macros, certas instrucións elementais, un enlace á </text:span><text:span text:style-name="T155">páxina de axuda, algunhas aclaracións e o repertorio de funcións que se empregan.</text:span></text:p>
      <text:p text:style-name="P5"><text:span text:style-name="T153">A pestana «</text:span><text:span text:style-name="T157">Axuda</text:span><text:span text:style-name="T153">» </text:span><text:span text:style-name="T154">contén unha axuda máis detallada </text:span><text:span text:style-name="T180">e aclaracións.</text:span></text:p>
      <text:p text:style-name="P5"><text:span text:style-name="T153">A pestana «</text:span><text:span text:style-name="T157">Enunciado</text:span><text:span text:style-name="T153">» </text:span><text:span text:style-name="T154">contén </text:span><text:span text:style-name="T157">o enunciado do problema, no que pode elixir </text:span><text:span text:style-name="T156">datos e incógnitas.</text:span></text:p>
      <text:p text:style-name="P5"><text:span text:style-name="T156">A pestana «</text:span><text:span text:style-name="T157">C</text:span><text:span text:style-name="T169">a</text:span><text:span text:style-name="T157">lculos</text:span><text:span text:style-name="T156">» </text:span><text:span text:style-name="T155">contén </text:span><text:span text:style-name="T157">os resultados, xunto coas ecuacións necesarias para os mesmos.</text:span></text:p>
      <text:p text:style-name="P43"><text:span text:style-name="T154">Se desexa comezar cun problema, </text:span><text:span text:style-name="T232">e a páxina que está á vista non é </text:span><text:span text:style-name="T154">«</text:span><text:span text:style-name="T156">Enunciado</text:span><text:span text:style-name="T154">»</text:span><text:span text:style-name="T232">, </text:span><text:span text:style-name="T154">manteña</text:span><text:span text:style-name="T265"> pulsada a tecla «Ctrl» mentres fai clic na cela </text:span><text:span text:style-name="T20">Enunciad</text:span><text:span text:style-name="T21">o</text:span><text:span text:style-name="T265"> </text:span><text:span text:style-name="T154">arriba </text:span><text:span text:style-name="T265">á dereita, </text:span><text:span text:style-name="T164">ou</text:span><text:span text:style-name="T265"> faga clic na pestan</text:span><text:span text:style-name="T291">a</text:span><text:span text:style-name="T265"> </text:span><text:span text:style-name="T87">🔒</text:span><text:span text:style-name="T171"> </text:span><text:span text:style-name="T266">Enunciado</text:span><text:span text:style-name="T270"> na parte inferior </text:span><text:span text:style-name="T166">entre «Axuda» e «</text:span><text:span text:style-name="T167">Calculos</text:span><text:span text:style-name="T166">»</text:span><text:span text:style-name="T270">.</text:span></text:p>
      <text:h text:style-name="P209" text:outline-level="3"><text:bookmark-start text:name="__RefHeading___Toc11517_193338899"/>Borrado de datos anteriores<text:bookmark-end text:name="__RefHeading___Toc11517_193338899"/></text:h>
      <text:p text:style-name="P6"><text:span text:style-name="T172">Se a folla «Enunciado» contén datos que non lle interesa</text:span><text:span text:style-name="T173">n</text:span><text:span text:style-name="T172">, faga clic con rato </text:span><text:span text:style-name="T261">e</text:span><text:span text:style-name="T172">n </text:span><text:span text:style-name="T183">o botón </text:span><text:span text:style-name="T7">Borrar datos</text:span> <text:span text:style-name="T172">e faga clic no botón </text:span><text:span text:style-name="T174">Aceptar</text:span><text:span text:style-name="T172"> </text:span><text:span text:style-name="T173">d</text:span><text:span text:style-name="T172">o cadro de diálogo que aparecerá.</text:span></text:p>
      <text:p text:style-name="P7">Tamén pode ir ao menú</text:p>
      <text:p text:style-name="P53">Editar → Seleccionar → Seleccionar <text:span text:style-name="T292">as </text:span>celas <text:span text:style-name="T292">des</text:span>prote<text:span text:style-name="T292">xidas</text:span></text:p>
      <text:p text:style-name="P7">e premer na tecla <text:span text:style-name="T181">Supr</text:span>.</text:p>
      <text:p text:style-name="P7"><text:span text:style-name="T261">Borraranse tódolos</text:span><text:span text:style-name="T172"> datos e aparecerán as opcións por defecto.</text:span></text:p>
      <text:h text:style-name="P210" text:outline-level="3"><text:bookmark-start text:name="__RefHeading___Toc11519_193338899"/>Datos<text:bookmark-end text:name="__RefHeading___Toc11519_193338899"/></text:h>
      <text:p text:style-name="P6">Elixa os datos en calquera das dúas celas de cor salmón e bordo vermello <text:tab/><text:tab/><text:tab/><text:tab/>baixo Datos.</text:p>
      <text:p text:style-name="P8"><text:span text:style-name="T249">Faga clic co rato na cela, faga clic na frecha da dereita </text:span><text:span text:style-name="T251"><text:tab/><text:tab/><text:tab/></text:span><text:span text:style-name="T179"></text:span><text:span text:style-name="T176">,</text:span><text:span text:style-name="T249"> e </text:span><text:span text:style-name="T164">elixa</text:span><text:span text:style-name="T249"> </text:span><text:span text:style-name="T261">l</text:span><text:span text:style-name="T249">a magnitude </text:span><text:span text:style-name="T157">entre as propostas.</text:span></text:p>
      <text:p text:style-name="P9"><text:span text:style-name="T252">Faga clic </text:span><text:span text:style-name="T246">nas celas de cor branca </text:span><text:span text:style-name="T250">e bordo azul,</text:span><text:span text:style-name="T246"> </text:span><text:span text:style-name="T247"><text:tab/><text:tab/><text:tab/></text:span><text:span text:style-name="T246">, </text:span><text:span text:style-name="T252">e e scriba</text:span><text:span text:style-name="T246"> </text:span><text:span text:style-name="T252">nelas </text:span><text:span text:style-name="T246">os </text:span><text:span text:style-name="T248">valores dos </text:span><text:span text:style-name="T246">datos.</text:span></text:p>
      <text:p text:style-name="P10"><text:span text:style-name="T246">Pode</text:span> escribir valores en nota<text:span text:style-name="T262">ción</text:span> científica co formato habitual da folla de cálculo «0,00<text:span text:style-name="T262">E</text:span>+00» ou en formato de texto. No primeiro caso, o valor 5,98·10¹⁴ escribiríase: <text:span text:style-name="T128">5,98</text:span><text:span text:style-name="T130">E</text:span><text:span text:style-name="T128">14.</text:span></text:p>
      <text:p text:style-name="P4"><text:span text:style-name="T249">No segundo caso, p</text:span><text:span text:style-name="T246">ara escribir superíndices, pre</text:span><text:span text:style-name="T293">m</text:span><text:span text:style-name="T246">a a tecla «^» antes de cada cifra ou signo. O punto de multiplicación «·» obtense coa combinación de teclas «</text:span><text:span text:style-name="T177">⇑</text:span><text:span text:style-name="T170">»3 (maiúsculas 3). Así, para </text:span><text:span text:style-name="T158">obter</text:span><text:span text:style-name="T170"> </text:span><text:span text:style-name="T131">5,98·10¹⁴, escriba 5,98 «</text:span><text:span text:style-name="T136">⇑</text:span><text:span text:style-name="T138">»3 10^</text:span><text:span text:style-name="T139">1</text:span><text:span text:style-name="T138"> ^4 e borre os espazos. Tamén pode seleccionar co rato o dato </text:span><text:span text:style-name="T135">5,98·10¹⁴</text:span><text:span text:style-name="T131">, premer xuntas as teclas «Ctrl» C, para copialo, </text:span><text:span text:style-name="T132">facer clic na cela</text:span><text:span text:style-name="T131"> </text:span><text:span text:style-name="T132">d</text:span><text:span text:style-name="T131">a folla de cálculo, premer xuntas as teclas<text:line-break/>«Ctrl» «</text:span><text:span text:style-name="T136">⇑</text:span><text:span text:style-name="T138">» V</text:span><text:span text:style-name="T131">, (pegado especial) e elixir «Texto sen formato».</text:span></text:p>
      <text:p text:style-name="P11"><text:span text:style-name="T249">Elixa as unidades nas celas de cor salmón </text:span><text:span text:style-name="T250">e bordo vermello</text:span><text:span text:style-name="T249"> </text:span><text:span text:style-name="T129"><text:tab/><text:tab/></text:span><text:span text:style-name="T251"><text:tab/></text:span><text:span text:style-name="T249">, </text:span><text:span text:style-name="T248">á dereita dos valores</text:span><text:span text:style-name="T249">.</text:span></text:p>
      <text:p text:style-name="P12"><text:span text:style-name="T249">Faga clic co rato na cela, faga clic na frecha da dereita </text:span><text:span text:style-name="T251"><text:tab/><text:tab/><text:tab/></text:span><text:span text:style-name="T179"></text:span><text:span text:style-name="T176">,</text:span><text:span text:style-name="T249"> </text:span><text:span text:style-name="T275">e</text:span><text:span text:style-name="T249"> elixa a unidade idónea.</text:span></text:p>
      <text:h text:style-name="P207" text:outline-level="3"><text:bookmark-start text:name="__RefHeading___Toc19793_717168209"/><text:soft-page-break/>Incógnitas<text:bookmark-end text:name="__RefHeading___Toc19793_717168209"/></text:h>
      <text:p text:style-name="P12">Elixa as incógnitas en calquera das dúas celas de cor salmón e bordo vermello <text:tab/><text:tab/><text:tab/>, baixo Incógnitas.</text:p>
      <text:p text:style-name="P13"><text:span text:style-name="T249">Faga clic co rato na cela, faga clic na frecha da dereita </text:span><text:span text:style-name="T251"><text:tab/><text:tab/><text:tab/></text:span><text:span text:style-name="T179"></text:span><text:span text:style-name="T176">,</text:span><text:span text:style-name="T249"> e elixa a magnitude </text:span><text:span text:style-name="T157">entre as propostas.</text:span></text:p>
      <text:h text:style-name="P211" text:outline-level="3"><text:bookmark-start text:name="__RefHeading___Toc19795_717168209"/>Cálculos intermedio<text:span text:style-name="T182">s </text:span><text:span text:style-name="T276">e</text:span><text:span text:style-name="T182"> </text:span><text:span text:style-name="T276">i</text:span><text:span text:style-name="T182">ncógnitas</text:span><text:bookmark-end text:name="__RefHeading___Toc19795_717168209"/></text:h>
      <text:p text:style-name="P14">Aparecerán baixo Cálculos intermedios as magnitudes que deberán calcularse antes da<text:span text:style-name="T278">s i</text:span>ncógnitas.</text:p>
      <text:p text:style-name="P15"><text:span text:style-name="T232">Se quere mostrar os resultados cun número de cifras </text:span>significativas <text:span text:style-name="T232">distinto de 3, </text:span><text:span text:style-name="T262">faga</text:span><text:span text:style-name="T252"> clic na cela de cor branca e bordo azul e escriba</text:span><text:span text:style-name="T246"> </text:span><text:span text:style-name="T252">nela</text:span> o número de cifras significativas co que desexa que aparezan os resultados na cela: <text:span text:style-name="T247"><text:s text:c="2"/></text:span><text:span text:style-name="T17"><text:s/></text:span><text:span text:style-name="T18">3 </text:span><text:span text:style-name="T8"><text:s/></text:span><text:span text:style-name="T9">c</text:span><text:span text:style-name="T8">ifras significativas</text:span>.</text:p>
      <text:p text:style-name="P16">Se déixaa en branco, os resultados aparecerán con 3 cifras significativas.</text:p>
      <text:p text:style-name="P17"><text:span text:style-name="T252">Faga clic nas celas de cor branca e bordo azul, <text:tab/><text:tab/><text:tab/>, e escriba os</text:span><text:span text:style-name="T232"> valores nelas.</text:span></text:p>
      <text:p text:style-name="P16">Pode escribir fórmulas nesas celas. Deberá comezar co signo «=» seguido cun número ou unha referencia a unha cela, e os operadores «+», «–», «*» ou «/» xunto con outros números ou referencias. Pode empregar as letras «q», «m», «h» e «v», no canto das referencias C7, C8, C9 ou C10, ou escribir os valores desas constantes.</text:p>
      <text:p text:style-name="P18"><text:span text:style-name="T249">Elixa as unidades nas celas de cor salmón </text:span><text:span text:style-name="T250">e bordo vermello </text:span><text:span text:style-name="T249"><text:s/></text:span><text:span text:style-name="T129"><text:tab/><text:tab/><text:tab/></text:span><text:span text:style-name="T251"><text:tab/></text:span><text:span text:style-name="T250">, </text:span><text:span text:style-name="T248">á dereita dos valores</text:span><text:span text:style-name="T249">.</text:span></text:p>
      <text:p text:style-name="P19"><text:span text:style-name="T249">Faga clic co rato na cela, faga clic na frecha da dereita </text:span><text:span text:style-name="T251"><text:tab/><text:tab/><text:tab/></text:span><text:span text:style-name="T176"> </text:span><text:span text:style-name="T179"></text:span><text:span text:style-name="T176"> </text:span><text:span text:style-name="T249">, e elixa a unidade idónea.</text:span></text:p>
      <text:p text:style-name="P20">Á dereita de <text:span text:style-name="T254">Completado</text:span>, aparece a porcentaxe resolta do exercicio.</text:p>
      <text:h text:style-name="P208" text:outline-level="3"><text:bookmark-start text:name="__RefHeading___Toc11564_193338899"/>Cálculos<text:bookmark-end text:name="__RefHeading___Toc11564_193338899"/></text:h>
      <text:p text:style-name="P44"><text:span text:style-name="T269">Na páxina «C</text:span><text:span text:style-name="T182">alculos» </text:span><text:span text:style-name="T269">aparecen as respostas. Se quere </text:span><text:span text:style-name="T271">consultalas</text:span><text:span text:style-name="T182">,</text:span><text:span text:style-name="T269"> </text:span><text:span text:style-name="T154">manteña</text:span><text:span text:style-name="T265"> pulsada a tecla «Ctrl» mentres fai </text:span><text:span text:style-name="T271">clic na </text:span><text:span text:style-name="T274">opción</text:span><text:span text:style-name="T265"> </text:span><text:span text:style-name="T11">C</text:span><text:span text:style-name="T13">á</text:span><text:span text:style-name="T12">lculos</text:span><text:span text:style-name="T267"> </text:span><text:span text:style-name="T265"><text:s/></text:span><text:span text:style-name="T271">que se atopa</text:span><text:span text:style-name="T269">n na parte superior do centro da páxina, ou faga clic na pestana inferior</text:span><text:span text:style-name="T265"> </text:span><text:span text:style-name="T108">🔒</text:span><text:span text:style-name="T266"> </text:span><text:span text:style-name="T165">Calculos</text:span>.</text:p>
      <text:p text:style-name="P21"/>
      <text:h text:style-name="P205" text:outline-level="2"><text:bookmark-start text:name="__RefHeading___Toc19797_717168209"/>Problemas<text:bookmark-end text:name="__RefHeading___Toc19797_717168209"/></text:h>
      <text:h text:style-name="P212" text:outline-level="4"><text:bookmark-start text:name="__RefHeading___Toc25810_1621949048"/><text:span text:style-name="T262">A</text:span> lonxitude de onda máxima capaz de producir efecto fotoeléctrico nun metal, é 4500 <text:span text:style-name="T6">Å</text:span>:<text:bookmark-end text:name="__RefHeading___Toc25810_1621949048"/></text:h>
      <text:h text:style-name="P213" text:outline-level="5">Calcula o traballo de extracción.</text:h>
      <text:h text:style-name="P213" text:outline-level="5">Calcula o potencial de freado se a luz incidente é de λ = 4000 <text:span text:style-name="T6">Å.</text:span></text:h>
      <text:h text:style-name="P213" text:outline-level="5">Habería efecto fotoeléctrico con luz de 5·10¹⁴ Hz?</text:h>
      <text:p text:style-name="P192"><text:span text:style-name="T279">Datos: </text:span><text:span text:style-name="Variable"><text:span text:style-name="T284">e</text:span></text:span><text:span text:style-name="Variable"><text:span text:style-name="T279"> =</text:span></text:span><text:span text:style-name="T279"> -1,6·10⁻¹⁹ C; </text:span><text:span text:style-name="Variable"><text:span text:style-name="T279">h</text:span></text:span><text:span text:style-name="T279"> = 6,63·10⁻³⁴ J·s ; 1 </text:span><text:span text:style-name="T22">Å</text:span><text:span text:style-name="T279"> = 10⁻</text:span><text:span text:style-name="T285">¹⁰</text:span><text:span text:style-name="T279"> m; </text:span><text:span text:style-name="Variable"><text:span text:style-name="T279">c</text:span></text:span><text:span text:style-name="T279"> = 3·10⁸ m/s<text:tab/></text:span><text:span text:style-name="PAU"><text:span text:style-name="T279">(P.A.U. </text:span></text:span><text:span text:style-name="PAU"><text:span text:style-name="T290">xuño</text:span></text:span><text:span text:style-name="PAU"><text:span text:style-name="T286"> </text:span></text:span><text:span text:style-name="PAU"><text:span text:style-name="T279">10)</text:span></text:span></text:p>
      <text:p text:style-name="P46"><text:span text:style-name="Rta"><text:span text:style-name="T287">Rta.</text:span></text:span><text:span text:style-name="T287">: a) </text:span><text:span text:style-name="variable"><text:span text:style-name="T288">W</text:span></text:span><text:span text:style-name="T287">₀ = 4,4·10⁻¹⁹ J; b) </text:span><text:span text:style-name="variable"><text:span text:style-name="T288">V</text:span></text:span><text:span text:style-name="T287"> = 0,34 V</text:span></text:p>
      <text:p text:style-name="P22"/>
      <text:p text:style-name="P23">Ecuacións</text:p>
      <text:p text:style-name="P24"><text:span text:style-name="T253">Pode ver as ecuacións a empregar facendo clic na cela </text:span><text:span text:style-name="T159">de cor salmón á dereita</text:span><text:span text:style-name="T253"> </text:span><text:span text:style-name="T183">de</text:span><text:span text:style-name="T153"> </text:span><text:span text:style-name="T256">Ir a…</text:span><text:span text:style-name="T255"> </text:span><text:span text:style-name="T253">, </text:span><text:span text:style-name="T187">clic na frecha da dereita </text:span><text:span text:style-name="T203"><text:tab/><text:tab/><text:tab/></text:span><text:span text:style-name="T178"></text:span><text:span text:style-name="T175">,</text:span><text:span text:style-name="T187"> </text:span><text:span text:style-name="T220">e </text:span><text:span text:style-name="T160">o</text:span><text:span text:style-name="T168">i</text:span><text:span text:style-name="T160">gi</text:span><text:span text:style-name="T161">endo</text:span><text:span text:style-name="T220"> </text:span><text:span text:style-name="T253">«Ecuacións»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168">A </text:p>
          </table:table-cell>
          <table:table-cell table:style-name="Tabla2.A1" office:value-type="string">
            <text:p text:style-name="P170"/>
          </table:table-cell>
          <table:table-cell table:style-name="Tabla2.A1" office:value-type="string">
            <text:p text:style-name="P168"><text:s/></text:p>
          </table:table-cell>
          <table:table-cell table:style-name="Tabla2.A1" office:value-type="string">
            <text:p text:style-name="P168">C D</text:p>
          </table:table-cell>
          <table:table-cell table:style-name="Tabla2.A1" office:value-type="string">
            <text:p text:style-name="P168">E</text:p>
          </table:table-cell>
          <table:table-cell table:style-name="Tabla2.A1" office:value-type="string">
            <text:p text:style-name="P170">F</text:p>
          </table:table-cell>
          <table:table-cell table:style-name="Tabla2.A1" office:value-type="string">
            <text:p text:style-name="P168">G</text:p>
          </table:table-cell>
          <table:table-cell table:style-name="Tabla2.A1" office:value-type="string">
            <text:p text:style-name="P173">H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53">Efecto fotoeléctrico</text:p>
          </table:table-cell>
          <table:table-cell table:style-name="Tabla1.B1" office:value-type="string">
            <text:p text:style-name="P154"/>
          </table:table-cell>
          <table:table-cell table:style-name="Tabla1.B1" office:value-type="string">
            <text:p text:style-name="P158">Completado</text:p>
          </table:table-cell>
          <table:table-cell table:style-name="Tabla1.D1" office:value-type="float" office:value="0">
            <text:p text:style-name="P185">0</text:p>
          </table:table-cell>
          <table:table-cell table:style-name="Tabla1.B1" office:value-type="string">
            <text:p text:style-name="P158">%</text:p>
          </table:table-cell>
          <table:table-cell table:style-name="Tabla1.B1" office:value-type="string">
            <text:p text:style-name="P161"/>
          </table:table-cell>
          <table:table-cell table:style-name="Tabla1.B1" office:value-type="string">
            <text:p text:style-name="P158">Ir a…</text:p>
          </table:table-cell>
          <table:table-cell table:style-name="Tabla1.H1" office:value-type="string">
            <text:p text:style-name="P161"/>
          </table:table-cell>
        </table:table-row>
      </table:table>
      <text:p text:style-name="P55"/>
      <text:p text:style-name="P99">Axuda</text:p>
      <text:p text:style-name="P24"><text:span text:style-name="T186">Pode ver </text:span><text:span text:style-name="T188">a axuda</text:span><text:span text:style-name="T186"> facendo clic na cela «</text:span><text:span text:style-name="T190">J</text:span><text:span text:style-name="T186">1», </text:span><text:span text:style-name="T187">clic na frecha da dereita </text:span><text:span text:style-name="T203"><text:tab/><text:tab/></text:span><text:span text:style-name="T178"></text:span><text:span text:style-name="T175">,</text:span><text:span text:style-name="T187"> </text:span><text:span text:style-name="T186">e </text:span><text:span text:style-name="T200">elix</text:span><text:span text:style-name="T162">i</text:span><text:span text:style-name="T163">ndo</text:span><text:span text:style-name="T186"> «</text:span><text:span text:style-name="T189">Axuda</text:span><text:span text:style-name="T186">».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row table:style-name="Tabla5.1">
          <table:table-cell table:style-name="Tabla5.A1" office:value-type="string">
            <text:p text:style-name="P169">A</text:p>
          </table:table-cell>
          <table:table-cell table:style-name="Tabla5.A1" office:value-type="string">
            <text:p text:style-name="P170">B</text:p>
          </table:table-cell>
          <table:table-cell table:style-name="Tabla5.A1" office:value-type="string">
            <text:p text:style-name="P169">C</text:p>
          </table:table-cell>
          <table:table-cell table:style-name="Tabla5.A1" office:value-type="string">
            <text:p text:style-name="P169">D</text:p>
          </table:table-cell>
          <table:table-cell table:style-name="Tabla5.A1" office:value-type="string">
            <text:p text:style-name="P169">E</text:p>
          </table:table-cell>
          <table:table-cell table:style-name="Tabla5.A1" office:value-type="string">
            <text:p text:style-name="P170">F</text:p>
          </table:table-cell>
          <table:table-cell table:style-name="Tabla5.A1" office:value-type="string">
            <text:p text:style-name="P169">G</text:p>
          </table:table-cell>
          <table:table-cell table:style-name="Tabla5.A1" office:value-type="string">
            <text:p text:style-name="P171">H</text:p>
          </table:table-cell>
          <table:table-cell table:style-name="Tabla5.A1" office:value-type="string">
            <text:p text:style-name="P172">I</text:p>
          </table:table-cell>
          <table:table-cell table:style-name="Tabla5.A1" office:value-type="string">
            <text:p text:style-name="P174">J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153">Efecto fotoeléctrico</text:p>
          </table:table-cell>
          <table:table-cell table:style-name="Tabla3.B1" office:value-type="string">
            <text:p text:style-name="P154"/>
          </table:table-cell>
          <table:table-cell table:style-name="Tabla3.B1" office:value-type="string">
            <text:p text:style-name="P158">Completado</text:p>
          </table:table-cell>
          <table:table-cell table:style-name="Tabla3.D1" office:value-type="float" office:value="0">
            <text:p text:style-name="P185">0</text:p>
          </table:table-cell>
          <table:table-cell table:style-name="Tabla3.B1" office:value-type="string">
            <text:p text:style-name="P158">%</text:p>
          </table:table-cell>
          <table:table-cell table:style-name="Tabla3.B1" office:value-type="string">
            <text:p text:style-name="P161"/>
          </table:table-cell>
          <table:table-cell table:style-name="Tabla3.B1" office:value-type="string">
            <text:p text:style-name="P158">Ir a…</text:p>
          </table:table-cell>
          <table:table-cell table:style-name="Tabla3.H1" office:value-type="string">
            <text:p text:style-name="P161"/>
          </table:table-cell>
          <table:table-cell table:style-name="Tabla3.B1" office:value-type="string">
            <text:p text:style-name="P161"/>
          </table:table-cell>
          <table:table-cell table:style-name="Tabla3.J1" office:value-type="string">
            <text:p text:style-name="P161"/>
          </table:table-cell>
        </table:table-row>
      </table:table>
      <text:p text:style-name="P56"/>
      <text:p text:style-name="P100">Introdución de datos.</text:p>
      <text:p text:style-name="P57">Se hai datos doutro problema, pode borralos todos, <text:span text:style-name="T272">e</text:span>n LibreOffice 6.4 <text:span text:style-name="T122">ou posterior</text:span>, <text:span text:style-name="T122">elixindo no menú:</text:span></text:p>
      <text:p text:style-name="P54">Editar → Seleccionar → Seleccionar <text:span text:style-name="T292">as </text:span>celas <text:span text:style-name="T292">des</text:span>prote<text:span text:style-name="T292">xidas</text:span></text:p>
      <text:p text:style-name="P45"><text:span text:style-name="T194">e pre</text:span><text:span text:style-name="T201">me</text:span><text:span text:style-name="T194">ndo a tecla «Supr».</text:span></text:p>
      <text:p text:style-name="P61">Tamén pode borralas facendo <text:span text:style-name="T172">clic con o rato </text:span><text:span text:style-name="T263">e</text:span><text:span text:style-name="T172">n </text:span>o botón <text:span text:style-name="T7">Borrar datos</text:span> <text:span text:style-name="T172">e clic no botón </text:span><text:span text:style-name="T174">Aceptar</text:span><text:span text:style-name="T172"> </text:span><text:span text:style-name="T173">d</text:span><text:span text:style-name="T172">o cadro de diálogo que aparecerá.</text:span></text:p>
      <text:p text:style-name="P58">A folla de cálculo:<text:span text:style-name="T119"> «</text:span><text:span text:style-name="T153">F</text:span><text:span text:style-name="T119">otoel</text:span><text:span text:style-name="T261">e</text:span><text:span text:style-name="T120">ctrico</text:span><text:span text:style-name="T294">Gal</text:span><text:span text:style-name="T120">.</text:span><text:span text:style-name="T119">ods» </text:span>non admite a unidade <text:span text:style-name="T151">Å, </text:span>polo que haberá que converter esas cantidades a metros ou <text:span text:style-name="T263">nan</text:span><text:span text:style-name="T294">o</text:span><text:span text:style-name="T263">metros.</text:span></text:p>
      <text:p text:style-name="P63"><text:span text:style-name="T121">Faga clic nas celas de cor salmón </text:span><text:span text:style-name="T122">da esquerda </text:span><text:span text:style-name="T121">e elixa unha </text:span><text:span text:style-name="T122">magnitude</text:span><text:span text:style-name="T121"> entre as propostas. </text:span><text:span text:style-name="T122">Escriba o valor da magnitude. </text:span><text:span text:style-name="T121">Faga clic nas celas de cor salmón </text:span><text:span text:style-name="T122">da dereita </text:span><text:span text:style-name="T121">e elixa unha </text:span><text:span text:style-name="T122">unidade</text:span><text:span text:style-name="T121"> entre as propostas.</text:span></text:p>
      <text:p text:style-name="P62"><text:span text:style-name="T263">E</text:span><text:span text:style-name="T121">scriba </text:span>os valores <text:span text:style-name="T257">facendo clic </text:span>nas celas de cor branca e elixa as unidades <text:span text:style-name="T257">facendo clic </text:span>nas celas de cor salmón á súa dereita.</text:p>
      <text:p text:style-name="P25"><text:span text:style-name="T198">Faga clic na cela cor salmón debaixo de «Datos» e elixa</text:span><text:span text:style-name="T209"> </text:span><text:span text:style-name="T118">Lonxitude de onda limiar</text:span><text:span text:style-name="T190">.</text:span></text:p>
      <text:p text:style-name="P25"><text:span text:style-name="T190">P</text:span><text:span text:style-name="T191">ara</text:span><text:span text:style-name="T190"> escribir a lonxitude de onda limiar </text:span><text:span text:style-name="T191">faga clic na cela de cor branca á dereita de </text:span><text:span text:style-name="T208">λ₀ </text:span><text:span text:style-name="T117">=</text:span><text:span text:style-name="T190"> </text:span><text:span text:style-name="T191">e teclee</text:span><text:span text:style-name="T190">: 450 (</text:span><text:span text:style-name="T191">se vai escoller como unidade </text:span><text:span text:style-name="T190">nm) ou 4,5·10⁻⁷ (</text:span><text:span text:style-name="T191">se escolle </text:span><text:span text:style-name="T190">m). Neste caso </text:span><text:span text:style-name="T133">escriba </text:span><text:span text:style-name="T134">4,5</text:span><text:span text:style-name="T133"> «</text:span><text:span text:style-name="T137">⇑</text:span><text:span text:style-name="T140">»3 10^</text:span><text:span text:style-name="T141">-</text:span><text:span text:style-name="T140"> ^</text:span><text:span text:style-name="T142">7</text:span><text:span text:style-name="T140"> e borre os espazos. </text:span><text:span text:style-name="T142">Tamén pode escribir 4,5</text:span><text:span text:style-name="T143">E</text:span><text:span text:style-name="T142">-7, que aparecerá na folla como 4,50</text:span><text:span text:style-name="T143">E</text:span><text:span text:style-name="T142">-07.</text:span></text:p>
      <text:p text:style-name="P25"><text:span text:style-name="T144">Faga algo </text:span><text:span text:style-name="T143">similar</text:span><text:span text:style-name="T144"> para a </text:span><text:span text:style-name="T150">lonxitude de onda</text:span><text:span text:style-name="T144"> dos fotóns. Por exemplo escr</text:span><text:span text:style-name="T145">i</text:span><text:span text:style-name="T144">ba 4·10^- ^7 e borre os espazos. Elixa «m».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62">Datos</text:p>
          </table:table-cell>
          <table:table-cell table:style-name="Tabla6.A1" office:value-type="string">
            <text:p text:style-name="P154"/>
          </table:table-cell>
          <table:table-cell table:style-name="Tabla6.A1" office:value-type="string">
            <text:p text:style-name="P161"/>
          </table:table-cell>
          <table:table-cell table:style-name="Tabla6.A1" office:value-type="string">
            <text:p text:style-name="P161"/>
          </table:table-cell>
          <table:table-cell table:style-name="Tabla6.A1" office:value-type="string">
            <text:p text:style-name="P161"/>
          </table:table-cell>
          <table:table-cell table:style-name="Tabla6.A1" office:value-type="string">
            <text:p text:style-name="P161"/>
          </table:table-cell>
        </table:table-row>
        <table:table-row table:style-name="Tabla6.1">
          <table:table-cell table:style-name="Tabla6.A2" office:value-type="string">
            <text:p text:style-name="P158">Lonxitude de onda limiar</text:p>
          </table:table-cell>
          <table:table-cell table:style-name="Tabla6.A1" office:value-type="string">
            <text:p text:style-name="P155">λ₀ =</text:p>
          </table:table-cell>
          <table:table-cell table:style-name="Tabla6.C2" office:value-type="string">
            <text:p text:style-name="P110">450</text:p>
          </table:table-cell>
          <table:table-cell table:style-name="Tabla6.A2" office:value-type="string">
            <text:p text:style-name="P158"><text:span text:style-name="T220">n</text:span>m</text:p>
          </table:table-cell>
          <table:table-cell table:style-name="Tabla6.A1" office:value-type="string">
            <text:p text:style-name="P186"/>
          </table:table-cell>
          <table:table-cell table:style-name="Tabla6.A1" office:value-type="string">
            <text:p text:style-name="P161"/>
          </table:table-cell>
        </table:table-row>
        <table:table-row table:style-name="Tabla6.1">
          <table:table-cell table:style-name="Tabla6.A2" office:value-type="string">
            <text:p text:style-name="P158">Lonxitude de onda dos fotóns</text:p>
          </table:table-cell>
          <table:table-cell table:style-name="Tabla6.A1" office:value-type="string">
            <text:p text:style-name="P155">λ =</text:p>
          </table:table-cell>
          <table:table-cell table:style-name="Tabla6.C3" office:value-type="string">
            <text:p text:style-name="P111">4·10⁻⁷</text:p>
          </table:table-cell>
          <table:table-cell table:style-name="Tabla6.A2" office:value-type="string">
            <text:p text:style-name="P158">m</text:p>
          </table:table-cell>
          <table:table-cell table:style-name="Tabla6.A1" office:value-type="string">
            <text:p text:style-name="P186"/>
          </table:table-cell>
          <table:table-cell table:style-name="Tabla6.A1" office:value-type="string">
            <text:p text:style-name="P186"/>
          </table:table-cell>
        </table:table-row>
      </table:table>
      <text:p text:style-name="P59"/>
      <text:p text:style-name="P180">Introdución de incógnitas.</text:p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row table:style-name="Tabla30.1">
          <table:table-cell table:style-name="Tabla30.A1" office:value-type="string">
            <text:p text:style-name="P148">Incógnitas</text:p>
          </table:table-cell>
          <table:table-cell table:style-name="Tabla30.A1" office:value-type="string">
            <text:p text:style-name="P149"/>
          </table:table-cell>
          <table:table-cell table:style-name="Tabla30.C1">
            <text:p text:style-name="P187"/>
          </table:table-cell>
          <table:table-cell table:style-name="Tabla30.D1" office:value-type="float" office:value="3">
            <text:p text:style-name="P136">3</text:p>
          </table:table-cell>
          <table:table-cell table:style-name="Tabla30.A1" table:number-columns-spanned="2" office:value-type="string">
            <text:p text:style-name="P140">cifras significativas</text:p>
          </table:table-cell>
          <table:covered-table-cell/>
        </table:table-row>
        <table:table-row table:style-name="Tabla30.1">
          <table:table-cell table:style-name="Tabla30.A2" office:value-type="string">
            <text:p text:style-name="P140"/>
          </table:table-cell>
          <table:table-cell table:style-name="Tabla30.A1" office:value-type="string">
            <text:p text:style-name="P150"/>
          </table:table-cell>
          <table:table-cell table:style-name="Tabla30.C2">
            <text:p text:style-name="P136"/>
          </table:table-cell>
          <table:table-cell table:style-name="Tabla30.D2" office:value-type="string">
            <text:p text:style-name="P140"/>
          </table:table-cell>
          <table:table-cell table:style-name="Tabla30.A1" office:value-type="string">
            <text:p text:style-name="P136"/>
          </table:table-cell>
          <table:table-cell table:style-name="Tabla30.A1" office:value-type="string">
            <text:p text:style-name="P140"/>
          </table:table-cell>
        </table:table-row>
        <table:table-row table:style-name="Tabla30.1">
          <table:table-cell table:style-name="Tabla30.A3" office:value-type="string">
            <text:p text:style-name="P140"/>
          </table:table-cell>
          <table:table-cell table:style-name="Tabla30.A1" office:value-type="string">
            <text:p text:style-name="P150"/>
          </table:table-cell>
          <table:table-cell table:style-name="Tabla30.C3">
            <text:p text:style-name="P136"/>
          </table:table-cell>
          <table:table-cell table:style-name="Tabla30.D3" office:value-type="string">
            <text:p text:style-name="P140"/>
          </table:table-cell>
          <table:table-cell table:style-name="Tabla30.A1" office:value-type="string">
            <text:p text:style-name="P136"/>
          </table:table-cell>
          <table:table-cell table:style-name="Tabla30.A1" office:value-type="string">
            <text:p text:style-name="P140"/>
          </table:table-cell>
        </table:table-row>
        <table:table-row table:style-name="Tabla30.1">
          <table:table-cell table:style-name="Tabla30.A4" office:value-type="string">
            <text:p text:style-name="P142"/>
          </table:table-cell>
          <table:table-cell table:style-name="Tabla30.A1" office:value-type="string">
            <text:p text:style-name="P149"/>
          </table:table-cell>
          <table:table-cell table:style-name="Tabla30.C4" office:value-type="string">
            <text:p text:style-name="P142"/>
          </table:table-cell>
          <table:table-cell table:style-name="Tabla30.D4">
            <text:p text:style-name="P142"/>
          </table:table-cell>
          <table:table-cell table:style-name="Tabla30.A1" office:value-type="string">
            <text:p text:style-name="P142"/>
          </table:table-cell>
          <table:table-cell table:style-name="Tabla30.A1" office:value-type="string">
            <text:p text:style-name="P142"/>
          </table:table-cell>
        </table:table-row>
      </table:table>
      <text:p text:style-name="P26">Faga clic nas celas de cor salmón e elixa unha opción entre as propostas, <text:span text:style-name="T234">facendo </text:span><text:span text:style-name="T187">clic na frecha da dereita </text:span><text:span text:style-name="T203"><text:tab/><text:tab/><text:tab/></text:span><text:span text:style-name="T178"></text:span><text:span text:style-name="T175">,</text:span><text:span text:style-name="T187"> </text:span><text:span text:style-name="T192">que aparecerá.</text:span></text:p>
      <text:p text:style-name="P181"><text:soft-page-break/>Nas dúas primeiras, pode elixir entre as magnitudes <text:span text:style-name="T234">que aparecen na lista de opcións. Na terceira s</text:span><text:span text:style-name="T273">ou o pode elixir «Lonxitude de onda de De Broglie».</text:span></text:p>
      <text:p text:style-name="P182">Neste problema deberá elixir: «Traballo de extracción» para o apartado a) e «Potencial de freado dos electróns», para o apartado b).</text:p>
      <text:p text:style-name="P183">Aparecerán as magnitudes que deberá calcular antes das incógnitas: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office:value-type="string">
            <text:p text:style-name="P148">Cálculos intermedios</text:p>
          </table:table-cell>
          <table:table-cell table:style-name="Tabla8.A1" office:value-type="string">
            <text:p text:style-name="P149"/>
          </table:table-cell>
          <table:table-cell table:style-name="Tabla8.A1" office:value-type="string">
            <text:p text:style-name="P140"/>
          </table:table-cell>
          <table:table-cell table:style-name="Tabla8.D1" office:value-type="string">
            <text:p text:style-name="P143">3</text:p>
          </table:table-cell>
          <table:table-cell table:style-name="Tabla8.A1" table:number-columns-spanned="2" office:value-type="string">
            <text:p text:style-name="P140">cifras significativas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158">Frecuencia limiar</text:p>
          </table:table-cell>
          <table:table-cell table:style-name="Tabla8.A1" office:value-type="string">
            <text:p text:style-name="P155">f₀ =</text:p>
          </table:table-cell>
          <table:table-cell table:style-name="Tabla8.C2" office:value-type="string">
            <text:p text:style-name="P167"/>
          </table:table-cell>
          <table:table-cell table:style-name="Tabla8.D2">
            <text:p text:style-name="P161"/>
          </table:table-cell>
          <table:table-cell table:style-name="Tabla8.A1" office:value-type="string">
            <text:p text:style-name="P161"/>
          </table:table-cell>
          <table:table-cell table:style-name="Tabla8.A1" office:value-type="string">
            <text:p text:style-name="P161"/>
          </table:table-cell>
        </table:table-row>
        <table:table-row table:style-name="Tabla8.1">
          <table:table-cell table:style-name="Tabla8.A1" office:value-type="string">
            <text:p text:style-name="P158">Frecuencia dos fotóns</text:p>
          </table:table-cell>
          <table:table-cell table:style-name="Tabla8.A1" office:value-type="string">
            <text:p text:style-name="P155">f =</text:p>
          </table:table-cell>
          <table:table-cell table:style-name="Tabla8.C3">
            <text:p text:style-name="P167"/>
          </table:table-cell>
          <table:table-cell table:style-name="Tabla8.D2">
            <text:p text:style-name="P161"/>
          </table:table-cell>
          <table:table-cell table:style-name="Tabla8.A1" office:value-type="string">
            <text:p text:style-name="P161"/>
          </table:table-cell>
          <table:table-cell table:style-name="Tabla8.A1" office:value-type="string">
            <text:p text:style-name="P161"/>
          </table:table-cell>
        </table:table-row>
        <table:table-row table:style-name="Tabla8.1">
          <table:table-cell table:style-name="Tabla8.A1" office:value-type="string">
            <text:p text:style-name="P158">Enerxía dos fotóns</text:p>
          </table:table-cell>
          <table:table-cell table:style-name="Tabla8.A1" office:value-type="string">
            <text:p text:style-name="P155"><text:span text:style-name="T263">E</text:span> =</text:p>
          </table:table-cell>
          <table:table-cell table:style-name="Tabla8.C4" office:value-type="string">
            <text:p text:style-name="P167"/>
          </table:table-cell>
          <table:table-cell table:style-name="Tabla8.D2">
            <text:p text:style-name="P161"/>
          </table:table-cell>
          <table:table-cell table:style-name="Tabla8.A1" office:value-type="string">
            <text:p text:style-name="P161"/>
          </table:table-cell>
          <table:table-cell table:style-name="Tabla8.A1" office:value-type="string">
            <text:p text:style-name="P161"/>
          </table:table-cell>
        </table:table-row>
        <table:table-row table:style-name="Tabla8.1">
          <table:table-cell table:style-name="Tabla8.A1" office:value-type="string">
            <text:p text:style-name="P158">Enerxía cinética dos electróns</text:p>
          </table:table-cell>
          <table:table-cell table:style-name="Tabla8.A1" office:value-type="string">
            <text:p text:style-name="P155"><text:span text:style-name="T263">E</text:span>ₑ =</text:p>
          </table:table-cell>
          <table:table-cell table:style-name="Tabla8.C5">
            <text:p text:style-name="P167"/>
          </table:table-cell>
          <table:table-cell table:style-name="Tabla8.D2">
            <text:p text:style-name="P161"/>
          </table:table-cell>
          <table:table-cell table:style-name="Tabla8.A1" office:value-type="string">
            <text:p text:style-name="P161"/>
          </table:table-cell>
          <table:table-cell table:style-name="Tabla8.A1" office:value-type="string">
            <text:p text:style-name="P161"/>
          </table:table-cell>
        </table:table-row>
        <table:table-row table:style-name="Tabla8.1">
          <table:table-cell table:style-name="Tabla8.A1" office:value-type="string">
            <text:p text:style-name="P161"/>
          </table:table-cell>
          <table:table-cell table:style-name="Tabla8.A1" office:value-type="string">
            <text:p text:style-name="P154"/>
          </table:table-cell>
          <table:table-cell table:style-name="Tabla8.C6" office:value-type="string">
            <text:p text:style-name="P167"/>
          </table:table-cell>
          <table:table-cell table:style-name="Tabla8.D2">
            <text:p text:style-name="P161"/>
          </table:table-cell>
          <table:table-cell table:style-name="Tabla8.A1" office:value-type="string">
            <text:p text:style-name="P161"/>
          </table:table-cell>
          <table:table-cell table:style-name="Tabla8.A1" office:value-type="string">
            <text:p text:style-name="P161"/>
          </table:table-cell>
        </table:table-row>
      </table:table>
      <text:p text:style-name="P183"/>
      <text:p text:style-name="P183"><text:span text:style-name="T211">Faga clic na cela de cor branca e bordo azul á esquerda de </text:span><text:span text:style-name="T212">cifras </text:span><text:span text:style-name="T213">s</text:span><text:span text:style-name="T212">ignificativas</text:span><text:span text:style-name="T211">. </text:span><text:span text:style-name="T218">E</text:span><text:span text:style-name="T210">scriba, </text:span><text:span text:style-name="T184">s</text:span><text:span text:style-name="T219">e o</text:span><text:span text:style-name="T184"> des</text:span><text:span text:style-name="T219">e</text:span><text:span text:style-name="T184">xa, o número de cifras significativas con que quere que aparezan os resultados. Se non o fai, aparecerán con tres cifras significativas.</text:span></text:p>
      <text:p text:style-name="P60"/>
      <text:p text:style-name="P64"><text:span text:style-name="T31">D</text:span><text:span text:style-name="T29">eberá calcular primeiro</text:span><text:span text:style-name="T26"> a </text:span><text:span text:style-name="T69">frecuencia limiar</text:span><text:span text:style-name="T26">.</text:span></text:p>
      <text:p text:style-name="P27"><text:span text:style-name="T193">Faga clic na cela de cor salmón</text:span><text:span text:style-name="T194"> </text:span><text:span text:style-name="T193">e elixa «</text:span><text:span text:style-name="T195">Hz»</text:span><text:span text:style-name="T193">. </text:span><text:span text:style-name="T196">Desaparecerá a mensaxe </text:span><text:span text:style-name="T224">UNIDADE</text:span><text:span text:style-name="T223">!</text:span><text:span text:style-name="T197">.</text:span></text:p>
      <text:p text:style-name="P68"><text:span text:style-name="T258">A ecuación é: </text:span><text:span text:style-name="T259">c</text:span><text:span text:style-name="T258"> = </text:span><text:span text:style-name="T259">λ</text:span><text:span text:style-name="T258"> · </text:span><text:span text:style-name="T259">f</text:span><text:span text:style-name="T260">. Despexando a frecuencia:</text:span></text:p>
      <text:p text:style-name="P101"><draw:frame draw:style-name="fr1" draw:name="Objeto1" text:anchor-type="as-char" svg:width="1.134cm" svg:height="0.811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8"><text:span text:style-name="T88">Faga clic na cela de cor branca e bordo azul á dereita de </text:span><text:span text:style-name="T109">f₀ </text:span><text:span text:style-name="T112">=</text:span><text:span text:style-name="T88"> </text:span><text:span text:style-name="T104">e </text:span><text:span text:style-name="T88">escriba: «</text:span><text:span text:style-name="T89">=v/</text:span><text:span text:style-name="T90">(</text:span><text:span text:style-name="T89">C</text:span><text:span text:style-name="T90">4</text:span><text:span text:style-name="T89">*</text:span><text:span text:style-name="T90">1</text:span><text:span text:style-name="T104">E</text:span><text:span text:style-name="T90">-9)</text:span><text:span text:style-name="T89">»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row table:style-name="Tabla11.1">
          <table:table-cell table:style-name="Tabla11.A1" office:value-type="string">
            <text:p text:style-name="P140">Frecuencia limiar</text:p>
          </table:table-cell>
          <table:table-cell table:style-name="Tabla11.A1" office:value-type="string">
            <text:p text:style-name="P150">f₀ =</text:p>
          </table:table-cell>
          <table:table-cell table:style-name="Tabla11.C1" office:value-type="string">
            <text:p text:style-name="P136">=v/(C4*1<text:span text:style-name="T263">E</text:span>-9)</text:p>
          </table:table-cell>
          <table:table-cell table:style-name="Tabla11.D1" office:value-type="string">
            <text:p text:style-name="P140">Hz</text:p>
          </table:table-cell>
          <table:table-cell table:style-name="Tabla11.A1" office:value-type="string">
            <text:p text:style-name="P136"/>
          </table:table-cell>
          <table:table-cell table:style-name="Tabla11.A1" office:value-type="string">
            <text:p text:style-name="P140"/>
          </table:table-cell>
        </table:table-row>
      </table:table>
      <text:p text:style-name="P112"><text:span text:style-name="T221">«v» corresponde ao valor da velocidade da luz </text:span><text:span text:style-name="T222">no baleiro. </text:span><text:span text:style-name="T221">(LibreOffice non permite asignarlle a letra «c»)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 table:style-name="Tabla12.1">
          <table:table-cell table:style-name="Tabla12.A1" office:value-type="string">
            <text:p text:style-name="P175">Velocidade da luz no baleiro (c)</text:p>
          </table:table-cell>
          <table:table-cell table:style-name="Tabla12.A1" office:value-type="string">
            <text:p text:style-name="P176">v =</text:p>
          </table:table-cell>
          <table:table-cell table:style-name="Tabla12.C1" office:value-type="float" office:value="299792458">
            <text:p text:style-name="P177">299792458</text:p>
          </table:table-cell>
          <table:table-cell table:style-name="Tabla12.A1" office:value-type="string">
            <text:p text:style-name="P175">m/s</text:p>
          </table:table-cell>
          <table:table-cell table:style-name="Tabla12.A1" office:value-type="string">
            <text:p text:style-name="P177">3,00·10⁸</text:p>
          </table:table-cell>
          <table:table-cell table:style-name="Tabla12.A1" office:value-type="string">
            <text:p text:style-name="P175">m/s</text:p>
          </table:table-cell>
        </table:table-row>
      </table:table>
      <text:p text:style-name="P65"><text:span text:style-name="T29">«C</text:span><text:span text:style-name="T30">4</text:span><text:span text:style-name="T29">» é a cela onde se atopa a lonxitude de onda </text:span><text:span text:style-name="T30">limiar</text:span><text:span text:style-name="T29"> «4</text:span><text:span text:style-name="T38">5</text:span><text:span text:style-name="T29">0» </text:span><text:span text:style-name="T30">expresada en nm.</text:span></text:p>
      <text:p text:style-name="P29"><text:span text:style-name="T91">H</text:span><text:span text:style-name="T90">ab</text:span><text:span text:style-name="T105">e</text:span><text:span text:style-name="T90">rá </text:span><text:span text:style-name="T104">que </text:span><text:span text:style-name="T90">converter os «nm» en «m» multiplicando por 10⁻⁹.</text:span></text:p>
      <text:p text:style-name="P30"><text:span text:style-name="T92">4</text:span><text:span text:style-name="T91">5</text:span><text:span text:style-name="T92">0 nm = 4</text:span><text:span text:style-name="T91">5</text:span><text:span text:style-name="T93">0</text:span><text:span text:style-name="T92">·10⁻⁹ m</text:span></text:p>
      <text:p text:style-name="P114">Se non quere empregar a letra «v» para a velocidade da luz, pode facer clic na cela de cor branca e teclear «=», facer clic na cela «C10», que contén o valor da velocidade da luz, e escribir «/(», facer clic na cela «C4», que contén a lonxitude de onda limiar, escribir «*1<text:span text:style-name="T263">E</text:span>-9)»<text:span text:style-name="T235">, </text:span><text:span text:style-name="T236">e premer a tecla ↲ («Intro»).</text:span></text:p>
      <text:p text:style-name="P133">Na liña de entrada, a fórmula que aparece é «=C10/(C4*0,000000001)».</text:p>
      <text:p text:style-name="P118">O resultado que se mostra é: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D"/>
        <table:table-column table:style-name="Tabla9.G"/>
        <table:table-column table:style-name="Tabla9.H"/>
        <table:table-row table:style-name="Tabla9.1">
          <table:table-cell table:style-name="Tabla9.A1" office:value-type="string">
            <text:p text:style-name="P140">Frecuencia limiar</text:p>
          </table:table-cell>
          <table:table-cell table:style-name="Tabla9.A1" office:value-type="string">
            <text:p text:style-name="P150">f₀ =</text:p>
          </table:table-cell>
          <table:table-cell table:style-name="Tabla9.C1" office:value-type="string">
            <text:p text:style-name="P136">6,662055<text:span text:style-name="T263">E</text:span>+14</text:p>
          </table:table-cell>
          <table:table-cell table:style-name="Tabla9.D1" office:value-type="string">
            <text:p text:style-name="P140">Hz</text:p>
          </table:table-cell>
          <table:table-cell table:style-name="Tabla9.A1" office:value-type="string">
            <text:p text:style-name="P136">6,66·10¹⁴</text:p>
          </table:table-cell>
          <table:table-cell table:style-name="Tabla9.A1" office:value-type="string">
            <text:p text:style-name="P140">Hz</text:p>
          </table:table-cell>
          <table:table-cell table:style-name="Tabla9.G1" office:value-type="string">
            <text:p text:style-name="P189">√</text:p>
          </table:table-cell>
          <table:table-cell table:style-name="Tabla9.G1" office:value-type="string">
            <text:p text:style-name="P187"/>
          </table:table-cell>
        </table:table-row>
      </table:table>
      <text:p text:style-name="P119">O primeiro número é o resultado da fórmula que escribimos en formato de folla de cálculo. Á súa dereita aparece escrita da maneira habitual, coas cifras significativas que eliximos.</text:p>
      <text:p text:style-name="P69"><text:span text:style-name="T26">O signo «</text:span><text:span text:style-name="T110">√</text:span><text:span text:style-name="T58">» á dereita indica que o resultado é o correcto.</text:span></text:p>
      <text:p text:style-name="P119"/>
      <text:p text:style-name="P71"><text:span text:style-name="T28">S</text:span><text:span text:style-name="T27">i</text:span><text:span text:style-name="T28">ga o mesmo procedemento para </text:span><text:span text:style-name="T24">a frecuencia dos fotóns</text:span>.</text:p>
      <text:p text:style-name="P80"><text:span text:style-name="T121">Faga clic na cela de cor salmón</text:span><text:span text:style-name="T122"> </text:span><text:span text:style-name="T121">e elixa «</text:span><text:span text:style-name="T152">Hz»</text:span><text:span text:style-name="T121">.</text:span></text:p>
      <text:p text:style-name="P86"><text:span text:style-name="T42">Faga clic na cela de cor branca e bordo azul á dereita de </text:span><text:span text:style-name="T115">f =</text:span><text:span text:style-name="T42"> e escriba</text:span><text:span text:style-name="T230">: «</text:span><text:span text:style-name="T29">=v/AVALOR(C5)»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a10.1">
          <table:table-cell table:style-name="Tabla10.A1" office:value-type="string">
            <text:p text:style-name="P141">Frecuencia dos fotóns</text:p>
          </table:table-cell>
          <table:table-cell table:style-name="Tabla10.A1" office:value-type="string">
            <text:p text:style-name="P151">f =</text:p>
          </table:table-cell>
          <table:table-cell table:style-name="Tabla10.C1" office:value-type="string">
            <text:p text:style-name="P137">=v/<text:span text:style-name="T149">AVALOR(C5)</text:span></text:p>
          </table:table-cell>
          <table:table-cell table:style-name="Tabla10.D1" office:value-type="string">
            <text:p text:style-name="P141">Hz</text:p>
          </table:table-cell>
          <table:table-cell table:style-name="Tabla10.A1" office:value-type="string">
            <text:p text:style-name="P137"/>
          </table:table-cell>
          <table:table-cell table:style-name="Tabla10.A1" office:value-type="string">
            <text:p text:style-name="P141"/>
          </table:table-cell>
        </table:table-row>
      </table:table>
      <text:p text:style-name="P113"><text:span text:style-name="T221">«v» corresponde ao valor da velocidade da luz </text:span><text:span text:style-name="T222">no baleiro. </text:span><text:span text:style-name="T221">(LibreOffice non permite asignarlle a letra «c»)</text:span></text:p>
      <text:p text:style-name="P113">«C5» é a cela onde se atopa a lonxitude de onda «4·10⁻⁷» escrita nun formato que a folla de cálculo non entende.</text:p>
      <text:p text:style-name="P31"><text:span text:style-name="T89">AVALOR() </text:span><text:span text:style-name="T90">é </text:span><text:span text:style-name="T89">unha función das macros que converte un texto con aspecto de número nun número.</text:span></text:p>
      <text:p text:style-name="P87"><text:span text:style-name="T29">AVALOR("4·10⁻⁷</text:span><text:span text:style-name="T26">"</text:span><text:span text:style-name="T29">) = 4</text:span><text:span text:style-name="T50">E</text:span><text:span text:style-name="T29">-07</text:span></text:p>
      <text:p text:style-name="P131">Se non quere empregar a letra «v» para a velocidade da luz, pode facer clic na cela de cor branca e teclear «=», facer clic na cela «C10», que contén o valor da velocidade da luz, e escribir «/AVALOR(», facer clic na cela «C5», que contén a lonxitude de onda dos fotóns, escribir «)», e premer a tecla ↲ («Intro»).</text:p>
      <text:p text:style-name="P134">Na liña de entrada, a fórmula que aparece é «=C10/AVALOR(C5)».</text:p>
      <text:p text:style-name="P120">O resultado que se mostra é: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D"/>
        <table:table-column table:style-name="Tabla13.G"/>
        <table:table-column table:style-name="Tabla13.H"/>
        <table:table-row table:style-name="Tabla13.1">
          <table:table-cell table:style-name="Tabla13.A1" office:value-type="string">
            <text:p text:style-name="P140">Frecuencia dos fotóns</text:p>
          </table:table-cell>
          <table:table-cell table:style-name="Tabla13.A1" office:value-type="string">
            <text:p text:style-name="P150">f =</text:p>
          </table:table-cell>
          <table:table-cell table:style-name="Tabla13.C1" office:value-type="float" office:value="749481145000000">
            <text:p text:style-name="P136">7,494811E+14</text:p>
          </table:table-cell>
          <table:table-cell table:style-name="Tabla13.D1" office:value-type="string">
            <text:p text:style-name="P140">Hz</text:p>
          </table:table-cell>
          <table:table-cell table:style-name="Tabla13.A1" office:value-type="string">
            <text:p text:style-name="P136">7,49·10¹⁴</text:p>
          </table:table-cell>
          <table:table-cell table:style-name="Tabla13.A1" office:value-type="string">
            <text:p text:style-name="P140">Hz</text:p>
          </table:table-cell>
          <table:table-cell table:style-name="Tabla13.G1" office:value-type="string">
            <text:p text:style-name="P189">√</text:p>
          </table:table-cell>
          <table:table-cell table:style-name="Tabla13.G1" office:value-type="string">
            <text:p text:style-name="P187"/>
          </table:table-cell>
        </table:table-row>
      </table:table>
      <text:p text:style-name="P88"><text:soft-page-break/><text:span text:style-name="T53">A</text:span><text:span text:style-name="T26"> folla de cálculo non fará desaparecer as mensaxes </text:span><text:span text:style-name="T227">UNIDADE</text:span><text:span text:style-name="T228">!</text:span><text:span text:style-name="T26"> e </text:span><text:span text:style-name="T227">CÁLCULO</text:span><text:span text:style-name="T228">!</text:span><text:span text:style-name="T26">, aínda que o cálculo sexa correcto, mentres non elixa as unidades </text:span><text:span text:style-name="T52">adecuadas</text:span><text:span text:style-name="T26">.</text:span></text:p>
      <text:p text:style-name="P115"/>
      <text:p text:style-name="P89"><text:span text:style-name="T26">Agora deberá calcular a enerxía </text:span><text:span text:style-name="T69">dos fotóns</text:span><text:span text:style-name="T26">.</text:span></text:p>
      <text:p text:style-name="P90"><text:span text:style-name="T26">A ecuación é: </text:span><text:span text:style-name="T84">E</text:span><text:span text:style-name="T81"> =</text:span><text:span text:style-name="T26"> </text:span><text:span text:style-name="T81">h</text:span><text:span text:style-name="T26"> · </text:span><text:span text:style-name="T80">f</text:span><text:span text:style-name="T55">.</text:span></text:p>
      <text:p text:style-name="P80"><text:span text:style-name="T31">Faga clic na cela de cor salmón</text:span><text:span text:style-name="T32"> </text:span><text:span text:style-name="T31">e elixa «</text:span><text:span text:style-name="T33">J</text:span><text:span text:style-name="T28">»</text:span><text:span text:style-name="T31">.</text:span></text:p>
      <text:p text:style-name="P86"><text:span text:style-name="T42">Faga clic na cela de cor branca e bordo azul á dereita de </text:span><text:span text:style-name="T114">E =</text:span><text:span text:style-name="T42"> e escriba: </text:span><text:span text:style-name="T29">«=</text:span><text:span text:style-name="T33">h*C1</text:span><text:span text:style-name="T44">3</text:span><text:span text:style-name="T29">».</text:span></text:p>
      <text:p text:style-name="P92"><text:span text:style-name="T29">Tamén</text:span><text:span text:style-name="T40"> pode comezar escribindo «=h*», facer clic co rato na cela </text:span><text:span text:style-name="T29">«C</text:span><text:span text:style-name="T30">1</text:span><text:span text:style-name="T44">3</text:span><text:span text:style-name="T29">» onde se atopa a frecuencia, </text:span><text:span text:style-name="T40">e premer a tecla ↲ («Intro»).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office:value-type="string">
            <text:p text:style-name="P141">Enerxía dos fotóns</text:p>
          </table:table-cell>
          <table:table-cell table:style-name="Tabla14.A1" office:value-type="string">
            <text:p text:style-name="P152">E =</text:p>
          </table:table-cell>
          <table:table-cell table:style-name="Tabla14.C1" office:value-type="string">
            <text:p text:style-name="P135"><text:span text:style-name="T127">=</text:span><text:span text:style-name="T124">h*C1</text:span><text:span text:style-name="T126">3</text:span></text:p>
          </table:table-cell>
          <table:table-cell table:style-name="Tabla14.D1" office:value-type="string">
            <text:p text:style-name="P144">J</text:p>
          </table:table-cell>
          <table:table-cell table:style-name="Tabla14.A1" office:value-type="string">
            <text:p text:style-name="P137"/>
          </table:table-cell>
          <table:table-cell table:style-name="Tabla14.A1" office:value-type="string">
            <text:p text:style-name="P141"/>
          </table:table-cell>
        </table:table-row>
      </table:table>
      <text:p text:style-name="P32"><text:span text:style-name="T89">«</text:span><text:span text:style-name="T92">h</text:span><text:span text:style-name="T89">» corresponde ao valor </text:span><text:span text:style-name="T92">da constante de Planck.</text:span></text:p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column table:style-name="Tabla62.E"/>
        <table:table-column table:style-name="Tabla62.F"/>
        <table:table-row table:style-name="Tabla62.1">
          <table:table-cell table:style-name="Tabla62.A1" office:value-type="string">
            <text:p text:style-name="P140">Constante de Planck</text:p>
          </table:table-cell>
          <table:table-cell table:style-name="Tabla62.A1" office:value-type="string">
            <text:p text:style-name="P150">h =</text:p>
          </table:table-cell>
          <table:table-cell table:style-name="Tabla62.C1" office:value-type="float" office:value="6.62607004E-034">
            <text:p text:style-name="P136">6,62607E-34</text:p>
          </table:table-cell>
          <table:table-cell table:style-name="Tabla62.A1" office:value-type="string">
            <text:p text:style-name="P140">J·s</text:p>
          </table:table-cell>
          <table:table-cell table:style-name="Tabla62.A1" office:value-type="string">
            <text:p text:style-name="P136">6,63·10⁻³⁴</text:p>
          </table:table-cell>
          <table:table-cell table:style-name="Tabla62.A1" office:value-type="string">
            <text:p text:style-name="P140">J·s</text:p>
          </table:table-cell>
        </table:table-row>
      </table:table>
      <text:p text:style-name="P66"><text:span text:style-name="T29">«C</text:span><text:span text:style-name="T30">1</text:span><text:span text:style-name="T47">3</text:span><text:span text:style-name="T29">» é a cela onde se atopa a frecuencia.</text:span></text:p>
      <text:p text:style-name="P116">Se non quere empregar a letra «<text:span text:style-name="T245">h</text:span>» para <text:span text:style-name="T245">a constante de Planck</text:span>, pode facer clic na cela de cor branca e teclear «=», facer clic na cela «C<text:span text:style-name="T245">9</text:span>» que contén o valor da <text:span text:style-name="T245">constante de Planck</text:span> e escribir «*», facer clic na cela «C<text:span text:style-name="T245">13</text:span>» que contén a frecuencia dos fotóns<text:span text:style-name="T235">, </text:span><text:span text:style-name="T236">e premer a tecla ↲ («Intro»)</text:span></text:p>
      <text:p text:style-name="P116"><text:span text:style-name="T238">Na liña de entrada, a fórmula que aparece é «=C</text:span><text:span text:style-name="T239">9*C13</text:span><text:span text:style-name="T238">».</text:span></text:p>
      <text:p text:style-name="P121">O resultado que se mostra é: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D"/>
        <table:table-column table:style-name="Tabla15.G"/>
        <table:table-column table:style-name="Tabla15.H"/>
        <table:table-row table:style-name="Tabla15.1">
          <table:table-cell table:style-name="Tabla15.A1" office:value-type="string">
            <text:p text:style-name="P140">Enerxía dos fotóns</text:p>
          </table:table-cell>
          <table:table-cell table:style-name="Tabla15.A1" office:value-type="string">
            <text:p text:style-name="P150">E =</text:p>
          </table:table-cell>
          <table:table-cell table:style-name="Tabla15.C1" office:value-type="float" office:value="4.9661145604294E-019">
            <text:p text:style-name="P136">4,966115E-19</text:p>
          </table:table-cell>
          <table:table-cell table:style-name="Tabla15.D1" office:value-type="string">
            <text:p text:style-name="P140">J</text:p>
          </table:table-cell>
          <table:table-cell table:style-name="Tabla15.A1" office:value-type="string">
            <text:p text:style-name="P136">4,97·10⁻¹⁹</text:p>
          </table:table-cell>
          <table:table-cell table:style-name="Tabla15.A1" office:value-type="string">
            <text:p text:style-name="P140">J</text:p>
          </table:table-cell>
          <table:table-cell table:style-name="Tabla15.G1" office:value-type="string">
            <text:p text:style-name="P189">√</text:p>
          </table:table-cell>
          <table:table-cell table:style-name="Tabla15.G1" office:value-type="string">
            <text:p text:style-name="P187"/>
          </table:table-cell>
        </table:table-row>
      </table:table>
      <text:p text:style-name="P121"/>
      <text:p text:style-name="P70"><text:span text:style-name="T26">Para poder calcular a </text:span><text:span text:style-name="T50">enerxía</text:span><text:span text:style-name="T70"> cinética dos electróns é necesario calcular antes o </text:span><text:span text:style-name="T71">traballo de extracción</text:span><text:span text:style-name="T28">, </text:span><text:span text:style-name="T26">que aparece baixo </text:span><text:span text:style-name="T111">Incógnitas</text:span><text:span text:style-name="T26">.</text:span></text:p>
      <text:p text:style-name="P91"><text:span text:style-name="T26">A ecuación </text:span><text:span text:style-name="T39">do o traballo de extracción </text:span><text:span text:style-name="T26">é: </text:span><text:span text:style-name="T81">W</text:span><text:span text:style-name="T56">₀</text:span><text:span text:style-name="T26"> = </text:span><text:span text:style-name="T81">h</text:span><text:span text:style-name="T26"> · </text:span><text:span text:style-name="T80">f</text:span><text:span text:style-name="T56">₀</text:span><text:span text:style-name="T55">.</text:span></text:p>
      <text:p text:style-name="P81"><text:span text:style-name="T31">Faga clic na cela de cor salmón</text:span><text:span text:style-name="T32"> </text:span><text:span text:style-name="T31">e elixa «</text:span><text:span text:style-name="T33">J</text:span><text:span text:style-name="T28">»</text:span><text:span text:style-name="T31">.</text:span></text:p>
      <text:p text:style-name="P72"><text:span text:style-name="T42">Faga clic na cela de cor branca e bordo azul á dereita de </text:span><text:span text:style-name="T114">W₀ </text:span><text:span text:style-name="T115">=</text:span><text:span text:style-name="T42"> e escriba: «</text:span><text:span text:style-name="T26">=</text:span><text:span text:style-name="T33">h*C1</text:span><text:span text:style-name="T44">2</text:span><text:span text:style-name="T26">».</text:span></text:p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row table:style-name="Tabla32.1">
          <table:table-cell table:style-name="Tabla32.A1" office:value-type="string">
            <text:p text:style-name="P162">Incógnitas</text:p>
          </table:table-cell>
          <table:table-cell table:style-name="Tabla32.A1" office:value-type="string">
            <text:p text:style-name="P154"/>
          </table:table-cell>
          <table:table-cell table:style-name="Tabla32.C1">
            <text:p text:style-name="P186"/>
          </table:table-cell>
          <table:table-cell table:style-name="Tabla32.D1" office:value-type="float" office:value="3">
            <text:p text:style-name="P163">3</text:p>
          </table:table-cell>
          <table:table-cell table:style-name="Tabla32.A1" table:number-columns-spanned="2" office:value-type="string">
            <text:p text:style-name="P158">cifras significativas</text:p>
          </table:table-cell>
          <table:covered-table-cell/>
        </table:table-row>
        <table:table-row table:style-name="Tabla32.1">
          <table:table-cell table:style-name="Tabla32.A2" office:value-type="string">
            <text:p text:style-name="P158">Traballo de extracción</text:p>
          </table:table-cell>
          <table:table-cell table:style-name="Tabla32.A1" office:value-type="string">
            <text:p text:style-name="P155">W₀ =</text:p>
          </table:table-cell>
          <table:table-cell table:style-name="Tabla32.C2" office:value-type="string">
            <text:p text:style-name="P138"><text:span text:style-name="T123">=</text:span><text:span text:style-name="T124">h*C1</text:span><text:span text:style-name="T126">2</text:span></text:p>
          </table:table-cell>
          <table:table-cell table:style-name="Tabla32.D2" office:value-type="string">
            <text:p text:style-name="P158">J</text:p>
          </table:table-cell>
          <table:table-cell table:style-name="Tabla32.A1" office:value-type="string">
            <text:p text:style-name="P163"/>
          </table:table-cell>
          <table:table-cell table:style-name="Tabla32.A1" office:value-type="string">
            <text:p text:style-name="P158"/>
          </table:table-cell>
        </table:table-row>
      </table:table>
      <text:p text:style-name="P67"><text:span text:style-name="T29">«C</text:span><text:span text:style-name="T30">1</text:span><text:span text:style-name="T44">2</text:span><text:span text:style-name="T29">» é a cela onde se atopa a frecuencia </text:span><text:span text:style-name="T30">limiar.</text:span></text:p>
      <text:p text:style-name="P33"><text:span text:style-name="T94">Se non quere empregar a letra «</text:span><text:span text:style-name="T95">h</text:span><text:span text:style-name="T94">» para </text:span><text:span text:style-name="T95">a constante de Planck</text:span><text:span text:style-name="T94">, pode facer clic na cela de cor branca e teclear «=», facer clic na cela «C</text:span><text:span text:style-name="T95">9</text:span><text:span text:style-name="T94">» que contén o valor da </text:span><text:span text:style-name="T95">constante de Planck</text:span><text:span text:style-name="T94"> e escribir «*», facer clic na cela «C</text:span><text:span text:style-name="T95">12</text:span><text:span text:style-name="T94">» que contén a frecuencia </text:span><text:span text:style-name="T95">limiar</text:span><text:span text:style-name="T92">, </text:span><text:span text:style-name="T96">e premer a tecla ↲ («Intro»)</text:span></text:p>
      <text:p text:style-name="P116"><text:span text:style-name="T238">Na liña de entrada, a fórmula que aparece é «=C</text:span><text:span text:style-name="T239">9*C12</text:span><text:span text:style-name="T238">».</text:span></text:p>
      <text:p text:style-name="P121">O resultado que se mostra é: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D"/>
        <table:table-column table:style-name="Tabla19.G"/>
        <table:table-column table:style-name="Tabla19.H"/>
        <table:table-row table:style-name="Tabla19.1">
          <table:table-cell table:style-name="Tabla19.A1" office:value-type="string">
            <text:p text:style-name="P140">Traballo de extracción</text:p>
          </table:table-cell>
          <table:table-cell table:style-name="Tabla19.B1" office:value-type="string">
            <text:p text:style-name="P150">W₀ =</text:p>
          </table:table-cell>
          <table:table-cell table:style-name="Tabla19.C1" office:value-type="float" office:value="4.41432405371502E-019">
            <text:p text:style-name="P136">4,414324E-19</text:p>
          </table:table-cell>
          <table:table-cell table:style-name="Tabla19.A1" office:value-type="string">
            <text:p text:style-name="P140">J</text:p>
          </table:table-cell>
          <table:table-cell table:style-name="Tabla19.B1" office:value-type="string">
            <text:p text:style-name="P136">4,41·10⁻¹⁹</text:p>
          </table:table-cell>
          <table:table-cell table:style-name="Tabla19.B1" office:value-type="string">
            <text:p text:style-name="P140">J</text:p>
          </table:table-cell>
          <table:table-cell table:style-name="Tabla19.G1" office:value-type="string">
            <text:p text:style-name="P189">√</text:p>
          </table:table-cell>
          <table:table-cell table:style-name="Tabla19.G1" office:value-type="string">
            <text:p text:style-name="P187"/>
          </table:table-cell>
        </table:table-row>
      </table:table>
      <text:p text:style-name="P121"/>
      <text:p text:style-name="P93"><text:span text:style-name="T26">O último cálculo intermedio corresponde á en</text:span><text:span text:style-name="T73">erxía</text:span><text:span text:style-name="T69"> cinética dos electróns</text:span><text:span text:style-name="T26">.</text:span></text:p>
      <text:p text:style-name="P91"><text:span text:style-name="T34">Faise coa ecuación de Einstein do efecto fotoeléctrico</text:span><text:span text:style-name="T26">: </text:span><text:span text:style-name="T81">E =</text:span><text:span text:style-name="T26"> </text:span><text:span text:style-name="T80">W</text:span><text:span text:style-name="T55">₀ + </text:span><text:span text:style-name="T80">Eₑ.</text:span></text:p>
      <text:p text:style-name="P93"><text:span text:style-name="T31">Despexando</text:span><text:span text:style-name="T26"> a enerxía dos electróns: </text:span><text:span text:style-name="T82">E</text:span><text:span text:style-name="T57">ₑ</text:span><text:span text:style-name="T82"> </text:span><text:span text:style-name="T57">= </text:span><text:span text:style-name="T80">E –</text:span><text:span text:style-name="T55"> </text:span><text:span text:style-name="T82">W</text:span><text:span text:style-name="T57">₀</text:span></text:p>
      <text:p text:style-name="P82"><text:span text:style-name="T31">Faga clic na cela de cor salmón</text:span><text:span text:style-name="T32"> </text:span><text:span text:style-name="T31">e elixa «</text:span><text:span text:style-name="T33">J</text:span><text:span text:style-name="T28">»</text:span><text:span text:style-name="T31">.</text:span></text:p>
      <text:p text:style-name="P73"><text:span text:style-name="T42">Faga clic na cela de cor branca e bordo azul á dereita de </text:span><text:span text:style-name="T67">Eₑ</text:span><text:span text:style-name="T68"> </text:span><text:span text:style-name="T114">=</text:span><text:span text:style-name="T42"> e escriba: «</text:span><text:span text:style-name="T26">=</text:span><text:span text:style-name="T33">C1</text:span><text:span text:style-name="T44">4</text:span><text:span text:style-name="T34"> – C1</text:span><text:span text:style-name="T44">8</text:span><text:span text:style-name="T26">».</text:span></text:p>
      <text:p text:style-name="P34"><text:span text:style-name="T89">T</text:span><text:span text:style-name="T96">amén pode comezar escribindo «=», facer clic co rato na cela </text:span><text:span text:style-name="T89">«C</text:span><text:span text:style-name="T92">1</text:span><text:span text:style-name="T97">4</text:span><text:span text:style-name="T89">» onde se atopa a enerxía dos fotóns</text:span><text:span text:style-name="T92">, </text:span><text:span text:style-name="T98">escribir o signo «-», facer </text:span><text:span text:style-name="T96">clic co rato na cela </text:span><text:span text:style-name="T89">«C</text:span><text:span text:style-name="T92">1</text:span><text:span text:style-name="T97">8</text:span><text:span text:style-name="T89">» onde se atopa </text:span><text:span text:style-name="T98">o traballo de extracción</text:span><text:span text:style-name="T92">, </text:span><text:span text:style-name="T96">e premer a tecla ↲ («Intro»).</text:span>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row table:style-name="Tabla20.1">
          <table:table-cell table:style-name="Tabla20.A1" office:value-type="string">
            <text:p text:style-name="P159">Enerxía cinética dos electróns</text:p>
          </table:table-cell>
          <table:table-cell table:style-name="Tabla20.A1" office:value-type="string">
            <text:p text:style-name="P156"><text:span text:style-name="T264">E</text:span>ₑ =</text:p>
          </table:table-cell>
          <table:table-cell table:style-name="Tabla20.C1" office:value-type="string">
            <text:p text:style-name="P139"><text:span text:style-name="T123">=</text:span><text:span text:style-name="T125"> </text:span><text:span text:style-name="T146">C1</text:span><text:span text:style-name="T147">4</text:span><text:span text:style-name="T148"> – C1</text:span><text:span text:style-name="T147">8</text:span></text:p>
          </table:table-cell>
          <table:table-cell table:style-name="Tabla20.D1" office:value-type="string">
            <text:p text:style-name="P165">J</text:p>
          </table:table-cell>
          <table:table-cell table:style-name="Tabla20.A1" office:value-type="string">
            <text:p text:style-name="P166"/>
          </table:table-cell>
          <table:table-cell table:style-name="Tabla20.A1" office:value-type="string">
            <text:p text:style-name="P166"/>
          </table:table-cell>
        </table:table-row>
      </table:table>
      <text:p text:style-name="P193">«C14» é a cela onde se atopa a enerxía dos fotóns e «C18» a cela co traballo de extracción.</text:p>
      <text:p text:style-name="P122">O resultado que se mostra é: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D"/>
        <table:table-column table:style-name="Tabla17.G"/>
        <table:table-column table:style-name="Tabla17.H"/>
        <table:table-row table:style-name="Tabla17.1">
          <table:table-cell table:style-name="Tabla17.A1" office:value-type="string">
            <text:p text:style-name="P140">Enerxía cinética dos electróns</text:p>
          </table:table-cell>
          <table:table-cell table:style-name="Tabla17.A1" office:value-type="string">
            <text:p text:style-name="P150"><text:span text:style-name="T264">E</text:span>ₑ =</text:p>
          </table:table-cell>
          <table:table-cell table:style-name="Tabla17.C1" office:value-type="float" office:value="5.51790506714378E-020">
            <text:p text:style-name="P136">5,517905E-20</text:p>
          </table:table-cell>
          <table:table-cell table:style-name="Tabla17.D1" office:value-type="string">
            <text:p text:style-name="P140">J</text:p>
          </table:table-cell>
          <table:table-cell table:style-name="Tabla17.A1" office:value-type="string">
            <text:p text:style-name="P136">5,52·10⁻²⁰</text:p>
          </table:table-cell>
          <table:table-cell table:style-name="Tabla17.A1" office:value-type="string">
            <text:p text:style-name="P140">J</text:p>
          </table:table-cell>
          <table:table-cell table:style-name="Tabla17.G1" office:value-type="string">
            <text:p text:style-name="P189">√</text:p>
          </table:table-cell>
          <table:table-cell table:style-name="Tabla17.G1" office:value-type="string">
            <text:p text:style-name="P187"/>
          </table:table-cell>
        </table:table-row>
      </table:table>
      <text:p text:style-name="P122"/>
      <text:p text:style-name="P125">Agora xa pode calcular o resultado <text:span text:style-name="T229">que falta.</text:span></text:p>
      <text:p text:style-name="P94"><text:span text:style-name="T26">O </text:span><text:span text:style-name="T69">potencial de freado dos electróns</text:span><text:span text:style-name="T26"> </text:span><text:span text:style-name="T35">calcúlase a partir da enerxía </text:span><text:span text:style-name="T29">cinética dos electróns</text:span><text:span text:style-name="T35">.</text:span></text:p>
      <text:p text:style-name="P94"><text:span text:style-name="T35">A ecuación é: </text:span><text:span text:style-name="T83">Eₑ </text:span><text:span text:style-name="T35">= </text:span><text:span text:style-name="T83">q</text:span><text:span text:style-name="T35">ₑ · </text:span><text:span text:style-name="T83">V</text:span><text:span text:style-name="T35">ₑ. Despexando:</text:span></text:p>
      <text:p text:style-name="P126"><draw:frame draw:style-name="fr1" draw:name="Objeto4" text:anchor-type="as-char" svg:width="1.367cm" svg:height="1.051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83"><text:span text:style-name="T31">Faga clic na cela de cor salmón</text:span><text:span text:style-name="T32"> </text:span><text:span text:style-name="T31">e elixa «</text:span><text:span text:style-name="T37">V</text:span><text:span text:style-name="T28">»</text:span><text:span text:style-name="T31">.</text:span></text:p>
      <text:p text:style-name="P74"><text:soft-page-break/><text:span text:style-name="T42">Faga clic na cela de cor branca e bordo azul á dereita de </text:span><text:span text:style-name="T113">Vₑ</text:span><text:span text:style-name="T114"> =</text:span><text:span text:style-name="T42"> e escriba: </text:span><text:span text:style-name="T26">«</text:span><text:span text:style-name="T34">=C1</text:span><text:span text:style-name="T44">5</text:span><text:span text:style-name="T34">/</text:span><text:span text:style-name="T37">q</text:span><text:span text:style-name="T26">».</text:span></text:p>
      <text:p text:style-name="P75"><text:span text:style-name="T26">Tamén</text:span><text:span text:style-name="T40"> pode comezar escribindo «=», facer clic co rato na cela </text:span><text:span text:style-name="T26">«C</text:span><text:span text:style-name="T30">1</text:span><text:span text:style-name="T47">5</text:span><text:span text:style-name="T26">» onde se atopa a enerxía cinética dos electróns, </text:span><text:span text:style-name="T41">escribir «/»</text:span><text:span text:style-name="T30">, </text:span><text:span text:style-name="T40">facer clic co rato na cela </text:span><text:span text:style-name="T26">«C</text:span><text:span text:style-name="T47">9», que contén o valor absoluto da carga do electrón, </text:span><text:span text:style-name="T40">e premer a tecla ↲ («Intro»).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row table:style-name="Tabla16.1">
          <table:table-cell table:style-name="Tabla16.A1" office:value-type="string">
            <text:p text:style-name="P140">Potencial de freado dos electróns</text:p>
          </table:table-cell>
          <table:table-cell table:style-name="Tabla16.B1" office:value-type="string">
            <text:p text:style-name="P150">Vₑ =</text:p>
          </table:table-cell>
          <table:table-cell table:style-name="Tabla16.C1" office:value-type="string">
            <text:p text:style-name="P145">=C1<text:span text:style-name="T233">5</text:span>/q</text:p>
          </table:table-cell>
          <table:table-cell table:style-name="Tabla16.A1" office:value-type="string">
            <text:p text:style-name="P140">m/s</text:p>
          </table:table-cell>
          <table:table-cell table:style-name="Tabla16.B1" office:value-type="string">
            <text:p text:style-name="P136"/>
          </table:table-cell>
          <table:table-cell table:style-name="Tabla16.B1" office:value-type="string">
            <text:p text:style-name="P140"/>
          </table:table-cell>
        </table:table-row>
      </table:table>
      <text:p text:style-name="P76"><text:span text:style-name="T26">«</text:span><text:span text:style-name="T37">q</text:span><text:span text:style-name="T26">» corresponde ao valor </text:span><text:span text:style-name="T37">absoluto </text:span><text:span text:style-name="T30">da </text:span><text:span text:style-name="T37">carg</text:span><text:span text:style-name="T36">a de o electrón.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row table:style-name="Tabla21.1">
          <table:table-cell table:style-name="Tabla21.A1" office:value-type="string">
            <text:p text:style-name="P160">Carga do electrón (en valor absoluto)</text:p>
          </table:table-cell>
          <table:table-cell table:style-name="Tabla21.A1" office:value-type="string">
            <text:p text:style-name="P157">|qₑ| =</text:p>
          </table:table-cell>
          <table:table-cell table:style-name="Tabla21.C1" office:value-type="float" office:value="1.60217662E-019">
            <text:p text:style-name="P164">1,60218E-19</text:p>
          </table:table-cell>
          <table:table-cell table:style-name="Tabla21.A1" office:value-type="string">
            <text:p text:style-name="P160">C</text:p>
          </table:table-cell>
          <table:table-cell table:style-name="Tabla21.A1" office:value-type="string">
            <text:p text:style-name="P164">1,60·10⁻¹⁹</text:p>
          </table:table-cell>
          <table:table-cell table:style-name="Tabla21.A1" office:value-type="string">
            <text:p text:style-name="P160">C</text:p>
          </table:table-cell>
        </table:table-row>
      </table:table>
      <text:p text:style-name="P95"><text:span text:style-name="T29">«C</text:span><text:span text:style-name="T30">1</text:span><text:span text:style-name="T44">5</text:span><text:span text:style-name="T29">» é a cela onde se atopa a enerxía cinética dos electróns</text:span><text:span text:style-name="T36">.</text:span></text:p>
      <text:p text:style-name="P123">O resultado que se mostra é: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D"/>
        <table:table-column table:style-name="Tabla18.G"/>
        <table:table-column table:style-name="Tabla18.H"/>
        <table:table-row table:style-name="Tabla18.1">
          <table:table-cell table:style-name="Tabla18.A1" office:value-type="string">
            <text:p text:style-name="P140">Potencial de freado dos electróns</text:p>
          </table:table-cell>
          <table:table-cell table:style-name="Tabla18.B1" office:value-type="string">
            <text:p text:style-name="P150">Vₑ =</text:p>
          </table:table-cell>
          <table:table-cell table:style-name="Tabla18.C1" office:value-type="float" office:value="0.34440054849532">
            <text:p text:style-name="P136">0,34440055</text:p>
          </table:table-cell>
          <table:table-cell table:style-name="Tabla18.A1" office:value-type="string">
            <text:p text:style-name="P140">V</text:p>
          </table:table-cell>
          <table:table-cell table:style-name="Tabla18.B1" office:value-type="string">
            <text:p text:style-name="P136">0,344</text:p>
          </table:table-cell>
          <table:table-cell table:style-name="Tabla18.B1" office:value-type="string">
            <text:p text:style-name="P140">V</text:p>
          </table:table-cell>
          <table:table-cell table:style-name="Tabla18.G1" office:value-type="string">
            <text:p text:style-name="P189">√</text:p>
          </table:table-cell>
          <table:table-cell table:style-name="Tabla18.G1" office:value-type="string">
            <text:p text:style-name="P187"/>
          </table:table-cell>
        </table:table-row>
      </table:table>
      <text:p text:style-name="P123"/>
      <text:p text:style-name="P96"><text:span text:style-name="T26">Se a incógnita fose a </text:span><text:span text:style-name="T69">velocidade</text:span><text:span text:style-name="T26"> </text:span><text:span text:style-name="T72">dos electróns</text:span><text:span text:style-name="T35">, </text:span><text:span text:style-name="T43">tería que facer clic nunha das incógnitas, por exemplo «Potencial de freado dos electróns» e cambiala por:</text:span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75">Velocidade máxima dos electróns</text:p>
          </table:table-cell>
        </table:table-row>
      </table:table>
      <text:p text:style-name="P128"/>
      <text:p text:style-name="P194">A velocidade dos electróns calcularíase a partir da enerxía cinética.</text:p>
      <text:p text:style-name="P97"><text:span text:style-name="T35">A ecuación é: </text:span><text:span text:style-name="T83">Eₑ </text:span><text:span text:style-name="T35">= ½ </text:span><text:span text:style-name="T83">m</text:span><text:span text:style-name="T35">ₑ · </text:span><text:span text:style-name="T83">v</text:span><text:span text:style-name="T35">ₑ².</text:span></text:p>
      <text:p text:style-name="P125">Despexando:</text:p>
      <text:p text:style-name="P127"><draw:frame draw:style-name="fr1" draw:name="Objeto2" text:anchor-type="as-char" svg:width="1.773cm" svg:height="1.07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4"><text:span text:style-name="T31">Faga clic na cela de cor salmón</text:span><text:span text:style-name="T32"> </text:span><text:span text:style-name="T31">e elixa «</text:span><text:span text:style-name="T35">m/s</text:span><text:span text:style-name="T28">»</text:span><text:span text:style-name="T31">.</text:span></text:p>
      <text:p text:style-name="P77"><text:span text:style-name="T42">Faga clic na cela de cor branca e bordo azul á dereita de vₑ = e escriba </text:span><text:span text:style-name="T26">a fórmula: «</text:span><text:span text:style-name="T34">=</text:span><text:span text:style-name="T48">RA</text:span><text:span text:style-name="T54">Í</text:span><text:span text:style-name="T48">Z</text:span><text:span text:style-name="T49">C</text:span><text:span text:style-name="T34">(2*C1</text:span><text:span text:style-name="T44">5</text:span><text:span text:style-name="T34">/m)</text:span><text:span text:style-name="T26">».</text:span></text:p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row table:style-name="Tabla70.1">
          <table:table-cell table:style-name="Tabla70.A1" office:value-type="string">
            <text:p text:style-name="P140">Velocidade máxima dos electróns</text:p>
          </table:table-cell>
          <table:table-cell table:style-name="Tabla70.A1" office:value-type="string">
            <text:p text:style-name="P150">vₑ =</text:p>
          </table:table-cell>
          <table:table-cell table:style-name="Tabla70.C1" office:value-type="string">
            <text:p text:style-name="P196"><text:span text:style-name="T214">=</text:span><text:span text:style-name="T215">RA</text:span><text:span text:style-name="T216">Í</text:span><text:span text:style-name="T215">Z</text:span><text:span text:style-name="T217">C</text:span>(2*C1<text:span text:style-name="T233">5</text:span>/m)</text:p>
          </table:table-cell>
          <table:table-cell table:style-name="Tabla70.D1" office:value-type="string">
            <text:p text:style-name="P140">m/s</text:p>
          </table:table-cell>
          <table:table-cell table:style-name="Tabla70.A1" office:value-type="string">
            <text:p text:style-name="P136"/>
          </table:table-cell>
          <table:table-cell table:style-name="Tabla70.A1" office:value-type="string">
            <text:p text:style-name="P179"/>
          </table:table-cell>
        </table:table-row>
      </table:table>
      <text:p text:style-name="P197"><text:span text:style-name="T29">«</text:span><text:span text:style-name="T48">RA</text:span><text:span text:style-name="T54">Í</text:span><text:span text:style-name="T48">Z</text:span><text:span text:style-name="T49">C</text:span><text:span text:style-name="T48">», é unha función de LibreOffice, que calcula a raíz cadrada dun número ou dunha expresión.</text:span></text:p>
      <text:p text:style-name="P28"><text:span text:style-name="T89">«C</text:span><text:span text:style-name="T92">1</text:span><text:span text:style-name="T97">5</text:span><text:span text:style-name="T89">» é a cela onde se atopa a enerxía </text:span><text:span text:style-name="T99">dos </text:span><text:span text:style-name="T100">electróns.</text:span></text:p>
      <text:p text:style-name="P78"><text:span text:style-name="T26">«</text:span><text:span text:style-name="T36">m</text:span><text:span text:style-name="T26">» corresponde ao valor </text:span><text:span text:style-name="T30">da </text:span><text:span text:style-name="T36">masa do electrón.</text:span></text:p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column table:style-name="Tabla74.E"/>
        <table:table-column table:style-name="Tabla74.F"/>
        <table:table-row table:style-name="Tabla74.1">
          <table:table-cell table:style-name="Tabla74.A1" office:value-type="string">
            <text:p text:style-name="P140">Masa do electrón</text:p>
          </table:table-cell>
          <table:table-cell table:style-name="Tabla74.A1" office:value-type="string">
            <text:p text:style-name="P150">mₑ =</text:p>
          </table:table-cell>
          <table:table-cell table:style-name="Tabla74.C1" office:value-type="float" office:value="9.10938291E-031">
            <text:p text:style-name="P136">9,10938E-31</text:p>
          </table:table-cell>
          <table:table-cell table:style-name="Tabla74.A1" office:value-type="string">
            <text:p text:style-name="P140">kg</text:p>
          </table:table-cell>
          <table:table-cell table:style-name="Tabla74.A1" office:value-type="string">
            <text:p text:style-name="P136">9,11·10⁻³¹</text:p>
          </table:table-cell>
          <table:table-cell table:style-name="Tabla74.A1" office:value-type="string">
            <text:p text:style-name="P140">kg</text:p>
          </table:table-cell>
        </table:table-row>
      </table:table>
      <text:p text:style-name="P116">Se non quere empregar a letra «<text:span text:style-name="T245">m</text:span>» para <text:span text:style-name="T245">a m</text:span>asa do electrón, pode facer clic na cela de cor branca e teclear</text:p>
      <text:p text:style-name="P198"><text:span text:style-name="T94">«=</text:span><text:span text:style-name="T101">RA</text:span><text:span text:style-name="T106">Í</text:span><text:span text:style-name="T101">Z</text:span><text:span text:style-name="T107">C</text:span><text:span text:style-name="T95">(2*</text:span><text:span text:style-name="T94">», facer clic na cela «C1</text:span><text:span text:style-name="T95">5</text:span><text:span text:style-name="T94">» que contén o valor da </text:span><text:span text:style-name="T95">enerxía dos electróns,</text:span><text:span text:style-name="T94"> escribir «/», facer clic na cela «C</text:span><text:span text:style-name="T102">8</text:span><text:span text:style-name="T94">» que contén a m asa do electrón, escribir «)»</text:span><text:span text:style-name="T92">, </text:span><text:span text:style-name="T96">e premer a tecla ↲ («Intro»)</text:span></text:p>
      <text:p text:style-name="P195"><text:span text:style-name="T238">Na liña de entrada, a fórmula que aparece é «=</text:span><text:span text:style-name="T241">RA</text:span><text:span text:style-name="T243">Í</text:span><text:span text:style-name="T241">Z</text:span><text:span text:style-name="T244">C</text:span><text:span text:style-name="T14">(2*C1</text:span><text:span text:style-name="T15">5</text:span><text:span text:style-name="T14">/</text:span><text:span text:style-name="T16">C8</text:span><text:span text:style-name="T14">)</text:span><text:span text:style-name="T238">».</text:span></text:p>
      <text:p text:style-name="P124">O resultado que se mostra é: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column table:style-name="Tabla24.D"/>
        <table:table-column table:style-name="Tabla24.G"/>
        <table:table-column table:style-name="Tabla24.H"/>
        <table:table-row table:style-name="Tabla24.1">
          <table:table-cell table:style-name="Tabla24.A1" office:value-type="string">
            <text:p text:style-name="P140">Velocidade máxima dos electróns</text:p>
          </table:table-cell>
          <table:table-cell table:style-name="Tabla24.A1" office:value-type="string">
            <text:p text:style-name="P150">vₑ =</text:p>
          </table:table-cell>
          <table:table-cell table:style-name="Tabla24.C1" office:value-type="float" office:value="348062.817248019">
            <text:p text:style-name="P136">348062,82</text:p>
          </table:table-cell>
          <table:table-cell table:style-name="Tabla24.D1" office:value-type="string">
            <text:p text:style-name="P140">m/s</text:p>
          </table:table-cell>
          <table:table-cell table:style-name="Tabla24.A1" office:value-type="string">
            <text:p text:style-name="P136">3,48·10⁵</text:p>
          </table:table-cell>
          <table:table-cell table:style-name="Tabla24.A1" office:value-type="string">
            <text:p text:style-name="P140">m/s</text:p>
          </table:table-cell>
          <table:table-cell table:style-name="Tabla24.G1" office:value-type="string">
            <text:p text:style-name="P189">√</text:p>
          </table:table-cell>
          <table:table-cell table:style-name="Tabla24.G1" office:value-type="string">
            <text:p text:style-name="P187"/>
          </table:table-cell>
        </table:table-row>
      </table:table>
      <text:p text:style-name="P124"/>
      <text:p text:style-name="P102">Aínda que non pertence ao tema de efecto fotoeléctrico, o cálculo da lonxitude de onda de De Broglie dos electróns emitidos aparece nalgún problema das probas de acceso.</text:p>
      <text:p text:style-name="P35"><text:span text:style-name="T204">Pode elixir </text:span><text:span text:style-name="T205">calcular a </text:span><text:span text:style-name="T206">lonxitude</text:span><text:span text:style-name="T205"> </text:span><text:span text:style-name="T206">de onda de De Broglie dos electróns emitidos</text:span><text:span text:style-name="T205"> facendo clic </text:span><text:span text:style-name="T204">na terceira cela </text:span><text:span text:style-name="T205">de cor salmón</text:span><text:span text:style-name="T204"> baixo</text:span><text:span text:style-name="T207"> </text:span><text:span text:style-name="T10">Incógnitas</text:span><text:span text:style-name="T185">, </text:span><text:span text:style-name="T205">e escoller esta opción.</text:span></text:p>
      <text:p text:style-name="P103">Para poder calculala, ten que calcular a velocidade máxima dos electróns.</text:p>
      <text:p text:style-name="P85"><text:span text:style-name="T31">Faga clic na cela de cor salmón</text:span><text:span text:style-name="T32"> </text:span><text:span text:style-name="T31">e elixa «</text:span><text:span text:style-name="T45">m</text:span><text:span text:style-name="T28">»</text:span><text:span text:style-name="T31">.</text:span></text:p>
      <text:p text:style-name="P79"><text:span text:style-name="T42">Faga clic na cela de cor branca e bordo azul á dereita de </text:span><text:span text:style-name="T114">λ</text:span><text:span text:style-name="T42"> e escriba: «</text:span><text:span text:style-name="T34">=</text:span><text:span text:style-name="T45">h/(m*</text:span><text:span text:style-name="T34">C1</text:span><text:span text:style-name="T45">9</text:span><text:span text:style-name="T34">)</text:span><text:span text:style-name="T26">».</text:span></text:p>
      <text:p text:style-name="P104"><text:span text:style-name="T59">Tamén</text:span><text:span text:style-name="T60"> pode comezar escribindo «=</text:span><text:span text:style-name="T61">h/(m*</text:span><text:span text:style-name="T60">», facer clic co rato na cela </text:span><text:span text:style-name="T59">«C</text:span><text:span text:style-name="T62">1</text:span><text:span text:style-name="T61">9</text:span><text:span text:style-name="T59">» onde se atopa a velocidade </text:span><text:span text:style-name="T61">máxima dos electróns.</text:span><text:span text:style-name="T59">, </text:span><text:span text:style-name="T63">escribir «</text:span><text:span text:style-name="T61">)</text:span><text:span text:style-name="T63">»</text:span><text:span text:style-name="T62">, </text:span><text:span text:style-name="T60">e premer a tecla ↲ («Intro»).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140">Lonxitude de onda de De Broglie</text:p>
          </table:table-cell>
          <table:table-cell table:style-name="Tabla7.B1" office:value-type="string">
            <text:p text:style-name="P150">λ =</text:p>
          </table:table-cell>
          <table:table-cell table:style-name="Tabla7.C1" office:value-type="string">
            <text:p text:style-name="P136">=h/(m*C19)</text:p>
          </table:table-cell>
          <table:table-cell table:style-name="Tabla7.A1" office:value-type="string">
            <text:p text:style-name="P140">m</text:p>
          </table:table-cell>
          <table:table-cell table:style-name="Tabla7.B1" office:value-type="string">
            <text:p text:style-name="P136"/>
          </table:table-cell>
          <table:table-cell table:style-name="Tabla7.B1" office:value-type="string">
            <text:p text:style-name="P140"/>
          </table:table-cell>
        </table:table-row>
      </table:table>
      <text:p text:style-name="P105"><text:span text:style-name="T59">«</text:span><text:span text:style-name="T62">h</text:span><text:span text:style-name="T59">» corresponde ao valor </text:span><text:span text:style-name="T62">da constante de Planck, </text:span><text:span text:style-name="T64">e «</text:span><text:span text:style-name="T65">m</text:span><text:span text:style-name="T59">» </text:span><text:span text:style-name="T66">refírese</text:span><text:span text:style-name="T59"> ao valor </text:span><text:span text:style-name="T62">da </text:span><text:span text:style-name="T65">masa do electrón.</text:span></text:p>
      <text:p text:style-name="P98"><text:span text:style-name="T29">«C</text:span><text:span text:style-name="T30">1</text:span><text:span text:style-name="T46">9</text:span><text:span text:style-name="T29">» é a cela onde se atopa a velocidade </text:span><text:span text:style-name="T45">máxima</text:span><text:span text:style-name="T29"> dos electróns</text:span><text:span text:style-name="T36">.</text:span></text:p>
      <text:p text:style-name="P36"><text:span text:style-name="T94">Se non quere empregar a letra</text:span><text:span text:style-name="T102">s</text:span><text:span text:style-name="T94"> «</text:span><text:span text:style-name="T95">h</text:span><text:span text:style-name="T94">» </text:span><text:span text:style-name="T102">e «m» </text:span><text:span text:style-name="T94">para </text:span><text:span text:style-name="T95">a constante de Planck </text:span><text:span text:style-name="T102">e a masa do electrón</text:span><text:span text:style-name="T94">, pode facer clic na cela de cor branca e teclear «=», facer clic na cela «C</text:span><text:span text:style-name="T95">9</text:span><text:span text:style-name="T94">» que contén o valor da </text:span><text:span text:style-name="T95">constante de Planck</text:span><text:span text:style-name="T94"> e escribir «/</text:span><text:span text:style-name="T102">(</text:span><text:span text:style-name="T94">», facer clic na cela «C</text:span><text:span text:style-name="T102">8</text:span><text:span text:style-name="T94">» que contén a</text:span><text:span text:style-name="T100"> masa do electrón, </text:span><text:span text:style-name="T94">escribir «*», facer clic na cela «C</text:span><text:span text:style-name="T95">1</text:span><text:span text:style-name="T102">9</text:span><text:span text:style-name="T94">» que contén a velocidade </text:span><text:span text:style-name="T103">máxima dos electróns, </text:span><text:span text:style-name="T94">escribir «</text:span><text:span text:style-name="T102">)»</text:span><text:span text:style-name="T94">,</text:span><text:span text:style-name="T92"> </text:span><text:span text:style-name="T96">e premer a tecla ↲ («Intro»).</text:span></text:p>
      <text:p text:style-name="P117"><text:span text:style-name="T238">Na </text:span><text:span text:style-name="T242">cela de cor branca</text:span><text:span text:style-name="T238">, a fórmula que aparece é «=C</text:span><text:span text:style-name="T240">9/(C8</text:span><text:span text:style-name="T239">*C</text:span><text:span text:style-name="T240">9)</text:span><text:span text:style-name="T238">».</text:span></text:p>
      <text:p text:style-name="P129">O resultado que se mostra é: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D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p text:style-name="P140">Lonxitude de onda de De Broglie</text:p>
          </table:table-cell>
          <table:table-cell table:style-name="Tabla31.B1" office:value-type="string">
            <text:p text:style-name="P150">λ =</text:p>
          </table:table-cell>
          <table:table-cell table:style-name="Tabla31.C1" office:value-type="float" office:value="0.00000000208982265673">
            <text:p text:style-name="P136">2,089823E-09</text:p>
          </table:table-cell>
          <table:table-cell table:style-name="Tabla31.A1" office:value-type="string">
            <text:p text:style-name="P140">m</text:p>
          </table:table-cell>
          <table:table-cell table:style-name="Tabla31.B1" office:value-type="string">
            <text:p text:style-name="P136">2,09·10⁻⁹</text:p>
          </table:table-cell>
          <table:table-cell table:style-name="Tabla31.B1" office:value-type="string">
            <text:p text:style-name="P140">m</text:p>
          </table:table-cell>
          <table:table-cell table:style-name="Tabla31.G1" office:value-type="string">
            <text:p text:style-name="P189">√</text:p>
          </table:table-cell>
          <table:table-cell table:style-name="Tabla31.G1" office:value-type="string">
            <text:p text:style-name="P187"/>
          </table:table-cell>
        </table:table-row>
      </table:table>
      <text:p text:style-name="P130"><text:soft-page-break/>Se desexa<text:span text:style-name="T295">se</text:span> elixir como unidade «nm» no canto de «m», debe incluír na fórmula «*1E-9». <text:span text:style-name="T295">A</text:span> fórmula agora sería: <text:span text:style-name="T238">«=C</text:span><text:span text:style-name="T240">9/(C8</text:span><text:span text:style-name="T239">*C</text:span><text:span text:style-name="T240">9)*</text:span><text:span text:style-name="T237">1E9</text:span><text:span text:style-name="T238">».</text:span></text:p>
      <text:p text:style-name="P106"/>
      <text:p text:style-name="P37">Para resolver o último apartado deste problema:</text:p>
      <text:p text:style-name="P184">c) Habería efecto fotoeléctrico con luz de 5·10¹⁴ Hz?</text:p>
      <text:p text:style-name="P37">cambie o segundo dos datos da folla, facendo clic en: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175">Lonxitude de onda dos fotóns</text:p>
          </table:table-cell>
        </table:table-row>
      </table:table>
      <text:p text:style-name="P38"><text:span text:style-name="T187">clic na frecha da dereita </text:span><text:span text:style-name="T203"><text:tab/><text:tab/><text:tab/></text:span><text:span text:style-name="T175"> </text:span><text:span text:style-name="T178"></text:span><text:span text:style-name="T175"> </text:span><text:span text:style-name="T187">, </text:span><text:span text:style-name="T186">e eli</text:span><text:span text:style-name="T202">x</text:span><text:span text:style-name="T199">a</text:span><text:span text:style-name="T186">:</text:span></text:p>
      <text:p text:style-name="P37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175">Frecuencia dos fotóns</text:p>
          </table:table-cell>
        </table:table-row>
      </table:table>
      <text:p text:style-name="P37"/>
      <text:p text:style-name="P107"><text:span text:style-name="T76">Faga clic na cela de cor salmón</text:span><text:span text:style-name="T77"> </text:span><text:span text:style-name="T74">da dereita </text:span><text:span text:style-name="T76">e elixa «</text:span><text:span text:style-name="T78">Hz»</text:span><text:span text:style-name="T76">. </text:span><text:span text:style-name="T79">Desaparecerá a mensaxe </text:span><text:span text:style-name="T226">UNIDADE</text:span><text:span text:style-name="T225">!</text:span><text:span text:style-name="T75">.</text:span></text:p>
      <text:p text:style-name="P108"><text:span text:style-name="T75">Faga clic na cela de cor branca e bordo azul á dereita de </text:span><text:span text:style-name="T116">f =</text:span><text:span text:style-name="T75"> e escriba</text:span><text:span text:style-name="T230">: «</text:span>5<text:span text:style-name="T264">E</text:span>14».</text:p>
      <text:p text:style-name="P107">Na folla verase c<text:span text:style-name="T263">o</text:span>mo: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row table:style-name="Tabla27.1">
          <table:table-cell table:style-name="Tabla27.A1" office:value-type="string">
            <text:p text:style-name="P140">Frecuencia dos fotóns</text:p>
          </table:table-cell>
          <table:table-cell table:style-name="Tabla27.B1" office:value-type="string">
            <text:p text:style-name="P150">f =</text:p>
          </table:table-cell>
          <table:table-cell table:style-name="Tabla27.C1" office:value-type="float" office:value="500000000000000">
            <text:p text:style-name="P136">5,00E+14</text:p>
          </table:table-cell>
          <table:table-cell table:style-name="Tabla27.A1" office:value-type="string">
            <text:p text:style-name="P140">Hz</text:p>
          </table:table-cell>
          <table:table-cell table:style-name="Tabla27.B1" office:value-type="string">
            <text:p text:style-name="P187"/>
          </table:table-cell>
          <table:table-cell table:style-name="Tabla27.B1" office:value-type="string">
            <text:p text:style-name="P187"/>
          </table:table-cell>
        </table:table-row>
      </table:table>
      <text:p text:style-name="P107"/>
      <text:p text:style-name="P107">Á dereita de «Incógnitas» pode ver <text:span text:style-name="T231">que non se produce o efecto fotoeléctrico.</text:span></text:p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 table:style-name="Tabla28.1">
          <table:table-cell table:style-name="Tabla28.A1" office:value-type="string">
            <text:p text:style-name="P178">Incógnitas</text:p>
          </table:table-cell>
          <table:table-cell table:style-name="Tabla28.A1" office:value-type="string">
            <text:p text:style-name="P188">Non se produce</text:p>
          </table:table-cell>
          <table:table-cell table:style-name="Tabla28.C1" office:value-type="float" office:value="3">
            <text:p text:style-name="P177">3</text:p>
          </table:table-cell>
          <table:table-cell table:style-name="Tabla28.A1" office:value-type="string">
            <text:p text:style-name="P175">cifras significativas</text:p>
          </table:table-cell>
        </table:table-row>
      </table:table>
      <text:p text:style-name="P109"><text:span text:style-name="T277">Aparece </text:span>un erro na «Velocidade máxima dos electróns».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D"/>
        <table:table-column table:style-name="Tabla23.G"/>
        <table:table-column table:style-name="Tabla23.H"/>
        <table:table-row table:style-name="Tabla23.1">
          <table:table-cell table:style-name="Tabla23.A1" office:value-type="string">
            <text:p text:style-name="P158">Velocidade máxima dos electróns</text:p>
          </table:table-cell>
          <table:table-cell table:style-name="Tabla23.B1" office:value-type="string">
            <text:p text:style-name="P155">vₑ =</text:p>
          </table:table-cell>
          <table:table-cell table:style-name="Tabla23.C1" office:value-type="string">
            <text:p text:style-name="P146">Err:502</text:p>
          </table:table-cell>
          <table:table-cell table:style-name="Tabla23.A1" office:value-type="string">
            <text:p text:style-name="P158">m/s</text:p>
          </table:table-cell>
          <table:table-cell table:style-name="Tabla23.B1" office:value-type="string">
            <text:p text:style-name="P147">Err:502</text:p>
          </table:table-cell>
          <table:table-cell table:style-name="Tabla23.B1" office:value-type="string">
            <text:p text:style-name="P158">m/s</text:p>
          </table:table-cell>
          <table:table-cell table:style-name="Tabla23.G1" office:value-type="string">
            <text:p text:style-name="P190"/>
          </table:table-cell>
          <table:table-cell table:style-name="Tabla23.G1" office:value-type="string">
            <text:p text:style-name="P186"/>
          </table:table-cell>
        </table:table-row>
      </table:table>
      <text:p text:style-name="P109"/>
      <text:p text:style-name="P109">Se o dato fose unha frecuencia superior á frecuencia limiar o resultado da velocidade dos electróns tería un valor no canto dun erro.</text:p>
      <text:p text:style-name="P107"/>
      <text:p text:style-name="P37"/>
      <text:p text:style-name="P39"/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3">Sumario</text:p>
          </text:index-title>
          <text:p text:style-name="P48"><text:a xlink:type="simple" xlink:href="#__RefHeading__38814_1755902557" text:style-name="Index_20_Link" text:visited-style-name="Index_20_Link">PROBLEMAS DE EFECTO FOTOELÉCTRICO<text:tab/>1</text:a></text:p>
          <text:p text:style-name="P50"><text:a xlink:type="simple" xlink:href="#__RefHeading___Toc19791_717168209" text:style-name="Index_20_Link" text:visited-style-name="Index_20_Link">● Comezo<text:tab/>1</text:a></text:p>
          <text:p text:style-name="P50"><text:a xlink:type="simple" xlink:href="#__RefHeading___Toc11517_193338899" text:style-name="Index_20_Link" text:visited-style-name="Index_20_Link">● Borrado de datos anteriores<text:tab/>1</text:a></text:p>
          <text:p text:style-name="P50"><text:a xlink:type="simple" xlink:href="#__RefHeading___Toc11519_193338899" text:style-name="Index_20_Link" text:visited-style-name="Index_20_Link">● Datos<text:tab/>1</text:a></text:p>
          <text:p text:style-name="P50"><text:a xlink:type="simple" xlink:href="#__RefHeading___Toc19793_717168209" text:style-name="Index_20_Link" text:visited-style-name="Index_20_Link">● Incógnitas<text:tab/>2</text:a></text:p>
          <text:p text:style-name="P50"><text:a xlink:type="simple" xlink:href="#__RefHeading___Toc19795_717168209" text:style-name="Index_20_Link" text:visited-style-name="Index_20_Link">● Cálculos intermedios e incógnitas<text:tab/>2</text:a></text:p>
          <text:p text:style-name="P50"><text:a xlink:type="simple" xlink:href="#__RefHeading___Toc11564_193338899" text:style-name="Index_20_Link" text:visited-style-name="Index_20_Link">● Cálculos<text:tab/>2</text:a></text:p>
          <text:p text:style-name="P49"><text:a xlink:type="simple" xlink:href="#__RefHeading___Toc19797_717168209" text:style-name="Index_20_Link" text:visited-style-name="Index_20_Link">◊ Problemas<text:tab/>3</text:a></text:p>
          <text:p text:style-name="P51"><text:a xlink:type="simple" xlink:href="#__RefHeading___Toc25810_1621949048" text:style-name="Index_20_Link" text:visited-style-name="Index_20_Link">1. A lonxitude de onda máxima capaz de producir efecto fotoeléctrico nun metal, é 4500 Å:<text:tab/>3</text:a></text:p>
        </text:index-body>
      </text:table-of-content>
      <text:p text:style-name="P1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EmojiOne Color" svg:font-family="'EmojiOne Color'" style:font-adornments="Normal"/>
    <style:font-face style:name="HG Mincho Light J" svg:font-family="'HG Mincho Light J'" style:font-pitch="variable"/>
    <style:font-face style:name="Linux Biolinum G" svg:font-family="'Linux Biolinum G'"/>
    <style:font-face style:name="Linux Biolinum G1" svg:font-family="'Linux Biolinum G'" style:font-pitch="variable"/>
    <style:font-face style:name="Linux Biolinum G2" svg:font-family="'Linux Biolinum G'" style:font-adornments="Negrita" style:font-pitch="variable"/>
    <style:font-face style:name="Linux Biolinum G3" svg:font-family="'Linux Biolinum G'" style:font-adornments="Negrita cursiva" style:font-pitch="variable"/>
    <style:font-face style:name="Linux Biolinum G4" svg:font-family="'Linux Biolinum G'" style:font-adornments="Normal" style:font-pitch="variable"/>
    <style:font-face style:name="Linux Libertine G" svg:font-family="'Linux Libertine G'"/>
    <style:font-face style:name="Linux Libertine G1" svg:font-family="'Linux Libertine G'" style:font-pitch="variable"/>
    <style:font-face style:name="Linux Libertine G2" svg:font-family="'Linux Libertine G'" style:font-adornments="Negrita" style:font-pitch="variable"/>
    <style:font-face style:name="Linux Libertine G3" svg:font-family="'Linux Libertine G'" style:font-adornments="Negrita cursiva" style:font-pitch="variable"/>
    <style:font-face style:name="Linux Libertine G4" svg:font-family="'Linux Libertine G'" style:font-adornments="Normal"/>
    <style:font-face style:name="Linux Libertine G5" svg:font-family="'Linux Libertine G'" style:font-adornments="Normal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ingdings 3" svg:font-family="'Wingdings 3'" style:font-adornments="Norm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12pt" fo:language="gl" fo:country="E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Thorndale" fo:font-size="12pt" fo:language="gl" fo:country="E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/>
      <style:text-properties style:font-name="Linux Libertine G5" fo:font-family="'Linux Libertine G'" style:font-style-name="Normal" style:font-pitch="variable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1.251cm" fo:margin-right="0cm" fo:margin-top="0cm" fo:margin-bottom="0cm" style:contextual-spacing="false" fo:text-align="center" style:justify-single-word="false" fo:text-indent="-1.25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family="Arial" style:font-style-name="Normal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top="0.42cm" fo:margin-bottom="0cm" style:contextual-spacing="false" fo:text-align="center" style:justify-single-word="false" style:page-number="auto" fo:keep-with-next="always">
        <style:tab-stops/>
      </style:paragraph-properties>
      <style:text-properties style:font-name="Linux Biolinum G2" fo:font-family="'Linux Biolinum G'" style:font-style-name="Negrita" style:font-pitch="variable" fo:font-size="14pt" fo:font-weight="bold" style:letter-kerning="true"/>
    </style:style>
    <style:style style:name="Heading_20_2" style:display-name="Heading 2" style:family="paragraph" style:parent-style-name="Heading_20_1" style:next-style-name="Heading_20_3" style:default-outline-level="2" style:class="text">
      <style:paragraph-properties fo:margin-left="0cm" fo:margin-right="0cm" fo:margin-top="0.85cm" fo:margin-bottom="0cm" style:contextual-spacing="false" fo:text-align="start" style:justify-single-word="false" fo:text-indent="0cm" style:auto-text-indent="false" fo:keep-with-next="always">
        <style:tab-stops/>
      </style:paragraph-properties>
      <style:text-properties style:font-name="Linux Biolinum G2" fo:font-family="'Linux Biolinum G'" style:font-style-name="Negrita" style:font-pitch="variable" fo:font-size="12pt" style:text-underline-style="solid" style:text-underline-type="double" style:text-underline-width="auto" style:text-underline-color="font-color" fo:font-weight="bold"/>
    </style:style>
    <style:style style:name="Heading_20_3" style:display-name="Heading 3" style:family="paragraph" style:parent-style-name="Heading_20_2" style:next-style-name="Heading_20_4" style:default-outline-level="3" style:class="text" style:master-page-name="">
      <style:paragraph-properties fo:margin-left="0cm" fo:margin-right="0cm" fo:margin-top="0.85cm" fo:margin-bottom="0cm" style:contextual-spacing="false" fo:text-align="start" style:justify-single-word="false" style:register-true="false" fo:text-indent="0cm" style:auto-text-indent="false" style:page-number="auto" fo:keep-with-next="always">
        <style:tab-stops/>
      </style:paragraph-properties>
      <style:text-properties style:font-name="Linux Biolinum G2" fo:font-family="'Linux Biolinum G'" style:font-style-name="Negrita" style:font-pitch="variable" fo:font-size="12pt" fo:font-weight="bold"/>
    </style:style>
    <style:style style:name="Heading_20_4" style:display-name="Heading 4" style:family="paragraph" style:parent-style-name="Enunciado" style:next-style-name="Standard" style:default-outline-level="4" style:class="text" style:master-page-name="">
      <loext:graphic-properties draw:fill="none" draw:fill-color="#e6e6e6"/>
      <style:paragraph-properties fo:margin-left="0cm" fo:margin-right="0cm" fo:margin-top="0.42cm" fo:margin-bottom="0cm" style:contextual-spacing="false" fo:text-align="start" style:justify-single-word="false" fo:orphans="2" fo:widows="2" fo:hyphenation-ladder-count="no-limit" fo:text-indent="0cm" style:auto-text-indent="false" style:page-number="auto" fo:background-color="transparent" fo:padding="0cm" fo:border="none">
        <style:tab-stops>
          <style:tab-stop style:position="17cm" style:type="right"/>
        </style:tab-stops>
      </style:paragraph-properties>
      <style:text-properties fo:font-weight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EnuncAptdo" style:next-style-name="Standard" style:default-outline-level="5" style:class="text">
      <loext:graphic-properties draw:fill="none" draw:fill-color="#e6e6e6"/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tab-stops/>
      </style:paragraph-properties>
      <style:text-properties style:font-name="Linux Biolinum G2" fo:font-family="'Linux Biolinum G'" style:font-style-name="Negrita" style:font-pitch="variable" fo:font-size="11pt" fo:letter-spacing="normal" fo:font-weight="normal"/>
    </style:style>
    <style:style style:name="Heading_20_6" style:display-name="Heading 6" style:family="paragraph" style:parent-style-name="EnuncAptdo" style:next-style-name="Standard" style:default-outline-level="6" style:class="text">
      <style:paragraph-properties fo:margin-left="1.251cm" fo:margin-right="0cm" fo:margin-top="0cm" fo:margin-bottom="0cm" style:contextual-spacing="false" fo:text-indent="-1.251cm" style:auto-text-indent="false">
        <style:tab-stops/>
      </style:paragraph-properties>
      <style:text-properties style:font-name="Linux Biolinum G2" fo:font-family="'Linux Biolinum G'" style:font-style-name="Negrita" style:font-pitch="variable" fo:font-size="11pt"/>
    </style:style>
    <style:style style:name="Heading_20_7" style:display-name="Heading 7" style:family="paragraph" style:parent-style-name="Standard" style:next-style-name="Standard" style:class="text">
      <style:paragraph-properties fo:margin-left="3.748cm" fo:margin-right="0cm" fo:margin-top="0.423cm" fo:margin-bottom="0.106cm" style:contextual-spacing="false" fo:text-indent="-1.249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class="text">
      <style:paragraph-properties fo:margin-left="4.997cm" fo:margin-right="0cm" fo:margin-top="0.423cm" fo:margin-bottom="0.106cm" style:contextual-spacing="false" fo:text-indent="-1.249cm" style:auto-text-indent="false">
        <style:tab-stops/>
      </style:paragraph-properties>
      <style:text-properties fo:font-style="italic"/>
    </style:style>
    <style:style style:name="Heading_20_9" style:display-name="Heading 9" style:family="paragraph" style:parent-style-name="Standard" style:next-style-name="Standard" style:class="text">
      <style:paragraph-properties fo:margin-left="6.246cm" fo:margin-right="0cm" fo:margin-top="0.423cm" fo:margin-bottom="0.106cm" style:contextual-spacing="false" fo:text-indent="-1.249cm" style:auto-text-indent="false">
        <style:tab-stops/>
      </style:paragraph-properties>
      <style:text-properties fo:font-size="9pt" fo:font-style="italic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Enunciado" style:family="paragraph">
      <style:paragraph-properties fo:margin-left="0cm" fo:margin-right="0cm" fo:margin-top="0.423cm" fo:margin-bottom="0cm" style:contextual-spacing="false" fo:text-indent="0cm" style:auto-text-indent="false"/>
      <style:text-properties style:font-name="Linux Biolinum G2" fo:font-family="'Linux Biolinum G'" style:font-style-name="Negrita" style:font-pitch="variable" fo:font-size="11pt" fo:font-weight="normal"/>
    </style:style>
    <style:style style:name="EnuncAptdo" style:family="paragraph" style:parent-style-name="Enunciado">
      <style:paragraph-properties fo:margin-left="0.499cm" fo:margin-right="0cm" fo:margin-top="0cm" fo:margin-bottom="0cm" style:contextual-spacing="false" fo:text-indent="-0.499cm" style:auto-text-indent="false"/>
      <style:text-properties style:font-name="Arial1" fo:font-family="Arial" style:font-style-name="Normal" style:font-family-generic="swiss" style:font-pitch="variable" fo:font-size="10pt"/>
    </style:style>
    <style:style style:name="ProgQuim" style:family="paragraph" style:parent-style-name="Standard">
      <style:paragraph-properties fo:margin-left="1cm" fo:margin-right="0cm" fo:margin-top="0cm" fo:margin-bottom="0cm" style:contextual-spacing="false" fo:text-indent="0.002cm" style:auto-text-indent="false">
        <style:tab-stops>
          <style:tab-stop style:position="2cm"/>
        </style:tab-stops>
      </style:paragraph-properties>
    </style:style>
    <style:style style:name="WW-Lista_20_2" style:display-name="WW-Lista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WW-Epígrafe" style:family="paragraph" style:parent-style-name="Standard" style:next-style-name="Standard">
      <style:paragraph-properties fo:margin-top="0.212cm" fo:margin-bottom="0.212cm" style:contextual-spacing="false"/>
      <style:text-properties fo:font-weight="bold"/>
    </style:style>
    <style:style style:name="WW-Texto_20_independiente_20_3" style:display-name="WW-Texto independiente 3" style:family="paragraph" style:parent-style-name="Standard">
      <style:paragraph-properties fo:text-align="start" style:justify-single-word="false">
        <style:tab-stops>
          <style:tab-stop style:position="0cm"/>
          <style:tab-stop style:position="1.27cm"/>
          <style:tab-stop style:position="2.54cm"/>
        </style:tab-stops>
      </style:paragraph-properties>
      <style:text-properties fo:letter-spacing="-0.004cm" fo:font-style="italic"/>
    </style:style>
    <style:style style:name="Encabezado_20_de_20_tda" style:display-name="Encabezado de tda" style:family="paragraph" style:parent-style-name="Standard">
      <style:paragraph-properties>
        <style:tab-stops>
          <style:tab-stop style:position="16.51cm" style:type="right"/>
        </style:tab-stops>
      </style:paragraph-properties>
    </style:style>
    <style:style style:name="WW-Texto_20_independiente_20_2" style:display-name="WW-Texto independiente 2" style:family="paragraph" style:parent-style-name="Standard">
      <style:paragraph-properties>
        <style:tab-stops>
          <style:tab-stop style:position="0cm"/>
          <style:tab-stop style:position="1.27cm"/>
          <style:tab-stop style:position="2.54cm"/>
        </style:tab-stops>
      </style:paragraph-properties>
      <style:text-properties fo:letter-spacing="-0.004cm" fo:font-style="italic"/>
    </style:style>
    <style:style style:name="Solucion" style:family="paragraph" style:parent-style-name="Standard" style:class="text">
      <style:paragraph-properties fo:margin-left="0cm" fo:margin-right="0cm" fo:margin-top="0.42cm" fo:margin-bottom="0.42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style:text-position="0% 100%" style:font-name="Times New Roman1" fo:font-family="'Times New Roman'" style:font-family-generic="roman" style:font-pitch="variable" fo:font-size="11pt" fo:letter-spacing="normal" fo:font-style="italic" fo:font-weight="bold"/>
    </style:style>
    <style:style style:name="Datos" style:family="paragraph" style:parent-style-name="Standard" style:class="text">
      <loext:graphic-properties draw:fill="solid" draw:fill-color="#e6e6e6"/>
      <style:paragraph-properties fo:margin-left="1.251cm" fo:margin-right="0cm" fo:margin-top="0cm" fo:margin-bottom="0cm" style:contextual-spacing="false" fo:text-indent="-1.251cm" style:auto-text-indent="false" fo:background-color="#e6e6e6" fo:padding="0cm" fo:border="non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size="10pt" fo:letter-spacing="normal"/>
    </style:style>
    <style:style style:name="Respuesta" style:family="paragraph" style:parent-style-name="Standard" style:class="text">
      <style:paragraph-properties fo:margin-left="1.75cm" fo:margin-right="0cm" fo:text-align="start" style:justify-single-word="false" fo:text-indent="-1cm" style:auto-text-indent="false" fo:padding="0cm" fo:border="none">
        <style:tab-stops>
          <style:tab-stop style:position="0.75cm"/>
        </style:tab-stops>
      </style:paragraph-properties>
      <style:text-properties fo:letter-spacing="normal" fo:font-style="normal"/>
    </style:style>
    <style:style style:name="Analisis" style:family="paragraph" style:parent-style-name="Standard" style:class="text" style:master-page-name="">
      <style:paragraph-properties fo:hyphenation-ladder-count="no-limit" style:page-number="auto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cuacion" style:family="paragraph" style:parent-style-name="Standard">
      <style:paragraph-properties fo:margin-left="0cm" fo:margin-right="0cm" fo:margin-top="0.21cm" fo:margin-bottom="0.21cm" style:contextual-spacing="false" fo:text-align="center" style:justify-single-word="false" fo:text-indent="0cm" style:auto-text-indent="false" fo:padding="0cm" fo:border="none">
        <style:tab-stops/>
      </style:paragraph-properties>
      <style:text-properties style:text-position="0% 100%" style:font-name="Linux Libertine G5" fo:font-family="'Linux Libertine G'" style:font-style-name="Normal" style:font-pitch="variable" fo:font-size="11pt" fo:letter-spacing="normal" fo:font-style="normal" fo:font-weight="normal" style:font-style-asian="normal" style:font-style-complex="normal"/>
    </style:style>
    <style:style style:name="Encabezado4cont" style:family="paragraph" style:parent-style-name="Heading_20_4" style:default-outline-level="" style:list-style-name="" style:master-page-name="">
      <style:paragraph-properties fo:margin-left="0.75cm" fo:margin-right="0cm" fo:margin-top="0cm" fo:margin-bottom="0cm" style:contextual-spacing="false" fo:text-indent="0cm" style:auto-text-indent="false" style:page-number="auto">
        <style:tab-stops/>
      </style:paragraph-properties>
    </style:style>
    <style:style style:name="Encabezado_20_PAU" style:display-name="Encabezado PAU" style:family="paragraph" style:parent-style-name="Encabezado4cont">
      <style:paragraph-properties>
        <style:tab-stops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User_20_Index_20_Heading" style:display-name="User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45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94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44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4.9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45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44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3.949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4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2.9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45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SECCION" style:family="paragraph" style:parent-style-name="Heading_20_1" style:default-outline-level="" style:list-style-name="">
      <style:paragraph-properties fo:margin-left="0.499cm" fo:margin-right="0cm" fo:margin-top="0.423cm" fo:margin-bottom="0.423cm" style:contextual-spacing="false" fo:text-align="start" style:justify-single-word="false" fo:text-indent="-0.499cm" style:auto-text-indent="false" fo:keep-with-next="auto">
        <style:tab-stops>
          <style:tab-stop style:position="0.75cm"/>
        </style:tab-stops>
      </style:paragraph-properties>
      <style:text-properties style:letter-kerning="true"/>
    </style:style>
    <style:style style:name="Normal" style:family="paragraph" style:parent-style-name="Standard">
      <style:paragraph-properties fo:hyphenation-ladder-count="no-limit" style:text-autospace="none"/>
      <style:text-properties style:use-window-font-color="true" loext:opacity="0%" style:font-name="Times New Roman" fo:font-family="'Times New Roman'" fo:font-size="12pt" style:font-name-asian="Andale Sans UI" style:font-family-asian="'Andale Sans UI', 'Arial Unicode MS'" style:font-pitch-asian="variable" style:language-asian="zxx" style:country-asian="none" style:font-name-complex="Tahoma1" style:font-family-complex="Tahoma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cm" fo:margin-bottom="0.212cm" style:contextual-spacing="false"/>
    </style:style>
    <style:style style:name="Encabezado5cont" style:family="paragraph" style:parent-style-name="Encabezado4cont">
      <style:paragraph-properties fo:margin-left="1.251cm" fo:margin-right="0cm" fo:text-indent="0cm" style:auto-text-indent="false"/>
    </style:style>
    <style:style style:name="Encabezado6cont" style:family="paragraph" style:parent-style-name="Encabezado5cont">
      <style:paragraph-properties fo:margin-left="2.25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ff" loext:opacity="100%" style:font-name="Times New Roman2" fo:font-family="'Times New Roman'" style:font-style-name="Normal" style:font-family-generic="roman" style:font-pitch="variable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ector" style:family="text">
      <style:text-properties style:text-position="0% 100%" style:font-name="Linux Libertine G3" fo:font-family="'Linux Libertine G'" style:font-style-name="Negrita cursiva" style:font-pitch="variable" fo:font-size="11pt" fo:letter-spacing="normal" fo:font-style="italic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vectorconst" style:family="text" style:parent-style-name="vector">
      <style:text-properties style:text-position="0% 100%" style:font-name="Linux Libertine G2" fo:font-family="'Linux Libertine G'" style:font-style-name="Negrita" style:font-pitch="variable" fo:font-size="11pt" fo:letter-spacing="normal" fo:font-style="normal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 loext:shadow="none"/>
    </style:style>
    <style:style style:name="vectorenunconst" style:family="text">
      <style:text-properties style:font-name="Linux Biolinum G2" fo:font-family="'Linux Biolinum G'" style:font-style-name="Negrita" style:font-pitch="variable" fo:font-size="11pt" fo:font-weight="bold" style:text-overline-style="solid" style:text-overline-width="bold" style:text-overline-color="font-color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ectorenunc" style:family="text">
      <style:text-properties style:font-name="Linux Biolinum G3" fo:font-family="'Linux Biolinum G'" style:font-style-name="Negrita cursiva" style:font-pitch="variable" fo:font-size="11pt" fo:font-style="italic" fo:font-weight="bold" style:font-style-asian="italic" style:font-style-complex="italic" style:text-overline-style="solid" style:text-overline-width="bold" style:text-overline-color="font-color"/>
    </style:style>
    <style:style style:name="vectorcte" style:family="text" style:parent-style-name="vector">
      <style:text-properties style:text-position="0% 100%" style:font-name="Linux Libertine G2" fo:font-family="'Linux Libertine G'" style:font-style-name="Negrita" style:font-pitch="variable" fo:font-size="11pt" fo:letter-spacing="normal" fo:font-style="normal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style:font-name="Linux Libertine G5" fo:font-family="'Linux Libertine G'" style:font-style-name="Normal" style:font-pitch="variable" fo:font-size="11pt" fo:letter-spacing="normal" fo:font-style="italic" style:font-style-asian="italic" style:font-style-complex="italic"/>
    </style:style>
    <style:style style:name="subind" style:family="text">
      <style:text-properties style:text-position="sub 58%" style:font-name="Linux Libertine G5" fo:font-family="'Linux Libertine G'" style:font-style-name="Normal" style:font-pitch="variable" fo:font-size="11pt" fo:letter-spacing="normal" fo:font-style="normal"/>
    </style:style>
    <style:style style:name="subindenunc" style:family="text" style:parent-style-name="subind">
      <style:text-properties style:text-position="sub 58%" style:font-name="Linux Biolinum G1" fo:font-family="'Linux Biolinum G'" style:font-pitch="variable" fo:font-size="11pt" fo:letter-spacing="normal" fo:font-style="normal" fo:font-weight="normal" style:font-style-asian="normal" style:font-style-complex="normal"/>
    </style:style>
    <style:style style:name="enunc" style:family="text">
      <style:text-properties style:font-name="Linux Biolinum G2" fo:font-family="'Linux Biolinum G'" style:font-style-name="Negrita" style:font-pitch="variable" fo:font-size="11pt" fo:font-weight="normal"/>
    </style:style>
    <style:style style:name="PAU" style:family="text" style:parent-style-name="enunc">
      <style:text-properties style:font-name="Linux Biolinum G2" fo:font-family="'Linux Biolinum G'" style:font-style-name="Negrita" style:font-pitch="variable" fo:font-size="11pt" fo:font-style="italic" fo:font-weight="normal" style:font-style-asian="italic" style:font-style-complex="italic"/>
    </style:style>
    <style:style style:name="Rta" style:family="text">
      <style:text-properties style:font-name="Linux Libertine G5" fo:font-family="'Linux Libertine G'" style:font-style-name="Normal" style:font-pitch="variable" fo:font-size="11pt" fo:letter-spacing="normal" fo:font-style="normal" fo:font-weight="bold"/>
    </style:style>
    <style:style style:name="Character_5f_20_5f_style" style:display-name="Character_20_style" style:family="text"/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text:style-name="Bullet_20_Symbols" loext:num-list-format="◊%2%" style:num-prefix="◊" style:num-format="">
        <style:list-level-properties text:min-label-width="0.75cm"/>
      </text:outline-level-style>
      <text:outline-level-style text:level="3" text:style-name="Bullet_20_Symbols" loext:num-list-format="●%3%" style:num-prefix="●" style:num-format="">
        <style:list-level-properties text:min-label-width="0.75cm"/>
      </text:outline-level-style>
      <text:outline-level-style text:level="4" loext:num-list-format="%4%." style:num-suffix="." style:num-format="1">
        <style:list-level-properties text:min-label-width="0.75cm"/>
      </text:outline-level-style>
      <text:outline-level-style text:level="5" loext:num-list-format="%5%)" style:num-suffix=")" style:num-format="a">
        <style:list-level-properties text:space-before="0.75cm" text:min-label-width="0.501cm"/>
      </text:outline-level-style>
      <text:outline-level-style text:level="6" loext:num-list-format="(%5%.%6%)" style:num-prefix="(" style:num-suffix=")" style:num-format="1" text:display-levels="2">
        <style:list-level-properties text:min-label-width="1cm"/>
      </text:outline-level-style>
      <text:outline-level-style text:level="7" loext:num-list-format="(%7%)" style:num-prefix="(" style:num-suffix=")" style:num-format="i">
        <style:list-level-properties text:space-before="2.499cm" text:min-label-width="1.249cm"/>
      </text:outline-level-style>
      <text:outline-level-style text:level="8" loext:num-list-format="(%8%)" style:num-prefix="(" style:num-suffix=")" style:num-format="a" style:num-letter-sync="true">
        <style:list-level-properties text:space-before="3.748cm" text:min-label-width="1.249cm"/>
      </text:outline-level-style>
      <text:outline-level-style text:level="9" loext:num-list-format="(%9%)" style:num-prefix="(" style:num-suffix=")" style:num-format="i">
        <style:list-level-properties text:space-before="4.997cm" text:min-label-width="1.249cm"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StarSymbol"/>
      </text:list-level-style-bullet>
      <text:list-level-style-bullet text:level="2" text:style-name="Bullet_20_Symbols" loext:num-list-format="%2%" text:bullet-char="●">
        <style:list-level-properties text:space-before="0.395cm"/>
        <style:text-properties style:font-name="StarSymbol"/>
      </text:list-level-style-bullet>
      <text:list-level-style-bullet text:level="3" text:style-name="Bullet_20_Symbols" loext:num-list-format="%3%" text:bullet-char="●">
        <style:list-level-properties text:space-before="0.79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.185cm"/>
        <style:text-properties style:font-name="StarSymbol"/>
      </text:list-level-style-bullet>
      <text:list-level-style-bullet text:level="5" text:style-name="Bullet_20_Symbols" loext:num-list-format="%5%" text:bullet-char="●">
        <style:list-level-properties text:space-before="1.58cm"/>
        <style:text-properties style:font-name="StarSymbol"/>
      </text:list-level-style-bullet>
      <text:list-level-style-bullet text:level="6" text:style-name="Bullet_20_Symbols" loext:num-list-format="%6%" text:bullet-char="●">
        <style:list-level-properties text:space-before="1.976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2.371cm"/>
        <style:text-properties style:font-name="StarSymbol"/>
      </text:list-level-style-bullet>
      <text:list-level-style-bullet text:level="8" text:style-name="Bullet_20_Symbols" loext:num-list-format="%8%" text:bullet-char="●">
        <style:list-level-properties text:space-before="2.766cm"/>
        <style:text-properties style:font-name="StarSymbol"/>
      </text:list-level-style-bullet>
      <text:list-level-style-bullet text:level="9" text:style-name="Bullet_20_Symbols" loext:num-list-format="%9%" text:bullet-char="●">
        <style:list-level-properties text:space-before="3.161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3.556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WW8Num1">
      <text:list-level-style-number text:level="1" loext:num-list-format="%1%" style:num-format="">
        <style:list-level-properties/>
      </text:list-level-style-number>
      <text:list-level-style-number text:level="2" text:style-name="Character_5f_20_5f_style" loext:num-list-format="%2%à" style:num-suffix="à" style:num-format="">
        <style:list-level-properties/>
      </text:list-level-style-number>
      <text:list-level-style-number text:level="3" text:style-name="Character_5f_20_5f_style" loext:num-list-format="%3%·" style:num-suffix="·" style:num-format="">
        <style:list-level-properties/>
      </text:list-level-style-number>
      <text:list-level-style-number text:level="4" text:style-name="Character_5f_20_5f_style" loext:num-list-format="%4%." style:num-suffix="." style:num-format="1">
        <style:list-level-properties text:min-label-width="0.75cm"/>
      </text:list-level-style-number>
      <text:list-level-style-number text:level="5" text:style-name="Character_5f_20_5f_style" loext:num-list-format="%5%)" style:num-suffix=")" style:num-format="a" style:num-letter-sync="true">
        <style:list-level-properties text:min-label-width="0.501cm"/>
      </text:list-level-style-number>
      <text:list-level-style-number text:level="6" text:style-name="Character_5f_20_5f_style" loext:num-list-format="(%6%)" style:num-prefix="(" style:num-suffix=")" style:num-format="i">
        <style:list-level-properties text:space-before="1.25cm" text:min-label-width="1.249cm"/>
      </text:list-level-style-number>
      <text:list-level-style-number text:level="7" loext:num-list-format="(%7%)" style:num-prefix="(" style:num-suffix=")" style:num-format="i">
        <style:list-level-properties text:space-before="2.499cm" text:min-label-width="1.249cm"/>
      </text:list-level-style-number>
      <text:list-level-style-number text:level="8" loext:num-list-format="(%8%)" style:num-prefix="(" style:num-suffix=")" style:num-format="a" style:num-letter-sync="true">
        <style:list-level-properties text:space-before="3.748cm" text:min-label-width="1.249cm"/>
      </text:list-level-style-number>
      <text:list-level-style-number text:level="9" loext:num-list-format="(%9%)" style:num-prefix="(" style:num-suffix=")" style:num-format="i">
        <style:list-level-properties text:space-before="4.997cm" text:min-label-width="1.24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1">
        <style:list-level-properties text:min-label-width="1.244cm"/>
      </text:list-level-style-number>
      <text:list-level-style-number text:level="2" loext:num-list-format="%1%.%2%" style:num-format="1" text:display-levels="2">
        <style:list-level-properties text:min-label-width="1.244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27cm"/>
      </text:list-level-style-number>
      <text:list-level-style-number text:level="5" loext:num-list-format="%1%.%2%.%3%.%4%.%5%" style:num-format="1" text:display-levels="5">
        <style:list-level-properties text:min-label-width="1.27cm"/>
      </text:list-level-style-number>
      <text:list-level-style-number text:level="6" loext:num-list-format="%1%.%2%.%3%.%4%.%5%.%6%" style:num-format="1" text:display-levels="6">
        <style:list-level-properties text:min-label-width="1.905cm"/>
      </text:list-level-style-number>
      <text:list-level-style-number text:level="7" loext:num-list-format="%1%.%2%.%3%.%4%.%5%.%6%.%7%" style:num-format="1" text:display-levels="7">
        <style:list-level-properties text:min-label-width="1.905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5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loext:num-list-format="(%1%)" style:num-prefix="(" style:num-suffix=")" style:num-format="a" style:num-letter-sync="true">
        <style:list-level-properties text:space-before="1.244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loext:num-list-format="(%1%)" style:num-prefix="(" style:num-suffix=")" style:num-format="a" style:num-letter-sync="true">
        <style:list-level-properties text:space-before="1.251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loext:num-list-format="%1%" style:num-format="1" text:start-value="2">
        <style:list-level-properties text:min-label-width="1.244cm"/>
      </text:list-level-style-number>
      <text:list-level-style-number text:level="2" loext:num-list-format="%1%.%2%" style:num-format="1" text:display-levels="2">
        <style:list-level-properties text:min-label-width="1.244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27cm"/>
      </text:list-level-style-number>
      <text:list-level-style-number text:level="5" loext:num-list-format="%1%.%2%.%3%.%4%.%5%" style:num-format="1" text:display-levels="5">
        <style:list-level-properties text:min-label-width="1.27cm"/>
      </text:list-level-style-number>
      <text:list-level-style-number text:level="6" loext:num-list-format="%1%.%2%.%3%.%4%.%5%.%6%" style:num-format="1" text:display-levels="6">
        <style:list-level-properties text:min-label-width="1.905cm"/>
      </text:list-level-style-number>
      <text:list-level-style-number text:level="7" loext:num-list-format="%1%.%2%.%3%.%4%.%5%.%6%.%7%" style:num-format="1" text:display-levels="7">
        <style:list-level-properties text:min-label-width="1.905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5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loext:num-list-format="(%1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7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number-style style:name="N10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0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6">
      <number:number number:decimal-places="8" number:min-decimal-places="8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>
        <style:tab-stops>
          <style:tab-stop style:position="8.502cm" style:type="center"/>
          <style:tab-stop style:position="17.002cm" style:type="right"/>
        </style:tab-stops>
      </style:paragraph-properties>
      <style:text-properties fo:language="gl" fo:country="ES" officeooo:paragraph-rsid="013a0e78"/>
    </style:style>
    <style:style style:name="MT1" style:family="text">
      <style:text-properties style:font-name="Linux Biolinum G1" fo:font-size="8pt" officeooo:rsid="0091dedb"/>
    </style:style>
    <style:style style:name="MT2" style:family="text">
      <style:text-properties style:font-name="Linux Biolinum G1" fo:font-size="8pt"/>
    </style:style>
    <style:style style:name="MT3" style:family="text">
      <style:text-properties style:font-name="Linux Biolinum G1" fo:font-size="8pt" officeooo:rsid="02433ff8"/>
    </style:style>
    <style:style style:name="MT4" style:family="text">
      <style:text-properties style:font-name="Linux Biolinum G1" fo:font-size="8pt" officeooo:rsid="014b0870"/>
    </style:style>
    <style:style style:name="MT5" style:family="text">
      <style:text-properties style:font-name="Linux Biolinum G1" fo:font-size="8pt" officeooo:rsid="013a0e78"/>
    </style:style>
    <style:style style:name="MT6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1.3cm" fo:margin-bottom="1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cm" fo:margin-left="0cm" fo:margin-right="0cm" fo:margin-bottom="0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</text:span><text:span text:style-name="MT2">í</text:span><text:span text:style-name="MT1">s</text:span><text:span text:style-name="MT2">ica </text:span><text:span text:style-name="MT3">P.</text:span><text:span text:style-name="MT2">A.U.<text:tab/>PROBLEMAS </text:span><text:span text:style-name="MT4">DE </text:span><text:span text:style-name="MT5">EFECTO FOTOELÉCTRICO</text:span><text:span text:style-name="MT2"><text:tab/></text:span><text:span text:style-name="MT6"><text:page-number text:select-page="current">8</text:page-number></text:span></text:p>
      </style:head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date>2023-08-10T18:01:01.914000000</dc:date>
    <meta:editing-duration>PT17H35M48S</meta:editing-duration>
    <meta:editing-cycles>186</meta:editing-cycles>
    <dc:creator>Alfonso Javier Barbadillo Marán</dc:creator>
    <dc:title>Ejemplo de FotoelectricoGal.ods (PAU) (gal)</dc:title>
    <meta:document-statistic meta:table-count="34" meta:image-count="0" meta:object-count="3" meta:page-count="8" meta:paragraph-count="361" meta:word-count="3248" meta:character-count="17391" meta:non-whitespace-character-count="14529"/>
  </office:meta>
</office:document-meta>
</file>

<file path=Object 1/content.xml><?xml version="1.0" encoding="utf-8"?>
<math xmlns="http://www.w3.org/1998/Math/MathML" display="block">
  <semantics>
    <mrow>
      <mi>f</mi>
      <mo stretchy="false">=</mo>
      <mfrac>
        <mi>c</mi>
        <mi>λ</mi>
      </mfrac>
    </mrow>
    <annotation encoding="StarMath 5.0">f = c over %ilambda</annotation>
  </semantics>
</math>
</file>

<file path=Object 2/content.xml><?xml version="1.0" encoding="utf-8"?>
<math xmlns="http://www.w3.org/1998/Math/MathML" display="block">
  <semantics>
    <mrow>
      <msub>
        <mi>v</mi>
        <mtext>e</mtext>
      </msub>
      <mo stretchy="false">=</mo>
      <msqrt>
        <mfrac>
          <mrow>
            <mn>2</mn>
            <mi>·</mi>
            <mi>E</mi>
          </mrow>
          <msub>
            <mi>m</mi>
            <mtext>e</mtext>
          </msub>
        </mfrac>
      </msqrt>
    </mrow>
    <annotation encoding="StarMath 5.0">v_"e" = sqrt{{2 · E} over {m_"e"} } </annotation>
  </semantics>
</math>
</file>

<file path=Object 4/content.xml><?xml version="1.0" encoding="utf-8"?>
<math xmlns="http://www.w3.org/1998/Math/MathML" display="block">
  <semantics>
    <mrow>
      <msub>
        <mi>V</mi>
        <mtext>e</mtext>
      </msub>
      <mo stretchy="false">=</mo>
      <mfrac>
        <msub>
          <mi>E</mi>
          <mtext>e</mtext>
        </msub>
        <msub>
          <mi>q</mi>
          <mtext>e</mtext>
        </msub>
      </mfrac>
    </mrow>
    <annotation encoding="StarMath 5.0">V_"e" = E_"e" over q_"e"</annotation>
  </semantics>
</math>
</file>